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Pictures/2000005900000DB60000067CEF84C030B7ABF21F.svm" manifest:media-type="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Pictures/2000005900000EE7000006B59502FC05B3605DDF.svm" manifest:media-type=""/>
  <manifest:file-entry manifest:full-path="Object 15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2.0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131.44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55.91pt"/>
    </style:style>
    <style:style style:name="co14" style:family="table-column">
      <style:table-column-properties fo:break-before="auto" style:column-width="186.94pt"/>
    </style:style>
    <style:style style:name="co15" style:family="table-column">
      <style:table-column-properties fo:break-before="auto" style:column-width="129.66pt"/>
    </style:style>
    <style:style style:name="co16" style:family="table-column">
      <style:table-column-properties fo:break-before="auto" style:column-width="114.89pt"/>
    </style:style>
    <style:style style:name="co17" style:family="table-column">
      <style:table-column-properties fo:break-before="auto" style:column-width="116.65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71.15pt"/>
    </style:style>
    <style:style style:name="co20" style:family="table-column">
      <style:table-column-properties fo:break-before="auto" style:column-width="118.69pt"/>
    </style:style>
    <style:style style:name="co21" style:family="table-column">
      <style:table-column-properties fo:break-before="auto" style:column-width="120.39pt"/>
    </style:style>
    <style:style style:name="co22" style:family="table-column">
      <style:table-column-properties fo:break-before="auto" style:column-width="134.11pt"/>
    </style:style>
    <style:style style:name="co23" style:family="table-column">
      <style:table-column-properties fo:break-before="auto" style:column-width="72.06pt"/>
    </style:style>
    <style:style style:name="co24" style:family="table-column">
      <style:table-column-properties fo:break-before="auto" style:column-width="112.71pt"/>
    </style:style>
    <style:style style:name="co25" style:family="table-column">
      <style:table-column-properties fo:break-before="auto" style:column-width="114.41pt"/>
    </style:style>
    <style:style style:name="co26" style:family="table-column">
      <style:table-column-properties fo:break-before="auto" style:column-width="128.1pt"/>
    </style:style>
    <style:style style:name="co27" style:family="table-column">
      <style:table-column-properties fo:break-before="auto" style:column-width="206.11pt"/>
    </style:style>
    <style:style style:name="co28" style:family="table-column">
      <style:table-column-properties fo:break-before="auto" style:column-width="90.54pt"/>
    </style:style>
    <style:style style:name="co29" style:family="table-column">
      <style:table-column-properties fo:break-before="auto" style:column-width="93.66pt"/>
    </style:style>
    <style:style style:name="co30" style:family="table-column">
      <style:table-column-properties fo:break-before="auto" style:column-width="92.1pt"/>
    </style:style>
    <style:style style:name="co31" style:family="table-column">
      <style:table-column-properties fo:break-before="auto" style:column-width="104.46pt"/>
    </style:style>
    <style:style style:name="co32" style:family="table-column">
      <style:table-column-properties fo:break-before="auto" style:column-width="65.54pt"/>
    </style:style>
    <style:style style:name="co33" style:family="table-column">
      <style:table-column-properties fo:break-before="auto" style:column-width="103.66pt"/>
    </style:style>
    <style:style style:name="co34" style:family="table-column">
      <style:table-column-properties fo:break-before="auto" style:column-width="155.4pt"/>
    </style:style>
    <style:style style:name="co35" style:family="table-column">
      <style:table-column-properties fo:break-before="auto" style:column-width="190.4pt"/>
    </style:style>
    <style:style style:name="co36" style:family="table-column">
      <style:table-column-properties fo:break-before="auto" style:column-width="139.21pt"/>
    </style:style>
    <style:style style:name="co37" style:family="table-column">
      <style:table-column-properties fo:break-before="auto" style:column-width="110.61pt"/>
    </style:style>
    <style:style style:name="co38" style:family="table-column">
      <style:table-column-properties fo:break-before="auto" style:column-width="107.55pt"/>
    </style:style>
    <style:style style:name="co39" style:family="table-column">
      <style:table-column-properties fo:break-before="auto" style:column-width="115.26pt"/>
    </style:style>
    <style:style style:name="co40" style:family="table-column">
      <style:table-column-properties fo:break-before="auto" style:column-width="116.96pt"/>
    </style:style>
    <style:style style:name="co41" style:family="table-column">
      <style:table-column-properties fo:break-before="auto" style:column-width="130.71pt"/>
    </style:style>
    <style:style style:name="co42" style:family="table-column">
      <style:table-column-properties fo:break-before="auto" style:column-width="92.61pt"/>
    </style:style>
    <style:style style:name="co43" style:family="table-column">
      <style:table-column-properties fo:break-before="auto" style:column-width="58.65pt"/>
    </style:style>
    <style:style style:name="co44" style:family="table-column">
      <style:table-column-properties fo:break-before="auto" style:column-width="92.86pt"/>
    </style:style>
    <style:style style:name="co45" style:family="table-column">
      <style:table-column-properties fo:break-before="auto" style:column-width="148.71pt"/>
    </style:style>
    <style:style style:name="co46" style:family="table-column">
      <style:table-column-properties fo:break-before="auto" style:column-width="186.09pt"/>
    </style:style>
    <style:style style:name="co47" style:family="table-column">
      <style:table-column-properties fo:break-before="auto" style:column-width="59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6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ext-properties fo:color="#00cc00"/>
    </style:style>
    <style:style style:name="ce11" style:family="table-cell" style:parent-style-name="Default">
      <style:table-cell-properties fo:background-color="#333333"/>
      <style:text-properties fo:color="#00cc00"/>
    </style:style>
    <style:style style:name="ce12" style:family="table-cell" style:parent-style-name="Default">
      <style:table-cell-properties fo:background-color="transparent"/>
      <style:text-properties fo:color="#00cc00"/>
    </style:style>
    <style:style style:name="ce13" style:family="table-cell" style:parent-style-name="Default">
      <style:text-properties fo:color="#000000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fo:background-color="#333333"/>
      <style:text-properties fo:color="#333333"/>
    </style:style>
    <style:style style:name="ce17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ilter" table:style-name="ta1">
        <table:shapes>
          <draw:frame draw:z-index="0" draw:style-name="gr1" draw:text-style-name="P1" svg:width="443.03pt" svg:height="252.96pt" svg:x="3562.3pt" svg:y="2.27pt">
            <loext:p draw:notify-on-update-of-ranges="Filter.N3:Filter.N16 Filter.T3:Filter.T16 Filter.N3:Filter.N16 Filter.T18:Filter.T31 Filter.N3:Filter.N16 Filter.T33:Filter.T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3.28pt" svg:height="255.03pt" svg:x="3562.81pt" svg:y="281.79pt">
            <loext:p draw:notify-on-update-of-ranges="Filter.N18:Filter.N31 Filter.Q3:Filter.Q16 Filter.Q18:Filter.Q31 Filter.Q33:Filter.Q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6.91pt" svg:height="278.99pt" svg:x="3562.55pt" svg:y="563.22pt">
            <loext:p draw:notify-on-update-of-ranges="Filter.N3:Filter.N16 Filter.R3:Filter.R16 Filter.N3:Filter.N16 Filter.R18:Filter.R31 Filter.N3:Filter.N16 Filter.R33:Filter.R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6.51pt" svg:height="348.94pt" svg:x="3562.07pt" svg:y="865.28pt">
            <loext:p draw:notify-on-update-of-ranges="Filter.N33:Filter.N46 Filter.Z33:Filter.Z46 Filter.AA33:Filter.AA46 Filter.AB33:Filter.AB4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445.75pt" svg:height="359.26pt" svg:x="3564.09pt" svg:y="1237.83pt">
            <loext:p draw:notify-on-update-of-ranges="Filter.N33:Filter.N46 Filter.AD33:Filter.AD46 Filter.AE33:Filter.AE46 Filter.AF33:Filter.AF4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"/>
        <table:table-column table:style-name="co12" table:number-columns-repeated="990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CPU/GPU</text:p>
          </table:table-cell>
          <table:table-cell table:style-name="ce1" office:value-type="string" calcext:value-type="string">
            <text:p>execplan-count(x)</text:p>
          </table:table-cell>
          <table:table-cell table:style-name="ce6" office:value-type="string" calcext:value-type="string">
            <text:p>usecase-count(c)</text:p>
          </table:table-cell>
          <table:table-cell table:style-name="ce1" office:value-type="string" calcext:value-type="string">
            <text:p>ring-buffer-size (r)</text:p>
          </table:table-cell>
          <table:table-cell table:style-name="ce1" office:value-type="string" calcext:value-type="string">
            <text:p>threadpool-size(t)</text:p>
          </table:table-cell>
          <table:table-cell table:style-name="ce1" office:value-type="string" calcext:value-type="string">
            <text:p>batch-min-size(z)</text:p>
          </table:table-cell>
          <table:table-cell table:style-name="ce1" office:value-type="string" calcext:value-type="string">
            <text:p>batch-max-size(Z)</text:p>
          </table:table-cell>
          <table:table-cell table:style-name="ce1" office:value-type="string" calcext:value-type="string">
            <text:p>events-per-tblock(b)</text:p>
          </table:table-cell>
          <table:table-cell table:style-name="ce1" office:value-type="string" calcext:value-type="string">
            <text:p>work-size(w)</text:p>
          </table:table-cell>
          <table:table-cell table:style-name="ce1" office:value-type="string" calcext:value-type="string">
            <text:p>selector-workers(l)</text:p>
          </table:table-cell>
          <table:table-cell table:style-name="ce1" office:value-type="string" calcext:value-type="string">
            <text:p>soft-batch-scheduling(s)</text:p>
          </table:table-cell>
          <table:table-cell/>
          <table:table-cell table:style-name="ce6" office:value-type="string" calcext:value-type="string">
            <text:p>Concurrent Queries</text:p>
          </table:table-cell>
          <table:table-cell table:style-name="ce1" office:value-type="string" calcext:value-type="string">
            <text:p>Speed Up</text:p>
          </table:table-cell>
          <table:table-cell table:style-name="ce1" office:value-type="string" calcext:value-type="string">
            <text:p>EventProcessTroughput (EPS)</text:p>
          </table:table-cell>
          <table:table-cell table:style-name="ce1" office:value-type="string" calcext:value-type="string">
            <text:p>EventProcessTroughput (EPS) / 1000</text:p>
          </table:table-cell>
          <table:table-cell table:style-name="ce1" office:value-type="string" calcext:value-type="string">
            <text:p>QueuePublishLatency (ms)</text:p>
          </table:table-cell>
          <table:table-cell table:style-name="ce1" office:value-type="string" calcext:value-type="string">
            <text:p>Speed up of CPU_ST</text:p>
          </table:table-cell>
          <table:table-cell table:style-name="ce1" office:value-type="string" calcext:value-type="string">
            <text:p>Normalize Speed up</text:p>
          </table:table-cell>
          <table:table-cell table:style-name="ce1"/>
          <table:table-cell table:style-name="ce9" office:value-type="string" calcext:value-type="string">
            <text:p>serialization time (ns)</text:p>
          </table:table-cell>
          <table:table-cell table:style-name="ce9" office:value-type="string" calcext:value-type="string">
            <text:p>gpu process time (ns)</text:p>
          </table:table-cell>
          <table:table-cell table:style-name="ce9" office:value-type="string" calcext:value-type="string">
            <text:p>de-serialization time (ns)</text:p>
          </table:table-cell>
          <table:table-cell table:style-name="ce9" office:value-type="string" calcext:value-type="string">
            <text:p>Total (ns)</text:p>
          </table:table-cell>
          <table:table-cell table:style-name="ce1" office:value-type="string" calcext:value-type="string">
            <text:p>serialization time (ms)</text:p>
          </table:table-cell>
          <table:table-cell table:style-name="ce1" office:value-type="string" calcext:value-type="string">
            <text:p>gpu process time (ms)</text:p>
          </table:table-cell>
          <table:table-cell table:style-name="ce1" office:value-type="string" calcext:value-type="string">
            <text:p>de-serialization time (ms)</text:p>
          </table:table-cell>
          <table:table-cell table:style-name="ce1" office:value-type="string" calcext:value-type="string">
            <text:p>Total (ms)</text:p>
          </table:table-cell>
          <table:table-cell table:style-name="ce1" office:value-type="string" calcext:value-type="string">
            <text:p>serialization time (%)</text:p>
          </table:table-cell>
          <table:table-cell table:style-name="ce1" office:value-type="string" calcext:value-type="string">
            <text:p>gpu process time (%)</text:p>
          </table:table-cell>
          <table:table-cell table:style-name="ce1" office:value-type="string" calcext:value-type="string">
            <text:p>de-serialization time (%)</text:p>
          </table:table-cell>
          <table:table-cell table:style-name="ce1"/>
          <table:table-cell table:style-name="ce14"/>
          <table:table-cell table:style-name="ce1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</text:p>
          </table:table-cell>
          <table:table-cell table:style-name="ce5" office:value-type="string" calcext:value-type="string">
            <text:p>CPU_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.26" calcext:value-type="float">
            <text:p>29.26</text:p>
          </table:table-cell>
          <table:table-cell office:value-type="float" office:value="5914182.58" calcext:value-type="float">
            <text:p>5914182.58</text:p>
          </table:table-cell>
          <table:table-cell table:formula="of:=[.P3]/1000" office:value-type="float" office:value="5914.18258" calcext:value-type="float">
            <text:p>5914.18258</text:p>
          </table:table-cell>
          <table:table-cell office:value-type="float" office:value="2.61" calcext:value-type="float">
            <text:p>2.61</text:p>
          </table:table-cell>
          <table:table-cell office:value-type="float" office:value="29.26" calcext:value-type="float">
            <text:p>29.26</text:p>
          </table:table-cell>
          <table:table-cell table:formula="of:=[.O3]/[.S3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.07" calcext:value-type="float">
            <text:p>30.07</text:p>
          </table:table-cell>
          <table:table-cell office:value-type="float" office:value="6466901.79" calcext:value-type="float">
            <text:p>6466901.79</text:p>
          </table:table-cell>
          <table:table-cell table:formula="of:=[.P4]/1000" office:value-type="float" office:value="6466.90179" calcext:value-type="float">
            <text:p>6466.90179</text:p>
          </table:table-cell>
          <table:table-cell office:value-type="float" office:value="3.03" calcext:value-type="float">
            <text:p>3.03</text:p>
          </table:table-cell>
          <table:table-cell office:value-type="float" office:value="30.07" calcext:value-type="float">
            <text:p>30.07</text:p>
          </table:table-cell>
          <table:table-cell table:style-name="ce8" table:formula="of:=[.O3]/[.S3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81" calcext:value-type="float">
            <text:p>32.81</text:p>
          </table:table-cell>
          <table:table-cell office:value-type="float" office:value="6339466.26" calcext:value-type="float">
            <text:p>6339466.26</text:p>
          </table:table-cell>
          <table:table-cell table:formula="of:=[.P5]/1000" office:value-type="float" office:value="6339.46626" calcext:value-type="float">
            <text:p>6339.46626</text:p>
          </table:table-cell>
          <table:table-cell office:value-type="float" office:value="3.26" calcext:value-type="float">
            <text:p>3.26</text:p>
          </table:table-cell>
          <table:table-cell office:value-type="float" office:value="32.81" calcext:value-type="float">
            <text:p>32.81</text:p>
          </table:table-cell>
          <table:table-cell table:formula="of:=[.O5]/[.S5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.05" calcext:value-type="float">
            <text:p>31.05</text:p>
          </table:table-cell>
          <table:table-cell office:value-type="float" office:value="6512793.71" calcext:value-type="float">
            <text:p>6512793.71</text:p>
          </table:table-cell>
          <table:table-cell table:formula="of:=[.P6]/1000" office:value-type="float" office:value="6512.79371" calcext:value-type="float">
            <text:p>6512.79371</text:p>
          </table:table-cell>
          <table:table-cell office:value-type="float" office:value="3.4" calcext:value-type="float">
            <text:p>3.4</text:p>
          </table:table-cell>
          <table:table-cell office:value-type="float" office:value="31.05" calcext:value-type="float">
            <text:p>31.05</text:p>
          </table:table-cell>
          <table:table-cell table:formula="of:=[.O6]/[.S6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.83" calcext:value-type="float">
            <text:p>29.83</text:p>
          </table:table-cell>
          <table:table-cell office:value-type="float" office:value="6457295.8" calcext:value-type="float">
            <text:p>6457295.8</text:p>
          </table:table-cell>
          <table:table-cell table:formula="of:=[.P7]/1000" office:value-type="float" office:value="6457.2958" calcext:value-type="float">
            <text:p>6457.2958</text:p>
          </table:table-cell>
          <table:table-cell office:value-type="float" office:value="3.22" calcext:value-type="float">
            <text:p>3.22</text:p>
          </table:table-cell>
          <table:table-cell office:value-type="float" office:value="29.83" calcext:value-type="float">
            <text:p>29.83</text:p>
          </table:table-cell>
          <table:table-cell table:formula="of:=[.O7]/[.S7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.2" calcext:value-type="float">
            <text:p>39.2</text:p>
          </table:table-cell>
          <table:table-cell office:value-type="float" office:value="7713028.73" calcext:value-type="float">
            <text:p>7713028.73</text:p>
          </table:table-cell>
          <table:table-cell table:formula="of:=[.P8]/1000" office:value-type="float" office:value="7713.02873" calcext:value-type="float">
            <text:p>7713.02873</text:p>
          </table:table-cell>
          <table:table-cell office:value-type="float" office:value="1.3" calcext:value-type="float">
            <text:p>1.3</text:p>
          </table:table-cell>
          <table:table-cell office:value-type="float" office:value="39.2" calcext:value-type="float">
            <text:p>39.2</text:p>
          </table:table-cell>
          <table:table-cell table:formula="of:=[.O8]/[.S8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.91" calcext:value-type="float">
            <text:p>22.91</text:p>
          </table:table-cell>
          <table:table-cell office:value-type="float" office:value="8041981.36" calcext:value-type="float">
            <text:p>8041981.36</text:p>
          </table:table-cell>
          <table:table-cell table:formula="of:=[.P9]/1000" office:value-type="float" office:value="8041.98136" calcext:value-type="float">
            <text:p>8041.98136</text:p>
          </table:table-cell>
          <table:table-cell office:value-type="float" office:value="4.41" calcext:value-type="float">
            <text:p>4.41</text:p>
          </table:table-cell>
          <table:table-cell office:value-type="float" office:value="22.91" calcext:value-type="float">
            <text:p>22.91</text:p>
          </table:table-cell>
          <table:table-cell table:formula="of:=[.O9]/[.S9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.51" calcext:value-type="float">
            <text:p>20.51</text:p>
          </table:table-cell>
          <table:table-cell office:value-type="float" office:value="7770996.97" calcext:value-type="float">
            <text:p>7770996.97</text:p>
          </table:table-cell>
          <table:table-cell table:formula="of:=[.P10]/1000" office:value-type="float" office:value="7770.99697" calcext:value-type="float">
            <text:p>7770.99697</text:p>
          </table:table-cell>
          <table:table-cell office:value-type="float" office:value="5.59" calcext:value-type="float">
            <text:p>5.59</text:p>
          </table:table-cell>
          <table:table-cell office:value-type="float" office:value="20.51" calcext:value-type="float">
            <text:p>20.51</text:p>
          </table:table-cell>
          <table:table-cell table:formula="of:=[.O10]/[.S10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.32" calcext:value-type="float">
            <text:p>18.32</text:p>
          </table:table-cell>
          <table:table-cell office:value-type="float" office:value="7369943.02" calcext:value-type="float">
            <text:p>7369943.02</text:p>
          </table:table-cell>
          <table:table-cell table:formula="of:=[.P11]/1000" office:value-type="float" office:value="7369.94302" calcext:value-type="float">
            <text:p>7369.94302</text:p>
          </table:table-cell>
          <table:table-cell office:value-type="float" office:value="6.92" calcext:value-type="float">
            <text:p>6.92</text:p>
          </table:table-cell>
          <table:table-cell office:value-type="float" office:value="18.32" calcext:value-type="float">
            <text:p>18.32</text:p>
          </table:table-cell>
          <table:table-cell table:formula="of:=[.O11]/[.S11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.3" calcext:value-type="float">
            <text:p>15.3</text:p>
          </table:table-cell>
          <table:table-cell office:value-type="float" office:value="7397013.87" calcext:value-type="float">
            <text:p>7397013.87</text:p>
          </table:table-cell>
          <table:table-cell table:formula="of:=[.P12]/1000" office:value-type="float" office:value="7397.01387" calcext:value-type="float">
            <text:p>7397.01387</text:p>
          </table:table-cell>
          <table:table-cell office:value-type="float" office:value="12.22" calcext:value-type="float">
            <text:p>12.22</text:p>
          </table:table-cell>
          <table:table-cell office:value-type="float" office:value="15.3" calcext:value-type="float">
            <text:p>15.3</text:p>
          </table:table-cell>
          <table:table-cell table:formula="of:=[.O12]/[.S12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.28" calcext:value-type="float">
            <text:p>12.28</text:p>
          </table:table-cell>
          <table:table-cell office:value-type="float" office:value="7289621.76" calcext:value-type="float">
            <text:p>7289621.76</text:p>
          </table:table-cell>
          <table:table-cell table:formula="of:=[.P13]/1000" office:value-type="float" office:value="7289.62176" calcext:value-type="float">
            <text:p>7289.62176</text:p>
          </table:table-cell>
          <table:table-cell office:value-type="float" office:value="18.66" calcext:value-type="float">
            <text:p>18.66</text:p>
          </table:table-cell>
          <table:table-cell office:value-type="float" office:value="12.28" calcext:value-type="float">
            <text:p>12.28</text:p>
          </table:table-cell>
          <table:table-cell table:formula="of:=[.O13]/[.S13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.28" calcext:value-type="float">
            <text:p>11.28</text:p>
          </table:table-cell>
          <table:table-cell office:value-type="float" office:value="7105643.38" calcext:value-type="float">
            <text:p>7105643.38</text:p>
          </table:table-cell>
          <table:table-cell table:formula="of:=[.P14]/1000" office:value-type="float" office:value="7105.64338" calcext:value-type="float">
            <text:p>7105.64338</text:p>
          </table:table-cell>
          <table:table-cell office:value-type="float" office:value="22.31" calcext:value-type="float">
            <text:p>22.31</text:p>
          </table:table-cell>
          <table:table-cell office:value-type="float" office:value="11.28" calcext:value-type="float">
            <text:p>11.28</text:p>
          </table:table-cell>
          <table:table-cell table:formula="of:=[.O14]/[.S14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.35" calcext:value-type="float">
            <text:p>8.35</text:p>
          </table:table-cell>
          <table:table-cell office:value-type="float" office:value="6791634.92" calcext:value-type="float">
            <text:p>6791634.92</text:p>
          </table:table-cell>
          <table:table-cell table:formula="of:=[.P15]/1000" office:value-type="float" office:value="6791.63492" calcext:value-type="float">
            <text:p>6791.63492</text:p>
          </table:table-cell>
          <table:table-cell office:value-type="float" office:value="33.29" calcext:value-type="float">
            <text:p>33.29</text:p>
          </table:table-cell>
          <table:table-cell office:value-type="float" office:value="8.35" calcext:value-type="float">
            <text:p>8.35</text:p>
          </table:table-cell>
          <table:table-cell table:formula="of:=[.O15]/[.S15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.15" calcext:value-type="float">
            <text:p>6.15</text:p>
          </table:table-cell>
          <table:table-cell office:value-type="float" office:value="6575501.69" calcext:value-type="float">
            <text:p>6575501.69</text:p>
          </table:table-cell>
          <table:table-cell table:formula="of:=[.P16]/1000" office:value-type="float" office:value="6575.50169" calcext:value-type="float">
            <text:p>6575.50169</text:p>
          </table:table-cell>
          <table:table-cell office:value-type="float" office:value="47.57" calcext:value-type="float">
            <text:p>47.57</text:p>
          </table:table-cell>
          <table:table-cell office:value-type="float" office:value="6.15" calcext:value-type="float">
            <text:p>6.15</text:p>
          </table:table-cell>
          <table:table-cell table:formula="of:=[.O16]/[.S16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U_M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85" calcext:value-type="float">
            <text:p>28.85</text:p>
          </table:table-cell>
          <table:table-cell office:value-type="float" office:value="9121116.95" calcext:value-type="float">
            <text:p>9121116.95</text:p>
          </table:table-cell>
          <table:table-cell table:formula="of:=[.P18]/1000" office:value-type="float" office:value="9121.11695" calcext:value-type="float">
            <text:p>9121.11695</text:p>
          </table:table-cell>
          <table:table-cell office:value-type="float" office:value="2.99" calcext:value-type="float">
            <text:p>2.99</text:p>
          </table:table-cell>
          <table:table-cell office:value-type="float" office:value="29.26" calcext:value-type="float">
            <text:p>29.26</text:p>
          </table:table-cell>
          <table:table-cell table:formula="of:=[.O18]/[.S18]" office:value-type="float" office:value="0.985987696514012" calcext:value-type="float">
            <text:p>0.985987696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11" calcext:value-type="float">
            <text:p>15.11</text:p>
          </table:table-cell>
          <table:table-cell office:value-type="float" office:value="6142418.05" calcext:value-type="float">
            <text:p>6142418.05</text:p>
          </table:table-cell>
          <table:table-cell table:formula="of:=[.P19]/1000" office:value-type="float" office:value="6142.41805" calcext:value-type="float">
            <text:p>6142.41805</text:p>
          </table:table-cell>
          <table:table-cell office:value-type="float" office:value="2.825" calcext:value-type="float">
            <text:p>2.825</text:p>
          </table:table-cell>
          <table:table-cell office:value-type="float" office:value="30.07" calcext:value-type="float">
            <text:p>30.07</text:p>
          </table:table-cell>
          <table:table-cell table:formula="of:=[.O19]/[.S19]" office:value-type="float" office:value="0.502494180246092" calcext:value-type="float">
            <text:p>0.502494180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39" calcext:value-type="float">
            <text:p>10.39</text:p>
          </table:table-cell>
          <table:table-cell office:value-type="float" office:value="5689163.33" calcext:value-type="float">
            <text:p>5689163.33</text:p>
          </table:table-cell>
          <table:table-cell table:formula="of:=[.P20]/1000" office:value-type="float" office:value="5689.16333" calcext:value-type="float">
            <text:p>5689.16333</text:p>
          </table:table-cell>
          <table:table-cell office:value-type="float" office:value="1.63666666667" calcext:value-type="float">
            <text:p>1.6366666667</text:p>
          </table:table-cell>
          <table:table-cell office:value-type="float" office:value="32.81" calcext:value-type="float">
            <text:p>32.81</text:p>
          </table:table-cell>
          <table:table-cell table:formula="of:=[.O20]/[.S20]" office:value-type="float" office:value="0.316671746418775" calcext:value-type="float">
            <text:p>0.316671746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.82" calcext:value-type="float">
            <text:p>8.82</text:p>
          </table:table-cell>
          <table:table-cell office:value-type="float" office:value="5546763.6" calcext:value-type="float">
            <text:p>5546763.6</text:p>
          </table:table-cell>
          <table:table-cell table:formula="of:=[.P21]/1000" office:value-type="float" office:value="5546.7636" calcext:value-type="float">
            <text:p>5546.7636</text:p>
          </table:table-cell>
          <table:table-cell office:value-type="float" office:value="0.9" calcext:value-type="float">
            <text:p>0.9</text:p>
          </table:table-cell>
          <table:table-cell office:value-type="float" office:value="31.05" calcext:value-type="float">
            <text:p>31.05</text:p>
          </table:table-cell>
          <table:table-cell table:formula="of:=[.O21]/[.S21]" office:value-type="float" office:value="0.284057971014493" calcext:value-type="float">
            <text:p>0.284057971</text:p>
          </table:table-cell>
          <table:table-cell table:number-columns-repeated="14"/>
          <table:table-cell table:style-name="ce2" table:number-columns-repeated="7"/>
          <table:table-cell table:number-columns-repeated="98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.86" calcext:value-type="float">
            <text:p>6.86</text:p>
          </table:table-cell>
          <table:table-cell office:value-type="float" office:value="4834645.81" calcext:value-type="float">
            <text:p>4834645.81</text:p>
          </table:table-cell>
          <table:table-cell table:formula="of:=[.P22]/1000" office:value-type="float" office:value="4834.64581" calcext:value-type="float">
            <text:p>4834.64581</text:p>
          </table:table-cell>
          <table:table-cell office:value-type="float" office:value="0.636" calcext:value-type="float">
            <text:p>0.636</text:p>
          </table:table-cell>
          <table:table-cell office:value-type="float" office:value="29.83" calcext:value-type="float">
            <text:p>29.83</text:p>
          </table:table-cell>
          <table:table-cell table:formula="of:=[.O22]/[.S22]" office:value-type="float" office:value="0.229969829031177" calcext:value-type="float">
            <text:p>0.229969829</text:p>
          </table:table-cell>
          <table:table-cell table:number-columns-repeated="14"/>
          <table:table-cell table:style-name="ce2" table:number-columns-repeated="7"/>
          <table:table-cell table:number-columns-repeated="98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.39" calcext:value-type="float">
            <text:p>5.39</text:p>
          </table:table-cell>
          <table:table-cell office:value-type="float" office:value="4995035.48" calcext:value-type="float">
            <text:p>4995035.48</text:p>
          </table:table-cell>
          <table:table-cell table:formula="of:=[.P23]/1000" office:value-type="float" office:value="4995.03548" calcext:value-type="float">
            <text:p>4995.03548</text:p>
          </table:table-cell>
          <table:table-cell office:value-type="float" office:value="0.391666666667" calcext:value-type="float">
            <text:p>0.3916666667</text:p>
          </table:table-cell>
          <table:table-cell office:value-type="float" office:value="39.2" calcext:value-type="float">
            <text:p>39.2</text:p>
          </table:table-cell>
          <table:table-cell table:formula="of:=[.O23]/[.S23]" office:value-type="float" office:value="0.1375" calcext:value-type="float">
            <text:p>0.137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51" calcext:value-type="float">
            <text:p>3.51</text:p>
          </table:table-cell>
          <table:table-cell office:value-type="float" office:value="4661658.87" calcext:value-type="float">
            <text:p>4661658.87</text:p>
          </table:table-cell>
          <table:table-cell table:formula="of:=[.P24]/1000" office:value-type="float" office:value="4661.65887" calcext:value-type="float">
            <text:p>4661.65887</text:p>
          </table:table-cell>
          <table:table-cell office:value-type="float" office:value="0.14" calcext:value-type="float">
            <text:p>0.14</text:p>
          </table:table-cell>
          <table:table-cell office:value-type="float" office:value="22.91" calcext:value-type="float">
            <text:p>22.91</text:p>
          </table:table-cell>
          <table:table-cell table:formula="of:=[.O24]/[.S24]" office:value-type="float" office:value="0.15320820602357" calcext:value-type="float">
            <text:p>0.153208206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78" calcext:value-type="float">
            <text:p>2.78</text:p>
          </table:table-cell>
          <table:table-cell office:value-type="float" office:value="5416285.39" calcext:value-type="float">
            <text:p>5416285.39</text:p>
          </table:table-cell>
          <table:table-cell table:formula="of:=[.P25]/1000" office:value-type="float" office:value="5416.28539" calcext:value-type="float">
            <text:p>5416.28539</text:p>
          </table:table-cell>
          <table:table-cell office:value-type="float" office:value="0.14" calcext:value-type="float">
            <text:p>0.14</text:p>
          </table:table-cell>
          <table:table-cell office:value-type="float" office:value="20.51" calcext:value-type="float">
            <text:p>20.51</text:p>
          </table:table-cell>
          <table:table-cell table:formula="of:=[.O25]/[.S25]" office:value-type="float" office:value="0.135543637250122" calcext:value-type="float">
            <text:p>0.1355436373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24" calcext:value-type="float">
            <text:p>2.24</text:p>
          </table:table-cell>
          <table:table-cell office:value-type="float" office:value="5178642.06" calcext:value-type="float">
            <text:p>5178642.06</text:p>
          </table:table-cell>
          <table:table-cell table:formula="of:=[.P26]/1000" office:value-type="float" office:value="5178.64206" calcext:value-type="float">
            <text:p>5178.64206</text:p>
          </table:table-cell>
          <table:table-cell office:value-type="float" office:value="0.14" calcext:value-type="float">
            <text:p>0.14</text:p>
          </table:table-cell>
          <table:table-cell office:value-type="float" office:value="18.32" calcext:value-type="float">
            <text:p>18.32</text:p>
          </table:table-cell>
          <table:table-cell table:formula="of:=[.O26]/[.S26]" office:value-type="float" office:value="0.122270742358079" calcext:value-type="float">
            <text:p>0.122270742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58" calcext:value-type="float">
            <text:p>1.58</text:p>
          </table:table-cell>
          <table:table-cell office:value-type="float" office:value="4985971.15" calcext:value-type="float">
            <text:p>4985971.15</text:p>
          </table:table-cell>
          <table:table-cell table:formula="of:=[.P27]/1000" office:value-type="float" office:value="4985.97115" calcext:value-type="float">
            <text:p>4985.97115</text:p>
          </table:table-cell>
          <table:table-cell office:value-type="float" office:value="0.14" calcext:value-type="float">
            <text:p>0.14</text:p>
          </table:table-cell>
          <table:table-cell office:value-type="float" office:value="15.3" calcext:value-type="float">
            <text:p>15.3</text:p>
          </table:table-cell>
          <table:table-cell table:formula="of:=[.O27]/[.S27]" office:value-type="float" office:value="0.103267973856209" calcext:value-type="float">
            <text:p>0.1032679739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8" calcext:value-type="float">
            <text:p>1.08</text:p>
          </table:table-cell>
          <table:table-cell office:value-type="float" office:value="4778706.27" calcext:value-type="float">
            <text:p>4778706.27</text:p>
          </table:table-cell>
          <table:table-cell table:formula="of:=[.P28]/1000" office:value-type="float" office:value="4778.70627" calcext:value-type="float">
            <text:p>4778.70627</text:p>
          </table:table-cell>
          <table:table-cell office:value-type="float" office:value="0.159333333333" calcext:value-type="float">
            <text:p>0.1593333333</text:p>
          </table:table-cell>
          <table:table-cell office:value-type="float" office:value="12.28" calcext:value-type="float">
            <text:p>12.28</text:p>
          </table:table-cell>
          <table:table-cell table:formula="of:=[.O28]/[.S28]" office:value-type="float" office:value="0.0879478827361564" calcext:value-type="float">
            <text:p>0.087947882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03" calcext:value-type="float">
            <text:p>1.03</text:p>
          </table:table-cell>
          <table:table-cell office:value-type="float" office:value="3918283.03" calcext:value-type="float">
            <text:p>3918283.03</text:p>
          </table:table-cell>
          <table:table-cell table:formula="of:=[.P29]/1000" office:value-type="float" office:value="3918.28303" calcext:value-type="float">
            <text:p>3918.28303</text:p>
          </table:table-cell>
          <table:table-cell office:value-type="float" office:value="0.16" calcext:value-type="float">
            <text:p>0.16</text:p>
          </table:table-cell>
          <table:table-cell office:value-type="float" office:value="11.28" calcext:value-type="float">
            <text:p>11.28</text:p>
          </table:table-cell>
          <table:table-cell table:formula="of:=[.O29]/[.S29]" office:value-type="float" office:value="0.0913120567375887" calcext:value-type="float">
            <text:p>0.0913120567</text:p>
          </table:table-cell>
          <table:table-cell table:number-columns-repeated="17"/>
          <table:table-cell table:style-name="ce15"/>
          <table:table-cell table:number-columns-repeated="98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.06</text:p>
          </table:table-cell>
          <table:table-cell office:value-type="float" office:value="4872423.97" calcext:value-type="float">
            <text:p>4872423.97</text:p>
          </table:table-cell>
          <table:table-cell table:formula="of:=[.P30]/1000" office:value-type="float" office:value="4872.42397" calcext:value-type="float">
            <text:p>4872.42397</text:p>
          </table:table-cell>
          <table:table-cell office:value-type="float" office:value="0.1815" calcext:value-type="float">
            <text:p>0.1815</text:p>
          </table:table-cell>
          <table:table-cell office:value-type="float" office:value="8.35" calcext:value-type="float">
            <text:p>8.35</text:p>
          </table:table-cell>
          <table:table-cell table:formula="of:=[.O30]/[.S30]" office:value-type="float" office:value="0.126946107784431" calcext:value-type="float">
            <text:p>0.126946107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44" calcext:value-type="float">
            <text:p>0.44</text:p>
          </table:table-cell>
          <table:table-cell office:value-type="float" office:value="4078644.09" calcext:value-type="float">
            <text:p>4078644.09</text:p>
          </table:table-cell>
          <table:table-cell table:formula="of:=[.P31]/1000" office:value-type="float" office:value="4078.64409" calcext:value-type="float">
            <text:p>4078.64409</text:p>
          </table:table-cell>
          <table:table-cell office:value-type="float" office:value="0.1848" calcext:value-type="float">
            <text:p>0.1848</text:p>
          </table:table-cell>
          <table:table-cell office:value-type="float" office:value="6.15" calcext:value-type="float">
            <text:p>6.15</text:p>
          </table:table-cell>
          <table:table-cell table:formula="of:=[.O31]/[.S31]" office:value-type="float" office:value="0.0715447154471545" calcext:value-type="float">
            <text:p>0.071544715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PU_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93" calcext:value-type="float">
            <text:p>32.93</text:p>
          </table:table-cell>
          <table:table-cell office:value-type="float" office:value="3998646.33" calcext:value-type="float">
            <text:p>3998646.33</text:p>
          </table:table-cell>
          <table:table-cell table:formula="of:=[.P33]/1000" office:value-type="float" office:value="3998.64633" calcext:value-type="float">
            <text:p>3998.64633</text:p>
          </table:table-cell>
          <table:table-cell office:value-type="float" office:value="2.87" calcext:value-type="float">
            <text:p>2.87</text:p>
          </table:table-cell>
          <table:table-cell office:value-type="float" office:value="29.26" calcext:value-type="float">
            <text:p>29.26</text:p>
          </table:table-cell>
          <table:table-cell table:formula="of:=[.O33]/[.S33]" office:value-type="float" office:value="1.12542720437457" calcext:value-type="float">
            <text:p>1.1254272044</text:p>
          </table:table-cell>
          <table:table-cell/>
          <table:table-cell table:style-name="Default" office:value-type="float" office:value="965546.48" calcext:value-type="float">
            <text:p>965546.48</text:p>
          </table:table-cell>
          <table:table-cell table:style-name="Default" office:value-type="float" office:value="383660.52" calcext:value-type="float">
            <text:p>383660.52</text:p>
          </table:table-cell>
          <table:table-cell table:style-name="Default" office:value-type="float" office:value="699760.86" calcext:value-type="float">
            <text:p>699760.86</text:p>
          </table:table-cell>
          <table:table-cell table:style-name="ce13" table:formula="of:=[.V33]+[.W33]+[.X33]" office:value-type="float" office:value="2048967.86" calcext:value-type="float">
            <text:p>2048967.86</text:p>
          </table:table-cell>
          <table:table-cell table:style-name="ce8" table:formula="of:=[.V33]/1000000" office:value-type="float" office:value="0.96554648" calcext:value-type="float">
            <text:p>0.96554648</text:p>
          </table:table-cell>
          <table:table-cell table:style-name="ce8" table:formula="of:=[.W33]/1000000" office:value-type="float" office:value="0.38366052" calcext:value-type="float">
            <text:p>0.38366052</text:p>
          </table:table-cell>
          <table:table-cell table:style-name="ce8" table:formula="of:=[.X33]/1000000" office:value-type="float" office:value="0.69976086" calcext:value-type="float">
            <text:p>0.69976086</text:p>
          </table:table-cell>
          <table:table-cell table:formula="of:=[.Y33]/1000000" office:value-type="float" office:value="2.04896786" calcext:value-type="float">
            <text:p>2.04896786</text:p>
          </table:table-cell>
          <table:table-cell table:formula="of:=([.V33]/[.Y33])*100" office:value-type="float" office:value="47.123554197673" calcext:value-type="float">
            <text:p>47.1235541977</text:p>
          </table:table-cell>
          <table:table-cell table:formula="of:==([.W33]/[.Y33])*100" office:value-type="float" office:value="18.7245748208076" calcext:value-type="float">
            <text:p>18.7245748208</text:p>
          </table:table-cell>
          <table:table-cell table:style-name="ce8" table:formula="of:=([.X33]/[.Y33])*100" office:value-type="float" office:value="34.1518709815195" calcext:value-type="float">
            <text:p>34.151870981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26" calcext:value-type="float">
            <text:p>16.26</text:p>
          </table:table-cell>
          <table:table-cell office:value-type="float" office:value="2758805.95" calcext:value-type="float">
            <text:p>2758805.95</text:p>
          </table:table-cell>
          <table:table-cell table:formula="of:=[.P34]/1000" office:value-type="float" office:value="2758.80595" calcext:value-type="float">
            <text:p>2758.80595</text:p>
          </table:table-cell>
          <table:table-cell office:value-type="float" office:value="2.96" calcext:value-type="float">
            <text:p>2.96</text:p>
          </table:table-cell>
          <table:table-cell office:value-type="float" office:value="30.07" calcext:value-type="float">
            <text:p>30.07</text:p>
          </table:table-cell>
          <table:table-cell table:formula="of:=[.O34]/[.S34]" office:value-type="float" office:value="0.540738277352843" calcext:value-type="float">
            <text:p>0.5407382774</text:p>
          </table:table-cell>
          <table:table-cell/>
          <table:table-cell table:style-name="Default" office:value-type="float" office:value="2174778.57" calcext:value-type="float">
            <text:p>2174778.57</text:p>
          </table:table-cell>
          <table:table-cell table:style-name="Default" office:value-type="float" office:value="1442415.4" calcext:value-type="float">
            <text:p>1442415.4</text:p>
          </table:table-cell>
          <table:table-cell table:style-name="Default" office:value-type="float" office:value="1646139.17" calcext:value-type="float">
            <text:p>1646139.17</text:p>
          </table:table-cell>
          <table:table-cell table:style-name="ce13" table:formula="of:=[.V34]+[.W34]+[.X34]" office:value-type="float" office:value="5263333.14" calcext:value-type="float">
            <text:p>5263333.14</text:p>
          </table:table-cell>
          <table:table-cell table:style-name="ce8" table:formula="of:=[.V34]/1000000" office:value-type="float" office:value="2.17477857" calcext:value-type="float">
            <text:p>2.17477857</text:p>
          </table:table-cell>
          <table:table-cell table:style-name="ce8" table:formula="of:=[.W34]/1000000" office:value-type="float" office:value="1.4424154" calcext:value-type="float">
            <text:p>1.4424154</text:p>
          </table:table-cell>
          <table:table-cell table:style-name="ce8" table:formula="of:=[.X34]/1000000" office:value-type="float" office:value="1.64613917" calcext:value-type="float">
            <text:p>1.64613917</text:p>
          </table:table-cell>
          <table:table-cell table:formula="of:=[.Y34]/1000000" office:value-type="float" office:value="5.26333314" calcext:value-type="float">
            <text:p>5.26333314</text:p>
          </table:table-cell>
          <table:table-cell table:formula="of:=([.V34]/[.Y34])*100" office:value-type="float" office:value="41.3194170338988" calcext:value-type="float">
            <text:p>41.3194170339</text:p>
          </table:table-cell>
          <table:table-cell table:formula="of:==([.W34]/[.Y34])*100" office:value-type="float" office:value="27.4049801073394" calcext:value-type="float">
            <text:p>27.4049801073</text:p>
          </table:table-cell>
          <table:table-cell table:style-name="ce8" table:formula="of:=([.X34]/[.Y34])*100" office:value-type="float" office:value="31.2756028587619" calcext:value-type="float">
            <text:p>31.275602858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.85" calcext:value-type="float">
            <text:p>11.85</text:p>
          </table:table-cell>
          <table:table-cell office:value-type="float" office:value="2009703.17" calcext:value-type="float">
            <text:p>2009703.17</text:p>
          </table:table-cell>
          <table:table-cell table:formula="of:=[.P35]/1000" office:value-type="float" office:value="2009.70317" calcext:value-type="float">
            <text:p>2009.70317</text:p>
          </table:table-cell>
          <table:table-cell office:value-type="float" office:value="1.37" calcext:value-type="float">
            <text:p>1.37</text:p>
          </table:table-cell>
          <table:table-cell office:value-type="float" office:value="32.81" calcext:value-type="float">
            <text:p>32.81</text:p>
          </table:table-cell>
          <table:table-cell table:formula="of:=[.O35]/[.S35]" office:value-type="float" office:value="0.361170374885705" calcext:value-type="float">
            <text:p>0.3611703749</text:p>
          </table:table-cell>
          <table:table-cell/>
          <table:table-cell table:style-name="Default" office:value-type="float" office:value="3549171.79" calcext:value-type="float">
            <text:p>3549171.79</text:p>
          </table:table-cell>
          <table:table-cell table:style-name="Default" office:value-type="float" office:value="3879655.12" calcext:value-type="float">
            <text:p>3879655.12</text:p>
          </table:table-cell>
          <table:table-cell table:style-name="Default" office:value-type="float" office:value="2967013.72" calcext:value-type="float">
            <text:p>2967013.72</text:p>
          </table:table-cell>
          <table:table-cell table:style-name="ce13" table:formula="of:=[.V35]+[.W35]+[.X35]" office:value-type="float" office:value="10395840.63" calcext:value-type="float">
            <text:p>10395840.63</text:p>
          </table:table-cell>
          <table:table-cell table:style-name="ce8" table:formula="of:=[.V35]/1000000" office:value-type="float" office:value="3.54917179" calcext:value-type="float">
            <text:p>3.54917179</text:p>
          </table:table-cell>
          <table:table-cell table:style-name="ce8" table:formula="of:=[.W35]/1000000" office:value-type="float" office:value="3.87965512" calcext:value-type="float">
            <text:p>3.87965512</text:p>
          </table:table-cell>
          <table:table-cell table:style-name="ce8" table:formula="of:=[.X35]/1000000" office:value-type="float" office:value="2.96701372" calcext:value-type="float">
            <text:p>2.96701372</text:p>
          </table:table-cell>
          <table:table-cell table:formula="of:=[.Y35]/1000000" office:value-type="float" office:value="10.39584063" calcext:value-type="float">
            <text:p>10.39584063</text:p>
          </table:table-cell>
          <table:table-cell table:formula="of:=([.V35]/[.Y35])*100" office:value-type="float" office:value="34.1403058811609" calcext:value-type="float">
            <text:p>34.1403058812</text:p>
          </table:table-cell>
          <table:table-cell table:formula="of:==([.W35]/[.Y35])*100" office:value-type="float" office:value="37.3193016138032" calcext:value-type="float">
            <text:p>37.3193016138</text:p>
          </table:table-cell>
          <table:table-cell table:style-name="ce8" table:formula="of:=([.X35]/[.Y35])*100" office:value-type="float" office:value="28.5403925050359" calcext:value-type="float">
            <text:p>28.54039250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34" calcext:value-type="float">
            <text:p>9.34</text:p>
          </table:table-cell>
          <table:table-cell office:value-type="float" office:value="1609695.28" calcext:value-type="float">
            <text:p>1609695.28</text:p>
          </table:table-cell>
          <table:table-cell table:formula="of:=[.P36]/1000" office:value-type="float" office:value="1609.69528" calcext:value-type="float">
            <text:p>1609.69528</text:p>
          </table:table-cell>
          <table:table-cell office:value-type="float" office:value="1.095" calcext:value-type="float">
            <text:p>1.095</text:p>
          </table:table-cell>
          <table:table-cell office:value-type="float" office:value="31.05" calcext:value-type="float">
            <text:p>31.05</text:p>
          </table:table-cell>
          <table:table-cell table:formula="of:=[.O36]/[.S36]" office:value-type="float" office:value="0.300805152979066" calcext:value-type="float">
            <text:p>0.300805153</text:p>
          </table:table-cell>
          <table:table-cell/>
          <table:table-cell table:style-name="Default" office:value-type="float" office:value="5133572.27" calcext:value-type="float">
            <text:p>5133572.27</text:p>
          </table:table-cell>
          <table:table-cell table:style-name="Default" office:value-type="float" office:value="7635352.94" calcext:value-type="float">
            <text:p>7635352.94</text:p>
          </table:table-cell>
          <table:table-cell table:style-name="Default" office:value-type="float" office:value="5021106.02" calcext:value-type="float">
            <text:p>5021106.02</text:p>
          </table:table-cell>
          <table:table-cell table:style-name="ce13" table:formula="of:=[.V36]+[.W36]+[.X36]" office:value-type="float" office:value="17790031.23" calcext:value-type="float">
            <text:p>17790031.23</text:p>
          </table:table-cell>
          <table:table-cell table:style-name="ce8" table:formula="of:=[.V36]/1000000" office:value-type="float" office:value="5.13357227" calcext:value-type="float">
            <text:p>5.13357227</text:p>
          </table:table-cell>
          <table:table-cell table:style-name="ce8" table:formula="of:=[.W36]/1000000" office:value-type="float" office:value="7.63535294" calcext:value-type="float">
            <text:p>7.63535294</text:p>
          </table:table-cell>
          <table:table-cell table:style-name="ce8" table:formula="of:=[.X36]/1000000" office:value-type="float" office:value="5.02110602" calcext:value-type="float">
            <text:p>5.02110602</text:p>
          </table:table-cell>
          <table:table-cell table:formula="of:=[.Y36]/1000000" office:value-type="float" office:value="17.79003123" calcext:value-type="float">
            <text:p>17.79003123</text:p>
          </table:table-cell>
          <table:table-cell table:formula="of:=([.V36]/[.Y36])*100" office:value-type="float" office:value="28.8564545144983" calcext:value-type="float">
            <text:p>28.8564545145</text:p>
          </table:table-cell>
          <table:table-cell table:formula="of:==([.W36]/[.Y36])*100" office:value-type="float" office:value="42.9192778881929" calcext:value-type="float">
            <text:p>42.9192778882</text:p>
          </table:table-cell>
          <table:table-cell table:style-name="ce8" table:formula="of:=([.X36]/[.Y36])*100" office:value-type="float" office:value="28.2242675973088" calcext:value-type="float">
            <text:p>28.2242675973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74" calcext:value-type="float">
            <text:p>7.74</text:p>
          </table:table-cell>
          <table:table-cell office:value-type="float" office:value="1341120.51" calcext:value-type="float">
            <text:p>1341120.51</text:p>
          </table:table-cell>
          <table:table-cell table:formula="of:=[.P37]/1000" office:value-type="float" office:value="1341.12051" calcext:value-type="float">
            <text:p>1341.12051</text:p>
          </table:table-cell>
          <table:table-cell office:value-type="float" office:value="0.92" calcext:value-type="float">
            <text:p>0.92</text:p>
          </table:table-cell>
          <table:table-cell office:value-type="float" office:value="29.83" calcext:value-type="float">
            <text:p>29.83</text:p>
          </table:table-cell>
          <table:table-cell table:formula="of:=[.O37]/[.S37]" office:value-type="float" office:value="0.259470331880657" calcext:value-type="float">
            <text:p>0.2594703319</text:p>
          </table:table-cell>
          <table:table-cell/>
          <table:table-cell table:style-name="Default" office:value-type="float" office:value="6815355.99" calcext:value-type="float">
            <text:p>6815355.99</text:p>
          </table:table-cell>
          <table:table-cell table:style-name="Default" office:value-type="float" office:value="12969968.38" calcext:value-type="float">
            <text:p>12969968.38</text:p>
          </table:table-cell>
          <table:table-cell table:style-name="Default" office:value-type="float" office:value="7708580.23" calcext:value-type="float">
            <text:p>7708580.23</text:p>
          </table:table-cell>
          <table:table-cell table:style-name="ce13" table:formula="of:=[.V37]+[.W37]+[.X37]" office:value-type="float" office:value="27493904.6" calcext:value-type="float">
            <text:p>27493904.6</text:p>
          </table:table-cell>
          <table:table-cell table:style-name="ce8" table:formula="of:=[.V37]/1000000" office:value-type="float" office:value="6.81535599" calcext:value-type="float">
            <text:p>6.81535599</text:p>
          </table:table-cell>
          <table:table-cell table:style-name="ce8" table:formula="of:=[.W37]/1000000" office:value-type="float" office:value="12.96996838" calcext:value-type="float">
            <text:p>12.96996838</text:p>
          </table:table-cell>
          <table:table-cell table:style-name="ce8" table:formula="of:=[.X37]/1000000" office:value-type="float" office:value="7.70858023" calcext:value-type="float">
            <text:p>7.70858023</text:p>
          </table:table-cell>
          <table:table-cell table:formula="of:=[.Y37]/1000000" office:value-type="float" office:value="27.4939046" calcext:value-type="float">
            <text:p>27.4939046</text:p>
          </table:table-cell>
          <table:table-cell table:formula="of:=([.V37]/[.Y37])*100" office:value-type="float" office:value="24.7886071082097" calcext:value-type="float">
            <text:p>24.7886071082</text:p>
          </table:table-cell>
          <table:table-cell table:formula="of:==([.W37]/[.Y37])*100" office:value-type="float" office:value="47.1739775368247" calcext:value-type="float">
            <text:p>47.1739775368</text:p>
          </table:table-cell>
          <table:table-cell table:style-name="ce8" table:formula="of:=([.X37]/[.Y37])*100" office:value-type="float" office:value="28.0374153549656" calcext:value-type="float">
            <text:p>28.03741535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51" calcext:value-type="float">
            <text:p>6.51</text:p>
          </table:table-cell>
          <table:table-cell office:value-type="float" office:value="1178286.2" calcext:value-type="float">
            <text:p>1178286.2</text:p>
          </table:table-cell>
          <table:table-cell table:formula="of:=[.P38]/1000" office:value-type="float" office:value="1178.2862" calcext:value-type="float">
            <text:p>1178.2862</text:p>
          </table:table-cell>
          <table:table-cell office:value-type="float" office:value="0.803333333333" calcext:value-type="float">
            <text:p>0.8033333333</text:p>
          </table:table-cell>
          <table:table-cell office:value-type="float" office:value="39.2" calcext:value-type="float">
            <text:p>39.2</text:p>
          </table:table-cell>
          <table:table-cell table:formula="of:=[.O38]/[.S38]" office:value-type="float" office:value="0.166071428571429" calcext:value-type="float">
            <text:p>0.1660714286</text:p>
          </table:table-cell>
          <table:table-cell/>
          <table:table-cell table:style-name="Default" office:value-type="float" office:value="9078675.9" calcext:value-type="float">
            <text:p>9078675.9</text:p>
          </table:table-cell>
          <table:table-cell table:style-name="Default" office:value-type="float" office:value="19757132.47" calcext:value-type="float">
            <text:p>19757132.47</text:p>
          </table:table-cell>
          <table:table-cell table:style-name="Default" office:value-type="float" office:value="10740483.59" calcext:value-type="float">
            <text:p>10740483.59</text:p>
          </table:table-cell>
          <table:table-cell table:style-name="ce13" table:formula="of:=[.V38]+[.W38]+[.X38]" office:value-type="float" office:value="39576291.96" calcext:value-type="float">
            <text:p>39576291.96</text:p>
          </table:table-cell>
          <table:table-cell table:style-name="ce8" table:formula="of:=[.V38]/1000000" office:value-type="float" office:value="9.0786759" calcext:value-type="float">
            <text:p>9.0786759</text:p>
          </table:table-cell>
          <table:table-cell table:style-name="ce8" table:formula="of:=[.W38]/1000000" office:value-type="float" office:value="19.75713247" calcext:value-type="float">
            <text:p>19.75713247</text:p>
          </table:table-cell>
          <table:table-cell table:style-name="ce8" table:formula="of:=[.X38]/1000000" office:value-type="float" office:value="10.74048359" calcext:value-type="float">
            <text:p>10.74048359</text:p>
          </table:table-cell>
          <table:table-cell table:formula="of:=[.Y38]/1000000" office:value-type="float" office:value="39.57629196" calcext:value-type="float">
            <text:p>39.57629196</text:p>
          </table:table-cell>
          <table:table-cell table:formula="of:=([.V38]/[.Y38])*100" office:value-type="float" office:value="22.9396829525512" calcext:value-type="float">
            <text:p>22.9396829526</text:p>
          </table:table-cell>
          <table:table-cell table:formula="of:==([.W38]/[.Y38])*100" office:value-type="float" office:value="49.9216361400625" calcext:value-type="float">
            <text:p>49.9216361401</text:p>
          </table:table-cell>
          <table:table-cell table:style-name="ce8" table:formula="of:=([.X38]/[.Y38])*100" office:value-type="float" office:value="27.1386809073864" calcext:value-type="float">
            <text:p>27.138680907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92" calcext:value-type="float">
            <text:p>4.92</text:p>
          </table:table-cell>
          <table:table-cell office:value-type="float" office:value="936625.39" calcext:value-type="float">
            <text:p>936625.39</text:p>
          </table:table-cell>
          <table:table-cell table:formula="of:=[.P39]/1000" office:value-type="float" office:value="936.62539" calcext:value-type="float">
            <text:p>936.62539</text:p>
          </table:table-cell>
          <table:table-cell office:value-type="float" office:value="0.645" calcext:value-type="float">
            <text:p>0.645</text:p>
          </table:table-cell>
          <table:table-cell office:value-type="float" office:value="22.91" calcext:value-type="float">
            <text:p>22.91</text:p>
          </table:table-cell>
          <table:table-cell table:formula="of:=[.O39]/[.S39]" office:value-type="float" office:value="0.21475338280227" calcext:value-type="float">
            <text:p>0.2147533828</text:p>
          </table:table-cell>
          <table:table-cell/>
          <table:table-cell table:style-name="Default" office:value-type="float" office:value="13700118.81" calcext:value-type="float">
            <text:p>13700118.81</text:p>
          </table:table-cell>
          <table:table-cell table:style-name="Default" office:value-type="float" office:value="41454993.19" calcext:value-type="float">
            <text:p>41454993.19</text:p>
          </table:table-cell>
          <table:table-cell table:style-name="Default" office:value-type="float" office:value="17537492.02" calcext:value-type="float">
            <text:p>17537492.02</text:p>
          </table:table-cell>
          <table:table-cell table:style-name="ce13" table:formula="of:=[.V39]+[.W39]+[.X39]" office:value-type="float" office:value="72692604.02" calcext:value-type="float">
            <text:p>72692604.02</text:p>
          </table:table-cell>
          <table:table-cell table:style-name="ce8" table:formula="of:=[.V39]/1000000" office:value-type="float" office:value="13.70011881" calcext:value-type="float">
            <text:p>13.70011881</text:p>
          </table:table-cell>
          <table:table-cell table:style-name="ce8" table:formula="of:=[.W39]/1000000" office:value-type="float" office:value="41.45499319" calcext:value-type="float">
            <text:p>41.45499319</text:p>
          </table:table-cell>
          <table:table-cell table:style-name="ce8" table:formula="of:=[.X39]/1000000" office:value-type="float" office:value="17.53749202" calcext:value-type="float">
            <text:p>17.53749202</text:p>
          </table:table-cell>
          <table:table-cell table:formula="of:=[.Y39]/1000000" office:value-type="float" office:value="72.69260402" calcext:value-type="float">
            <text:p>72.69260402</text:p>
          </table:table-cell>
          <table:table-cell table:formula="of:=([.V39]/[.Y39])*100" office:value-type="float" office:value="18.8466474611787" calcext:value-type="float">
            <text:p>18.8466474612</text:p>
          </table:table-cell>
          <table:table-cell table:formula="of:==([.W39]/[.Y39])*100" office:value-type="float" office:value="57.0278004879209" calcext:value-type="float">
            <text:p>57.0278004879</text:p>
          </table:table-cell>
          <table:table-cell table:style-name="ce8" table:formula="of:=([.X39]/[.Y39])*100" office:value-type="float" office:value="24.1255520509004" calcext:value-type="float">
            <text:p>24.125552050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44" calcext:value-type="float">
            <text:p>4.44</text:p>
          </table:table-cell>
          <table:table-cell office:value-type="float" office:value="863023.75" calcext:value-type="float">
            <text:p>863023.75</text:p>
          </table:table-cell>
          <table:table-cell table:formula="of:=[.P40]/1000" office:value-type="float" office:value="863.02375" calcext:value-type="float">
            <text:p>863.02375</text:p>
          </table:table-cell>
          <table:table-cell office:value-type="float" office:value="0.463333333333" calcext:value-type="float">
            <text:p>0.4633333333</text:p>
          </table:table-cell>
          <table:table-cell office:value-type="float" office:value="20.51" calcext:value-type="float">
            <text:p>20.51</text:p>
          </table:table-cell>
          <table:table-cell table:formula="of:=[.O40]/[.S40]" office:value-type="float" office:value="0.216479765967821" calcext:value-type="float">
            <text:p>0.216479766</text:p>
          </table:table-cell>
          <table:table-cell/>
          <table:table-cell table:style-name="Default" office:value-type="float" office:value="16945022.32" calcext:value-type="float">
            <text:p>16945022.32</text:p>
          </table:table-cell>
          <table:table-cell table:style-name="Default" office:value-type="float" office:value="56678512.39" calcext:value-type="float">
            <text:p>56678512.39</text:p>
          </table:table-cell>
          <table:table-cell table:style-name="Default" office:value-type="float" office:value="22009623.77" calcext:value-type="float">
            <text:p>22009623.77</text:p>
          </table:table-cell>
          <table:table-cell table:style-name="ce13" table:formula="of:=[.V40]+[.W40]+[.X40]" office:value-type="float" office:value="95633158.48" calcext:value-type="float">
            <text:p>95633158.48</text:p>
          </table:table-cell>
          <table:table-cell table:style-name="ce8" table:formula="of:=[.V40]/1000000" office:value-type="float" office:value="16.94502232" calcext:value-type="float">
            <text:p>16.94502232</text:p>
          </table:table-cell>
          <table:table-cell table:style-name="ce8" table:formula="of:=[.W40]/1000000" office:value-type="float" office:value="56.67851239" calcext:value-type="float">
            <text:p>56.67851239</text:p>
          </table:table-cell>
          <table:table-cell table:style-name="ce8" table:formula="of:=[.X40]/1000000" office:value-type="float" office:value="22.00962377" calcext:value-type="float">
            <text:p>22.00962377</text:p>
          </table:table-cell>
          <table:table-cell table:formula="of:=[.Y40]/1000000" office:value-type="float" office:value="95.63315848" calcext:value-type="float">
            <text:p>95.63315848</text:p>
          </table:table-cell>
          <table:table-cell table:formula="of:=([.V40]/[.Y40])*100" office:value-type="float" office:value="17.7187730587647" calcext:value-type="float">
            <text:p>17.7187730588</text:p>
          </table:table-cell>
          <table:table-cell table:formula="of:==([.W40]/[.Y40])*100" office:value-type="float" office:value="59.2665904701384" calcext:value-type="float">
            <text:p>59.2665904701</text:p>
          </table:table-cell>
          <table:table-cell table:style-name="ce8" table:formula="of:=([.X40]/[.Y40])*100" office:value-type="float" office:value="23.0146364710969" calcext:value-type="float">
            <text:p>23.014636471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89" calcext:value-type="float">
            <text:p>3.89</text:p>
          </table:table-cell>
          <table:table-cell office:value-type="float" office:value="807644.46" calcext:value-type="float">
            <text:p>807644.46</text:p>
          </table:table-cell>
          <table:table-cell table:formula="of:=[.P41]/1000" office:value-type="float" office:value="807.64446" calcext:value-type="float">
            <text:p>807.64446</text:p>
          </table:table-cell>
          <table:table-cell office:value-type="float" office:value="0.373" calcext:value-type="float">
            <text:p>0.373</text:p>
          </table:table-cell>
          <table:table-cell office:value-type="float" office:value="18.32" calcext:value-type="float">
            <text:p>18.32</text:p>
          </table:table-cell>
          <table:table-cell table:formula="of:=[.O41]/[.S41]" office:value-type="float" office:value="0.212336244541485" calcext:value-type="float">
            <text:p>0.2123362445</text:p>
          </table:table-cell>
          <table:table-cell/>
          <table:table-cell table:style-name="Default" office:value-type="float" office:value="20047326.31" calcext:value-type="float">
            <text:p>20047326.31</text:p>
          </table:table-cell>
          <table:table-cell table:style-name="Default" office:value-type="float" office:value="71794668.41" calcext:value-type="float">
            <text:p>71794668.41</text:p>
          </table:table-cell>
          <table:table-cell table:style-name="Default" office:value-type="float" office:value="25494063.31" calcext:value-type="float">
            <text:p>25494063.31</text:p>
          </table:table-cell>
          <table:table-cell table:style-name="ce13" table:formula="of:=[.V41]+[.W41]+[.X41]" office:value-type="float" office:value="117336058.03" calcext:value-type="float">
            <text:p>117336058.03</text:p>
          </table:table-cell>
          <table:table-cell table:style-name="ce8" table:formula="of:=[.V41]/1000000" office:value-type="float" office:value="20.04732631" calcext:value-type="float">
            <text:p>20.04732631</text:p>
          </table:table-cell>
          <table:table-cell table:style-name="ce8" table:formula="of:=[.W41]/1000000" office:value-type="float" office:value="71.79466841" calcext:value-type="float">
            <text:p>71.79466841</text:p>
          </table:table-cell>
          <table:table-cell table:style-name="ce8" table:formula="of:=[.X41]/1000000" office:value-type="float" office:value="25.49406331" calcext:value-type="float">
            <text:p>25.49406331</text:p>
          </table:table-cell>
          <table:table-cell table:formula="of:=[.Y41]/1000000" office:value-type="float" office:value="117.33605803" calcext:value-type="float">
            <text:p>117.33605803</text:p>
          </table:table-cell>
          <table:table-cell table:formula="of:=([.V41]/[.Y41])*100" office:value-type="float" office:value="17.0853927143814" calcext:value-type="float">
            <text:p>17.0853927144</text:p>
          </table:table-cell>
          <table:table-cell table:formula="of:==([.W41]/[.Y41])*100" office:value-type="float" office:value="61.187216969266" calcext:value-type="float">
            <text:p>61.1872169693</text:p>
          </table:table-cell>
          <table:table-cell table:style-name="ce8" table:formula="of:=([.X41]/[.Y41])*100" office:value-type="float" office:value="21.7273903163525" calcext:value-type="float">
            <text:p>21.727390316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04" calcext:value-type="float">
            <text:p>3.04</text:p>
          </table:table-cell>
          <table:table-cell office:value-type="float" office:value="722549.29" calcext:value-type="float">
            <text:p>722549.29</text:p>
          </table:table-cell>
          <table:table-cell table:formula="of:=[.P42]/1000" office:value-type="float" office:value="722.54929" calcext:value-type="float">
            <text:p>722.54929</text:p>
          </table:table-cell>
          <table:table-cell office:value-type="float" office:value="0.189166666667" calcext:value-type="float">
            <text:p>0.1891666667</text:p>
          </table:table-cell>
          <table:table-cell office:value-type="float" office:value="15.3" calcext:value-type="float">
            <text:p>15.3</text:p>
          </table:table-cell>
          <table:table-cell table:formula="of:=[.O42]/[.S42]" office:value-type="float" office:value="0.198692810457516" calcext:value-type="float">
            <text:p>0.1986928105</text:p>
          </table:table-cell>
          <table:table-cell/>
          <table:table-cell table:style-name="Default" office:value-type="float" office:value="27362570.33" calcext:value-type="float">
            <text:p>27362570.33</text:p>
          </table:table-cell>
          <table:table-cell table:style-name="Default" office:value-type="float" office:value="114121781.59" calcext:value-type="float">
            <text:p>114121781.59</text:p>
          </table:table-cell>
          <table:table-cell table:style-name="Default" office:value-type="float" office:value="35521516.11" calcext:value-type="float">
            <text:p>35521516.11</text:p>
          </table:table-cell>
          <table:table-cell table:style-name="ce13" table:formula="of:=[.V42]+[.W42]+[.X42]" office:value-type="float" office:value="177005868.03" calcext:value-type="float">
            <text:p>177005868.03</text:p>
          </table:table-cell>
          <table:table-cell table:style-name="ce8" table:formula="of:=[.V42]/1000000" office:value-type="float" office:value="27.36257033" calcext:value-type="float">
            <text:p>27.36257033</text:p>
          </table:table-cell>
          <table:table-cell table:style-name="ce8" table:formula="of:=[.W42]/1000000" office:value-type="float" office:value="114.12178159" calcext:value-type="float">
            <text:p>114.12178159</text:p>
          </table:table-cell>
          <table:table-cell table:style-name="ce8" table:formula="of:=[.X42]/1000000" office:value-type="float" office:value="35.52151611" calcext:value-type="float">
            <text:p>35.52151611</text:p>
          </table:table-cell>
          <table:table-cell table:formula="of:=[.Y42]/1000000" office:value-type="float" office:value="177.00586803" calcext:value-type="float">
            <text:p>177.00586803</text:p>
          </table:table-cell>
          <table:table-cell table:formula="of:=([.V42]/[.Y42])*100" office:value-type="float" office:value="15.4585667890753" calcext:value-type="float">
            <text:p>15.4585667891</text:p>
          </table:table-cell>
          <table:table-cell table:formula="of:==([.W42]/[.Y42])*100" office:value-type="float" office:value="64.4734453496525" calcext:value-type="float">
            <text:p>64.4734453497</text:p>
          </table:table-cell>
          <table:table-cell table:style-name="ce8" table:formula="of:=([.X42]/[.Y42])*100" office:value-type="float" office:value="20.0679878612723" calcext:value-type="float">
            <text:p>20.0679878613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05" calcext:value-type="float">
            <text:p>2.05</text:p>
          </table:table-cell>
          <table:table-cell office:value-type="float" office:value="639597.73" calcext:value-type="float">
            <text:p>639597.73</text:p>
          </table:table-cell>
          <table:table-cell table:formula="of:=[.P43]/1000" office:value-type="float" office:value="639.59773" calcext:value-type="float">
            <text:p>639.59773</text:p>
          </table:table-cell>
          <table:table-cell office:value-type="float" office:value="0.15" calcext:value-type="float">
            <text:p>0.15</text:p>
          </table:table-cell>
          <table:table-cell office:value-type="float" office:value="12.28" calcext:value-type="float">
            <text:p>12.28</text:p>
          </table:table-cell>
          <table:table-cell table:formula="of:=[.O43]/[.S43]" office:value-type="float" office:value="0.166938110749186" calcext:value-type="float">
            <text:p>0.1669381107</text:p>
          </table:table-cell>
          <table:table-cell/>
          <table:table-cell table:style-name="Default" office:value-type="float" office:value="42098999.94" calcext:value-type="float">
            <text:p>42098999.94</text:p>
          </table:table-cell>
          <table:table-cell table:style-name="Default" office:value-type="float" office:value="203886149.32" calcext:value-type="float">
            <text:p>203886149.32</text:p>
          </table:table-cell>
          <table:table-cell table:style-name="Default" office:value-type="float" office:value="50976188.98" calcext:value-type="float">
            <text:p>50976188.98</text:p>
          </table:table-cell>
          <table:table-cell table:style-name="ce13" table:formula="of:=[.V43]+[.W43]+[.X43]" office:value-type="float" office:value="296961338.24" calcext:value-type="float">
            <text:p>296961338.24</text:p>
          </table:table-cell>
          <table:table-cell table:style-name="ce8" table:formula="of:=[.V43]/1000000" office:value-type="float" office:value="42.09899994" calcext:value-type="float">
            <text:p>42.09899994</text:p>
          </table:table-cell>
          <table:table-cell table:style-name="ce8" table:formula="of:=[.W43]/1000000" office:value-type="float" office:value="203.88614932" calcext:value-type="float">
            <text:p>203.88614932</text:p>
          </table:table-cell>
          <table:table-cell table:style-name="ce8" table:formula="of:=[.X43]/1000000" office:value-type="float" office:value="50.97618898" calcext:value-type="float">
            <text:p>50.97618898</text:p>
          </table:table-cell>
          <table:table-cell table:formula="of:=[.Y43]/1000000" office:value-type="float" office:value="296.96133824" calcext:value-type="float">
            <text:p>296.96133824</text:p>
          </table:table-cell>
          <table:table-cell table:formula="of:=([.V43]/[.Y43])*100" office:value-type="float" office:value="14.1765928822614" calcext:value-type="float">
            <text:p>14.1765928823</text:p>
          </table:table-cell>
          <table:table-cell table:formula="of:==([.W43]/[.Y43])*100" office:value-type="float" office:value="68.6574725613683" calcext:value-type="float">
            <text:p>68.6574725614</text:p>
          </table:table-cell>
          <table:table-cell table:style-name="ce8" table:formula="of:=([.X43]/[.Y43])*100" office:value-type="float" office:value="17.1659345563703" calcext:value-type="float">
            <text:p>17.1659345564</text:p>
          </table:table-cell>
          <table:table-cell table:number-columns-repeated="2"/>
          <table:table-cell table:style-name="ce2" table:number-columns-repeated="7"/>
          <table:table-cell table:number-columns-repeated="98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.86" calcext:value-type="float">
            <text:p>1.86</text:p>
          </table:table-cell>
          <table:table-cell office:value-type="float" office:value="629944.88" calcext:value-type="float">
            <text:p>629944.88</text:p>
          </table:table-cell>
          <table:table-cell table:formula="of:=[.P44]/1000" office:value-type="float" office:value="629.94488" calcext:value-type="float">
            <text:p>629.94488</text:p>
          </table:table-cell>
          <table:table-cell office:value-type="float" office:value="0.15" calcext:value-type="float">
            <text:p>0.15</text:p>
          </table:table-cell>
          <table:table-cell office:value-type="float" office:value="11.28" calcext:value-type="float">
            <text:p>11.28</text:p>
          </table:table-cell>
          <table:table-cell table:formula="of:=[.O44]/[.S44]" office:value-type="float" office:value="0.164893617021277" calcext:value-type="float">
            <text:p>0.164893617</text:p>
          </table:table-cell>
          <table:table-cell/>
          <table:table-cell table:style-name="Default" office:value-type="float" office:value="47619386.65" calcext:value-type="float">
            <text:p>47619386.65</text:p>
          </table:table-cell>
          <table:table-cell table:style-name="Default" office:value-type="float" office:value="235957363.95" calcext:value-type="float">
            <text:p>235957363.95</text:p>
          </table:table-cell>
          <table:table-cell table:style-name="Default" office:value-type="float" office:value="56760695.23" calcext:value-type="float">
            <text:p>56760695.23</text:p>
          </table:table-cell>
          <table:table-cell table:style-name="ce13" table:formula="of:=[.V44]+[.W44]+[.X44]" office:value-type="float" office:value="340337445.83" calcext:value-type="float">
            <text:p>340337445.83</text:p>
          </table:table-cell>
          <table:table-cell table:style-name="ce8" table:formula="of:=[.V44]/1000000" office:value-type="float" office:value="47.61938665" calcext:value-type="float">
            <text:p>47.61938665</text:p>
          </table:table-cell>
          <table:table-cell table:style-name="ce8" table:formula="of:=[.W44]/1000000" office:value-type="float" office:value="235.95736395" calcext:value-type="float">
            <text:p>235.95736395</text:p>
          </table:table-cell>
          <table:table-cell table:style-name="ce8" table:formula="of:=[.X44]/1000000" office:value-type="float" office:value="56.76069523" calcext:value-type="float">
            <text:p>56.76069523</text:p>
          </table:table-cell>
          <table:table-cell table:formula="of:=[.Y44]/1000000" office:value-type="float" office:value="340.33744583" calcext:value-type="float">
            <text:p>340.33744583</text:p>
          </table:table-cell>
          <table:table-cell table:formula="of:=([.V44]/[.Y44])*100" office:value-type="float" office:value="13.9918152508514" calcext:value-type="float">
            <text:p>13.9918152509</text:p>
          </table:table-cell>
          <table:table-cell table:formula="of:==([.W44]/[.Y44])*100" office:value-type="float" office:value="69.3304151045024" calcext:value-type="float">
            <text:p>69.3304151045</text:p>
          </table:table-cell>
          <table:table-cell table:style-name="ce8" table:formula="of:=([.X44]/[.Y44])*100" office:value-type="float" office:value="16.6777696446462" calcext:value-type="float">
            <text:p>16.6777696446</text:p>
          </table:table-cell>
          <table:table-cell table:number-columns-repeated="2"/>
          <table:table-cell table:style-name="ce2" table:number-columns-repeated="7"/>
          <table:table-cell table:number-columns-repeated="98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7" calcext:value-type="float">
            <text:p>1.17</text:p>
          </table:table-cell>
          <table:table-cell office:value-type="float" office:value="535921.45" calcext:value-type="float">
            <text:p>535921.45</text:p>
          </table:table-cell>
          <table:table-cell table:formula="of:=[.P45]/1000" office:value-type="float" office:value="535.92145" calcext:value-type="float">
            <text:p>535.92145</text:p>
          </table:table-cell>
          <table:table-cell office:value-type="float" office:value="0.15" calcext:value-type="float">
            <text:p>0.15</text:p>
          </table:table-cell>
          <table:table-cell office:value-type="float" office:value="8.35" calcext:value-type="float">
            <text:p>8.35</text:p>
          </table:table-cell>
          <table:table-cell table:formula="of:=[.O45]/[.S45]" office:value-type="float" office:value="0.140119760479042" calcext:value-type="float">
            <text:p>0.1401197605</text:p>
          </table:table-cell>
          <table:table-cell/>
          <table:table-cell table:style-name="Default" office:value-type="float" office:value="70554190.9" calcext:value-type="float">
            <text:p>70554190.9</text:p>
          </table:table-cell>
          <table:table-cell table:style-name="Default" office:value-type="float" office:value="447688739.49" calcext:value-type="float">
            <text:p>447688739.49</text:p>
          </table:table-cell>
          <table:table-cell table:style-name="Default" office:value-type="float" office:value="74515029.97" calcext:value-type="float">
            <text:p>74515029.97</text:p>
          </table:table-cell>
          <table:table-cell table:style-name="ce13" table:formula="of:=[.V45]+[.W45]+[.X45]" office:value-type="float" office:value="592757960.36" calcext:value-type="float">
            <text:p>592757960.36</text:p>
          </table:table-cell>
          <table:table-cell table:style-name="ce8" table:formula="of:=[.V45]/1000000" office:value-type="float" office:value="70.5541909" calcext:value-type="float">
            <text:p>70.5541909</text:p>
          </table:table-cell>
          <table:table-cell table:style-name="ce8" table:formula="of:=[.W45]/1000000" office:value-type="float" office:value="447.68873949" calcext:value-type="float">
            <text:p>447.68873949</text:p>
          </table:table-cell>
          <table:table-cell table:style-name="ce8" table:formula="of:=[.X45]/1000000" office:value-type="float" office:value="74.51502997" calcext:value-type="float">
            <text:p>74.51502997</text:p>
          </table:table-cell>
          <table:table-cell table:formula="of:=[.Y45]/1000000" office:value-type="float" office:value="592.75796036" calcext:value-type="float">
            <text:p>592.75796036</text:p>
          </table:table-cell>
          <table:table-cell table:formula="of:=([.V45]/[.Y45])*100" office:value-type="float" office:value="11.9026981699496" calcext:value-type="float">
            <text:p>11.9026981699</text:p>
          </table:table-cell>
          <table:table-cell table:formula="of:==([.W45]/[.Y45])*100" office:value-type="float" office:value="75.526398535096" calcext:value-type="float">
            <text:p>75.5263985351</text:p>
          </table:table-cell>
          <table:table-cell table:style-name="ce8" table:formula="of:=([.X45]/[.Y45])*100" office:value-type="float" office:value="12.5709032949544" calcext:value-type="float">
            <text:p>12.57090329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" calcext:value-type="float">
            <text:p>0.82</text:p>
          </table:table-cell>
          <table:table-cell office:value-type="float" office:value="449856.68" calcext:value-type="float">
            <text:p>449856.68</text:p>
          </table:table-cell>
          <table:table-cell table:formula="of:=[.P46]/1000" office:value-type="float" office:value="449.85668" calcext:value-type="float">
            <text:p>449.85668</text:p>
          </table:table-cell>
          <table:table-cell office:value-type="float" office:value="0.15" calcext:value-type="float">
            <text:p>0.15</text:p>
          </table:table-cell>
          <table:table-cell office:value-type="float" office:value="6.15" calcext:value-type="float">
            <text:p>6.15</text:p>
          </table:table-cell>
          <table:table-cell table:formula="of:=[.O46]/[.S46]" office:value-type="float" office:value="0.133333333333333" calcext:value-type="float">
            <text:p>0.1333333333</text:p>
          </table:table-cell>
          <table:table-cell/>
          <table:table-cell table:style-name="Default" office:value-type="float" office:value="88698913.25" calcext:value-type="float">
            <text:p>88698913.25</text:p>
          </table:table-cell>
          <table:table-cell table:style-name="Default" office:value-type="float" office:value="801325783.64" calcext:value-type="float">
            <text:p>801325783.64</text:p>
          </table:table-cell>
          <table:table-cell table:style-name="Default" office:value-type="float" office:value="88900046.38" calcext:value-type="float">
            <text:p>88900046.38</text:p>
          </table:table-cell>
          <table:table-cell table:style-name="ce13" table:formula="of:=[.V46]+[.W46]+[.X46]" office:value-type="float" office:value="978924743.27" calcext:value-type="float">
            <text:p>978924743.27</text:p>
          </table:table-cell>
          <table:table-cell table:style-name="ce8" table:formula="of:=[.V46]/1000000" office:value-type="float" office:value="88.69891325" calcext:value-type="float">
            <text:p>88.69891325</text:p>
          </table:table-cell>
          <table:table-cell table:style-name="ce8" table:formula="of:=[.W46]/1000000" office:value-type="float" office:value="801.32578364" calcext:value-type="float">
            <text:p>801.32578364</text:p>
          </table:table-cell>
          <table:table-cell table:style-name="ce8" table:formula="of:=[.X46]/1000000" office:value-type="float" office:value="88.90004638" calcext:value-type="float">
            <text:p>88.90004638</text:p>
          </table:table-cell>
          <table:table-cell table:formula="of:=[.Y46]/1000000" office:value-type="float" office:value="978.92474327" calcext:value-type="float">
            <text:p>978.92474327</text:p>
          </table:table-cell>
          <table:table-cell table:formula="of:=([.V46]/[.Y46])*100" office:value-type="float" office:value="9.06085108786914" calcext:value-type="float">
            <text:p>9.0608510879</text:p>
          </table:table-cell>
          <table:table-cell table:formula="of:==([.W46]/[.Y46])*100" office:value-type="float" office:value="81.8577514920352" calcext:value-type="float">
            <text:p>81.857751492</text:p>
          </table:table-cell>
          <table:table-cell table:style-name="ce8" table:formula="of:=([.X46]/[.Y46])*100" office:value-type="float" office:value="9.08139742009568" calcext:value-type="float">
            <text:p>9.081397420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1"/>
          <table:table-cell table:style-name="ce11" table:number-columns-repeated="3"/>
          <table:table-cell table:style-name="ce2" table:number-columns-repeated="9"/>
          <table:table-cell/>
          <table:table-cell table:style-name="ce3" table:number-columns-repeated="990"/>
        </table:table-row>
        <table:table-row table:style-name="ro1">
          <table:table-cell table:style-name="ce3" table:number-columns-repeated="21"/>
          <table:table-cell table:style-name="ce12" table:number-columns-repeated="3"/>
          <table:table-cell table:style-name="ce3" table:number-columns-repeated="9"/>
          <table:table-cell/>
          <table:table-cell table:style-name="ce3" table:number-columns-repeated="990"/>
        </table:table-row>
        <table:table-row table:style-name="ro1">
          <table:table-cell table:style-name="ce4" office:value-type="string" calcext:value-type="string">
            <text:p>Filter query GPU processing time breakdown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style-name="ce4"/>
          <table:table-cell/>
          <table:table-cell table:style-name="ce6"/>
          <table:table-cell table:number-columns-repeated="1021"/>
        </table:table-row>
        <table:table-row table:style-name="ro1">
          <table:table-cell table:style-name="ce3"/>
          <table:table-cell table:style-name="ce6" office:value-type="string" calcext:value-type="string">
            <text:p>GPU Kernel</text:p>
          </table:table-cell>
          <table:table-cell table:style-name="ce6" office:value-type="string" calcext:value-type="string">
            <text:p>Time(%)</text:p>
          </table:table-cell>
          <table:table-cell table:style-name="ce6" office:value-type="string" calcext:value-type="string">
            <text:p>Average Time(u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DA memcpy HtoD</text:p>
          </table:table-cell>
          <table:table-cell table:formula="of:=([.D53]/[.D56])*100" office:value-type="float" office:value="40.0710291672964" calcext:value-type="float">
            <text:p>40.0710291673</text:p>
          </table:table-cell>
          <table:table-cell office:value-type="float" office:value="31.818" calcext:value-type="float">
            <text:p>31.81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cessEventsFilterKernel</text:p>
          </table:table-cell>
          <table:table-cell table:formula="of:=([.D54]/[.D56])*100" office:value-type="float" office:value="56.5336758853458" calcext:value-type="float">
            <text:p>56.5336758853</text:p>
          </table:table-cell>
          <table:table-cell office:value-type="float" office:value="44.89" calcext:value-type="float">
            <text:p>44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DA memcpy DtoH</text:p>
          </table:table-cell>
          <table:table-cell table:formula="of:=([.D55]/[.D56])*100" office:value-type="float" office:value="3.39529494735782" calcext:value-type="float">
            <text:p>3.3952949474</text:p>
          </table:table-cell>
          <table:table-cell office:value-type="float" office:value="2.696" calcext:value-type="float">
            <text:p>2.6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53:.C55])" office:value-type="float" office:value="100" calcext:value-type="float">
            <text:p>100</text:p>
          </table:table-cell>
          <table:table-cell table:formula="of:=SUM([.D53:.D55])" office:value-type="float" office:value="79.404" calcext:value-type="float">
            <text:p>79.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pan text:style-name="T1">Note:</text:span></text:p>
            <text:p>Threads per block = events-per-tblock(b) → 128</text:p>
            <text:p>Blocks per grid = batch-size / events-per-tblock(b) → 16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4"/>
          <table:table-cell table:style-name="ce2" table:number-columns-repeated="7"/>
          <table:table-cell table:number-columns-repeated="983"/>
        </table:table-row>
        <table:table-row table:style-name="ro1" table:number-rows-repeated="27">
          <table:table-cell table:number-columns-repeated="1024"/>
        </table:table-row>
        <table:table-row table:style-name="ro1" table:number-rows-repeated="2">
          <table:table-cell table:number-columns-repeated="34"/>
          <table:table-cell table:style-name="ce2" table:number-columns-repeated="7"/>
          <table:table-cell table:number-columns-repeated="983"/>
        </table:table-row>
        <table:table-row table:style-name="ro1" table:number-rows-repeated="28">
          <table:table-cell table:number-columns-repeated="1024"/>
        </table:table-row>
        <table:table-row table:style-name="ro1" table:number-rows-repeated="2">
          <table:table-cell table:number-columns-repeated="34"/>
          <table:table-cell table:style-name="ce2" table:number-columns-repeated="7"/>
          <table:table-cell table:number-columns-repeated="98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in" table:style-name="ta1">
        <table:shapes>
          <draw:frame draw:z-index="0" draw:style-name="gr1" draw:text-style-name="P1" svg:width="487.47pt" svg:height="266.37pt" svg:x="3535.4pt" svg:y="0.6pt">
            <loext:p draw:notify-on-update-of-ranges="Filter.N3:Filter.N7  Join.T3:Join.T7 Filter.N3:Filter.N7  Join.T9:Join.T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84.24pt" svg:height="279.24pt" svg:x="3536.22pt" svg:y="295.03pt">
            <loext:p draw:notify-on-update-of-ranges="Join.N9:Join.N13  Join.Q3:Join.Q7  Join.Q9:Join.Q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80.98pt" svg:height="255pt" svg:x="3537.44pt" svg:y="598.14pt">
            <loext:p draw:notify-on-update-of-ranges="Join.N3:Join.N7  Join.R3:Join.R7 Join.N9:Join.N13  Join.R9:Join.R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483.02pt" svg:height="357.19pt" svg:x="3537.81pt" svg:y="879.85pt">
            <loext:p draw:notify-on-update-of-ranges="Join.C9:Join.C13  Join.Z9:Join.Z13  Join.AA9:Join.AA13  Join.AB9:Join.AB1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485.83pt" svg:height="369.33pt" svg:x="3535.85pt" svg:y="1263.86pt">
            <loext:p draw:notify-on-update-of-ranges="Join.C9:Join.C13  Join.AD9:Join.AD13 Mix.AE15:Mix.AE19  Join.AE9:Join.AE13 Mix.AF15:Mix.AF19  Join.AF9:Join.AF13 Mix.AG15:Mix.AG1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2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2" table:default-cell-style-name="ce2"/>
        <table:table-column table:style-name="co44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12" table:number-columns-repeated="988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CPU/GPU</text:p>
          </table:table-cell>
          <table:table-cell table:style-name="ce1" office:value-type="string" calcext:value-type="string">
            <text:p>execplan-count(x)</text:p>
          </table:table-cell>
          <table:table-cell table:style-name="ce6" office:value-type="string" calcext:value-type="string">
            <text:p>usecase-count(c)</text:p>
          </table:table-cell>
          <table:table-cell table:style-name="ce1" office:value-type="string" calcext:value-type="string">
            <text:p>ring-buffer-size (r)</text:p>
          </table:table-cell>
          <table:table-cell table:style-name="ce1" office:value-type="string" calcext:value-type="string">
            <text:p>threadpool-size(t)</text:p>
          </table:table-cell>
          <table:table-cell table:style-name="ce1" office:value-type="string" calcext:value-type="string">
            <text:p>batch-min-size(z)</text:p>
          </table:table-cell>
          <table:table-cell table:style-name="ce1" office:value-type="string" calcext:value-type="string">
            <text:p>batch-max-size(Z)</text:p>
          </table:table-cell>
          <table:table-cell table:style-name="ce1" office:value-type="string" calcext:value-type="string">
            <text:p>events-per-tblock(b)</text:p>
          </table:table-cell>
          <table:table-cell table:style-name="ce1" office:value-type="string" calcext:value-type="string">
            <text:p>work-size(w)</text:p>
          </table:table-cell>
          <table:table-cell table:style-name="ce1" office:value-type="string" calcext:value-type="string">
            <text:p>selector-workers(l)</text:p>
          </table:table-cell>
          <table:table-cell table:style-name="ce1" office:value-type="string" calcext:value-type="string">
            <text:p>soft-batch-scheduling(s)</text:p>
          </table:table-cell>
          <table:table-cell/>
          <table:table-cell table:style-name="ce6" office:value-type="string" calcext:value-type="string">
            <text:p>Concurrent Queries</text:p>
          </table:table-cell>
          <table:table-cell table:style-name="ce1" office:value-type="string" calcext:value-type="string">
            <text:p>Speed Up</text:p>
          </table:table-cell>
          <table:table-cell table:style-name="ce1" office:value-type="string" calcext:value-type="string">
            <text:p>EventProcessTroughput (EPS)</text:p>
          </table:table-cell>
          <table:table-cell table:style-name="ce1" office:value-type="string" calcext:value-type="string">
            <text:p>EventProcessTroughput (EPS) / 1000</text:p>
          </table:table-cell>
          <table:table-cell table:style-name="ce1" office:value-type="string" calcext:value-type="string">
            <text:p>QueuePublishLatency (ms)</text:p>
          </table:table-cell>
          <table:table-cell table:style-name="ce1" office:value-type="string" calcext:value-type="string">
            <text:p>Speed up of CPU_ST</text:p>
          </table:table-cell>
          <table:table-cell table:style-name="ce1" office:value-type="string" calcext:value-type="string">
            <text:p>Normalize Speed up</text:p>
          </table:table-cell>
          <table:table-cell table:style-name="ce1"/>
          <table:table-cell table:style-name="ce9" office:value-type="string" calcext:value-type="string">
            <text:p>serialization time (ns)</text:p>
          </table:table-cell>
          <table:table-cell table:style-name="ce9" office:value-type="string" calcext:value-type="string">
            <text:p>gpu process time (ns)</text:p>
          </table:table-cell>
          <table:table-cell table:style-name="ce9" office:value-type="string" calcext:value-type="string">
            <text:p>de-serialization time (ns)</text:p>
          </table:table-cell>
          <table:table-cell table:style-name="ce9" office:value-type="string" calcext:value-type="string">
            <text:p>Total (ns)</text:p>
          </table:table-cell>
          <table:table-cell table:style-name="ce1" office:value-type="string" calcext:value-type="string">
            <text:p>serialization time (ms)</text:p>
          </table:table-cell>
          <table:table-cell table:style-name="ce1" office:value-type="string" calcext:value-type="string">
            <text:p>gpu process time (ms)</text:p>
          </table:table-cell>
          <table:table-cell table:style-name="ce1" office:value-type="string" calcext:value-type="string">
            <text:p>de-serialization time (ms)</text:p>
          </table:table-cell>
          <table:table-cell table:style-name="ce1" office:value-type="string" calcext:value-type="string">
            <text:p>Total (ms)</text:p>
          </table:table-cell>
          <table:table-cell table:style-name="ce1" office:value-type="string" calcext:value-type="string">
            <text:p>serialization time (%)</text:p>
          </table:table-cell>
          <table:table-cell table:style-name="ce1" office:value-type="string" calcext:value-type="string">
            <text:p>gpu process time (%)</text:p>
          </table:table-cell>
          <table:table-cell table:style-name="ce1" office:value-type="string" calcext:value-type="string">
            <text:p>de-serialization time (%)</text:p>
          </table:table-cell>
          <table:table-cell table:style-name="ce14"/>
          <table:table-cell table:style-name="ce1"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</text:p>
          </table:table-cell>
          <table:table-cell table:style-name="ce5" office:value-type="string" calcext:value-type="string">
            <text:p>CPU_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204742.24" calcext:value-type="float">
            <text:p>204742.24</text:p>
          </table:table-cell>
          <table:table-cell table:formula="of:=[.P3]/1000" office:value-type="float" office:value="204.74224" calcext:value-type="float">
            <text:p>204.74224</text:p>
          </table:table-cell>
          <table:table-cell office:value-type="float" office:value="77.97" calcext:value-type="float">
            <text:p>77.97</text:p>
          </table:table-cell>
          <table:table-cell office:value-type="float" office:value="3.9" calcext:value-type="float">
            <text:p>3.9</text:p>
          </table:table-cell>
          <table:table-cell table:formula="of:=[.O3]/[.S3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8" calcext:value-type="float">
            <text:p>1.88</text:p>
          </table:table-cell>
          <table:table-cell office:value-type="float" office:value="192409.93" calcext:value-type="float">
            <text:p>192409.93</text:p>
          </table:table-cell>
          <table:table-cell table:formula="of:=[.P4]/1000" office:value-type="float" office:value="192.40993" calcext:value-type="float">
            <text:p>192.40993</text:p>
          </table:table-cell>
          <table:table-cell office:value-type="float" office:value="177.84" calcext:value-type="float">
            <text:p>177.84</text:p>
          </table:table-cell>
          <table:table-cell office:value-type="float" office:value="1.88" calcext:value-type="float">
            <text:p>1.88</text:p>
          </table:table-cell>
          <table:table-cell table:formula="of:=[.O4]/[.S4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207305.31" calcext:value-type="float">
            <text:p>207305.31</text:p>
          </table:table-cell>
          <table:table-cell table:formula="of:=[.P5]/1000" office:value-type="float" office:value="207.30531" calcext:value-type="float">
            <text:p>207.30531</text:p>
          </table:table-cell>
          <table:table-cell office:value-type="float" office:value="247.95" calcext:value-type="float">
            <text:p>247.95</text:p>
          </table:table-cell>
          <table:table-cell office:value-type="float" office:value="1.36" calcext:value-type="float">
            <text:p>1.36</text:p>
          </table:table-cell>
          <table:table-cell table:formula="of:=[.O5]/[.S5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193424.11" calcext:value-type="float">
            <text:p>193424.11</text:p>
          </table:table-cell>
          <table:table-cell table:formula="of:=[.P6]/1000" office:value-type="float" office:value="193.42411" calcext:value-type="float">
            <text:p>193.42411</text:p>
          </table:table-cell>
          <table:table-cell office:value-type="float" office:value="354.81" calcext:value-type="float">
            <text:p>354.81</text:p>
          </table:table-cell>
          <table:table-cell office:value-type="float" office:value="0.95" calcext:value-type="float">
            <text:p>0.95</text:p>
          </table:table-cell>
          <table:table-cell table:formula="of:=[.O6]/[.S6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7" calcext:value-type="float">
            <text:p>0.77</text:p>
          </table:table-cell>
          <table:table-cell office:value-type="float" office:value="193602.41" calcext:value-type="float">
            <text:p>193602.41</text:p>
          </table:table-cell>
          <table:table-cell table:formula="of:=[.P7]/1000" office:value-type="float" office:value="193.60241" calcext:value-type="float">
            <text:p>193.60241</text:p>
          </table:table-cell>
          <table:table-cell office:value-type="float" office:value="450.07" calcext:value-type="float">
            <text:p>450.07</text:p>
          </table:table-cell>
          <table:table-cell office:value-type="float" office:value="0.77" calcext:value-type="float">
            <text:p>0.77</text:p>
          </table:table-cell>
          <table:table-cell table:formula="of:=[.O7]/[.S7]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PU_S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56" calcext:value-type="float">
            <text:p>4.56</text:p>
          </table:table-cell>
          <table:table-cell office:value-type="float" office:value="62641.37" calcext:value-type="float">
            <text:p>62641.37</text:p>
          </table:table-cell>
          <table:table-cell table:formula="of:=[.P9]/1000" office:value-type="float" office:value="62.64137" calcext:value-type="float">
            <text:p>62.64137</text:p>
          </table:table-cell>
          <table:table-cell office:value-type="float" office:value="45.77" calcext:value-type="float">
            <text:p>45.77</text:p>
          </table:table-cell>
          <table:table-cell office:value-type="float" office:value="3.9" calcext:value-type="float">
            <text:p>3.9</text:p>
          </table:table-cell>
          <table:table-cell table:formula="of:=[.O9]/[.S9]" office:value-type="float" office:value="1.16923076923077" calcext:value-type="float">
            <text:p>1.1692307692</text:p>
          </table:table-cell>
          <table:table-cell/>
          <table:table-cell office:value-type="float" office:value="5883996.92" calcext:value-type="float">
            <text:p>5883996.92</text:p>
          </table:table-cell>
          <table:table-cell office:value-type="float" office:value="147601612.29" calcext:value-type="float">
            <text:p>147601612.29</text:p>
          </table:table-cell>
          <table:table-cell office:value-type="float" office:value="481037.67" calcext:value-type="float">
            <text:p>481037.67</text:p>
          </table:table-cell>
          <table:table-cell table:formula="of:=SUM([.V9:.X9])" office:value-type="float" office:value="153966646.88" calcext:value-type="float">
            <text:p>153966646.88</text:p>
          </table:table-cell>
          <table:table-cell table:formula="of:=([.V9]/1000000)" office:value-type="float" office:value="5.88399692" calcext:value-type="float">
            <text:p>5.88399692</text:p>
          </table:table-cell>
          <table:table-cell table:style-name="ce8" table:formula="of:=([.W9]/1000000)" office:value-type="float" office:value="147.60161229" calcext:value-type="float">
            <text:p>147.60161229</text:p>
          </table:table-cell>
          <table:table-cell table:style-name="ce8" table:formula="of:=([.X9]/1000000)" office:value-type="float" office:value="0.48103767" calcext:value-type="float">
            <text:p>0.48103767</text:p>
          </table:table-cell>
          <table:table-cell table:style-name="ce8" table:formula="of:=SUM([.Z9:.AB9])" office:value-type="float" office:value="153.96664688" calcext:value-type="float">
            <text:p>153.96664688</text:p>
          </table:table-cell>
          <table:table-cell table:formula="of:=([.V9]/[.Y9])*100" office:value-type="float" office:value="3.82160489900513" calcext:value-type="float">
            <text:p>3.821604899</text:p>
          </table:table-cell>
          <table:table-cell table:style-name="ce8" table:formula="of:=([.W9]/[.Y9])*100" office:value-type="float" office:value="95.8659653119803" calcext:value-type="float">
            <text:p>95.865965312</text:p>
          </table:table-cell>
          <table:table-cell table:style-name="ce8" table:formula="of:=([.X9]/[.Y9])*100" office:value-type="float" office:value="0.312429789014575" calcext:value-type="float">
            <text:p>0.31242978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29" calcext:value-type="float">
            <text:p>2.29</text:p>
          </table:table-cell>
          <table:table-cell office:value-type="float" office:value="31980" calcext:value-type="float">
            <text:p>31980</text:p>
          </table:table-cell>
          <table:table-cell table:formula="of:=[.P10]/1000" office:value-type="float" office:value="31.98" calcext:value-type="float">
            <text:p>31.98</text:p>
          </table:table-cell>
          <table:table-cell office:value-type="float" office:value="58.4" calcext:value-type="float">
            <text:p>58.4</text:p>
          </table:table-cell>
          <table:table-cell office:value-type="float" office:value="1.88" calcext:value-type="float">
            <text:p>1.88</text:p>
          </table:table-cell>
          <table:table-cell table:formula="of:=[.O10]/[.S10]" office:value-type="float" office:value="1.21808510638298" calcext:value-type="float">
            <text:p>1.2180851064</text:p>
          </table:table-cell>
          <table:table-cell/>
          <table:table-cell office:value-type="float" office:value="20426659.34" calcext:value-type="float">
            <text:p>20426659.34</text:p>
          </table:table-cell>
          <table:table-cell office:value-type="float" office:value="588217642.55" calcext:value-type="float">
            <text:p>588217642.55</text:p>
          </table:table-cell>
          <table:table-cell office:value-type="float" office:value="2084270.59" calcext:value-type="float">
            <text:p>2084270.59</text:p>
          </table:table-cell>
          <table:table-cell table:formula="of:=SUM([.V10:.X10])" office:value-type="float" office:value="610728572.48" calcext:value-type="float">
            <text:p>610728572.48</text:p>
          </table:table-cell>
          <table:table-cell table:formula="of:=([.V10]/1000000)" office:value-type="float" office:value="20.42665934" calcext:value-type="float">
            <text:p>20.42665934</text:p>
          </table:table-cell>
          <table:table-cell table:style-name="ce8" table:formula="of:=([.W10]/1000000)" office:value-type="float" office:value="588.21764255" calcext:value-type="float">
            <text:p>588.21764255</text:p>
          </table:table-cell>
          <table:table-cell table:style-name="ce8" table:formula="of:=([.X10]/1000000)" office:value-type="float" office:value="2.08427059" calcext:value-type="float">
            <text:p>2.08427059</text:p>
          </table:table-cell>
          <table:table-cell table:style-name="ce8" table:formula="of:=SUM([.Z10:.AB10])" office:value-type="float" office:value="610.72857248" calcext:value-type="float">
            <text:p>610.72857248</text:p>
          </table:table-cell>
          <table:table-cell table:formula="of:=([.V10]/[.Y10])*100" office:value-type="float" office:value="3.3446379063375" calcext:value-type="float">
            <text:p>3.3446379063</text:p>
          </table:table-cell>
          <table:table-cell table:style-name="ce8" table:formula="of:=([.W10]/[.Y10])*100" office:value-type="float" office:value="96.3140860041001" calcext:value-type="float">
            <text:p>96.3140860041</text:p>
          </table:table-cell>
          <table:table-cell table:style-name="ce8" table:formula="of:=([.X10]/[.Y10])*100" office:value-type="float" office:value="0.341276089562398" calcext:value-type="float">
            <text:p>0.341276089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</text:p>
          </table:table-cell>
          <table:table-cell office:value-type="float" office:value="29483.64" calcext:value-type="float">
            <text:p>29483.64</text:p>
          </table:table-cell>
          <table:table-cell table:formula="of:=[.P11]/1000" office:value-type="float" office:value="29.48364" calcext:value-type="float">
            <text:p>29.48364</text:p>
          </table:table-cell>
          <table:table-cell office:value-type="float" office:value="50.8283333333" calcext:value-type="float">
            <text:p>50.8283333333</text:p>
          </table:table-cell>
          <table:table-cell office:value-type="float" office:value="1.36" calcext:value-type="float">
            <text:p>1.36</text:p>
          </table:table-cell>
          <table:table-cell table:formula="of:=[.O11]/[.S11]" office:value-type="float" office:value="0.485294117647059" calcext:value-type="float">
            <text:p>0.4852941176</text:p>
          </table:table-cell>
          <table:table-cell/>
          <table:table-cell office:value-type="float" office:value="648254063.99" calcext:value-type="float">
            <text:p>648254063.99</text:p>
          </table:table-cell>
          <table:table-cell office:value-type="float" office:value="2066095640.43" calcext:value-type="float">
            <text:p>2066095640.43</text:p>
          </table:table-cell>
          <table:table-cell office:value-type="float" office:value="115527175.36" calcext:value-type="float">
            <text:p>115527175.36</text:p>
          </table:table-cell>
          <table:table-cell table:formula="of:=SUM([.V11:.X11])" office:value-type="float" office:value="2829876879.78" calcext:value-type="float">
            <text:p>2829876879.78</text:p>
          </table:table-cell>
          <table:table-cell table:formula="of:=([.V11]/1000000)" office:value-type="float" office:value="648.25406399" calcext:value-type="float">
            <text:p>648.25406399</text:p>
          </table:table-cell>
          <table:table-cell table:style-name="ce8" table:formula="of:=([.W11]/1000000)" office:value-type="float" office:value="2066.09564043" calcext:value-type="float">
            <text:p>2066.09564043</text:p>
          </table:table-cell>
          <table:table-cell table:style-name="ce8" table:formula="of:=([.X11]/1000000)" office:value-type="float" office:value="115.52717536" calcext:value-type="float">
            <text:p>115.52717536</text:p>
          </table:table-cell>
          <table:table-cell table:style-name="ce8" table:formula="of:=SUM([.Z11:.AB11])" office:value-type="float" office:value="2829.87687978" calcext:value-type="float">
            <text:p>2829.87687978</text:p>
          </table:table-cell>
          <table:table-cell table:formula="of:=([.V11]/[.Y11])*100" office:value-type="float" office:value="22.9075006273911" calcext:value-type="float">
            <text:p>22.9075006274</text:p>
          </table:table-cell>
          <table:table-cell table:style-name="ce8" table:formula="of:=([.W11]/[.Y11])*100" office:value-type="float" office:value="73.0100894209441" calcext:value-type="float">
            <text:p>73.0100894209</text:p>
          </table:table-cell>
          <table:table-cell table:style-name="ce8" table:formula="of:=([.X11]/[.Y11])*100" office:value-type="float" office:value="4.0824099516648" calcext:value-type="float">
            <text:p>4.0824099517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3" calcext:value-type="float">
            <text:p>0.53</text:p>
          </table:table-cell>
          <table:table-cell office:value-type="float" office:value="22367.3" calcext:value-type="float">
            <text:p>22367.3</text:p>
          </table:table-cell>
          <table:table-cell table:formula="of:=[.P12]/1000" office:value-type="float" office:value="22.3673" calcext:value-type="float">
            <text:p>22.3673</text:p>
          </table:table-cell>
          <table:table-cell office:value-type="float" office:value="50.7625" calcext:value-type="float">
            <text:p>50.7625</text:p>
          </table:table-cell>
          <table:table-cell office:value-type="float" office:value="0.95" calcext:value-type="float">
            <text:p>0.95</text:p>
          </table:table-cell>
          <table:table-cell table:formula="of:=[.O12]/[.S12]" office:value-type="float" office:value="0.557894736842105" calcext:value-type="float">
            <text:p>0.5578947368</text:p>
          </table:table-cell>
          <table:table-cell/>
          <table:table-cell office:value-type="float" office:value="1180229257.41" calcext:value-type="float">
            <text:p>1180229257.41</text:p>
          </table:table-cell>
          <table:table-cell office:value-type="float" office:value="3547695056.37" calcext:value-type="float">
            <text:p>3547695056.37</text:p>
          </table:table-cell>
          <table:table-cell office:value-type="float" office:value="88067006.71" calcext:value-type="float">
            <text:p>88067006.71</text:p>
          </table:table-cell>
          <table:table-cell table:formula="of:=SUM([.V12:.X12])" office:value-type="float" office:value="4815991320.49" calcext:value-type="float">
            <text:p>4815991320.49</text:p>
          </table:table-cell>
          <table:table-cell table:formula="of:=([.V12]/1000000)" office:value-type="float" office:value="1180.22925741" calcext:value-type="float">
            <text:p>1180.22925741</text:p>
          </table:table-cell>
          <table:table-cell table:style-name="ce8" table:formula="of:=([.W12]/1000000)" office:value-type="float" office:value="3547.69505637" calcext:value-type="float">
            <text:p>3547.69505637</text:p>
          </table:table-cell>
          <table:table-cell table:style-name="ce8" table:formula="of:=([.X12]/1000000)" office:value-type="float" office:value="88.06700671" calcext:value-type="float">
            <text:p>88.06700671</text:p>
          </table:table-cell>
          <table:table-cell table:style-name="ce8" table:formula="of:=SUM([.Z12:.AB12])" office:value-type="float" office:value="4815.99132049" calcext:value-type="float">
            <text:p>4815.99132049</text:p>
          </table:table-cell>
          <table:table-cell table:formula="of:=([.V12]/[.Y12])*100" office:value-type="float" office:value="24.5064656239854" calcext:value-type="float">
            <text:p>24.506465624</text:p>
          </table:table-cell>
          <table:table-cell table:style-name="ce8" table:formula="of:=([.W12]/[.Y12])*100" office:value-type="float" office:value="73.6648972201437" calcext:value-type="float">
            <text:p>73.6648972201</text:p>
          </table:table-cell>
          <table:table-cell table:style-name="ce8" table:formula="of:=([.X12]/[.Y12])*100" office:value-type="float" office:value="1.82863715587095" calcext:value-type="float">
            <text:p>1.828637155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3655.12" calcext:value-type="float">
            <text:p>33655.12</text:p>
          </table:table-cell>
          <table:table-cell table:formula="of:=[.P13]/1000" office:value-type="float" office:value="33.65512" calcext:value-type="float">
            <text:p>33.65512</text:p>
          </table:table-cell>
          <table:table-cell office:value-type="float" office:value="39.484" calcext:value-type="float">
            <text:p>39.484</text:p>
          </table:table-cell>
          <table:table-cell office:value-type="float" office:value="0.77" calcext:value-type="float">
            <text:p>0.77</text:p>
          </table:table-cell>
          <table:table-cell table:formula="of:=[.O13]/[.S13]" office:value-type="float" office:value="0.12987012987013" calcext:value-type="float">
            <text:p>0.1298701299</text:p>
          </table:table-cell>
          <table:table-cell/>
          <table:table-cell office:value-type="float" office:value="14461922468.8" calcext:value-type="float">
            <text:p>14461922468.8</text:p>
          </table:table-cell>
          <table:table-cell office:value-type="float" office:value="13573613658.7" calcext:value-type="float">
            <text:p>13573613658.7</text:p>
          </table:table-cell>
          <table:table-cell office:value-type="float" office:value="290914838.97" calcext:value-type="float">
            <text:p>290914838.97</text:p>
          </table:table-cell>
          <table:table-cell table:formula="of:=SUM([.V13:.X13])" office:value-type="float" office:value="28326450966.47" calcext:value-type="float">
            <text:p>28326450966.47</text:p>
          </table:table-cell>
          <table:table-cell table:formula="of:=([.V13]/1000000)" office:value-type="float" office:value="14461.9224688" calcext:value-type="float">
            <text:p>14461.9224688</text:p>
          </table:table-cell>
          <table:table-cell table:style-name="ce8" table:formula="of:=([.W13]/1000000)" office:value-type="float" office:value="13573.6136587" calcext:value-type="float">
            <text:p>13573.6136587</text:p>
          </table:table-cell>
          <table:table-cell table:style-name="ce8" table:formula="of:=([.X13]/1000000)" office:value-type="float" office:value="290.91483897" calcext:value-type="float">
            <text:p>290.91483897</text:p>
          </table:table-cell>
          <table:table-cell table:style-name="ce8" table:formula="of:=SUM([.Z13:.AB13])" office:value-type="float" office:value="28326.45096647" calcext:value-type="float">
            <text:p>28326.45096647</text:p>
          </table:table-cell>
          <table:table-cell table:formula="of:=([.V13]/[.Y13])*100" office:value-type="float" office:value="51.0544807957713" calcext:value-type="float">
            <text:p>51.0544807958</text:p>
          </table:table-cell>
          <table:table-cell table:style-name="ce8" table:formula="of:=([.W13]/[.Y13])*100" office:value-type="float" office:value="47.918511481608" calcext:value-type="float">
            <text:p>47.9185114816</text:p>
          </table:table-cell>
          <table:table-cell table:style-name="ce8" table:formula="of:=([.X13]/[.Y13])*100" office:value-type="float" office:value="1.02700772262065" calcext:value-type="float">
            <text:p>1.0270077226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32"/>
          <table:table-cell/>
          <table:table-cell table:style-name="ce3" table:number-columns-repeated="99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Join query GPU processing time breakdown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style-name="ce4"/>
          <table:table-cell/>
          <table:table-cell table:style-name="ce6"/>
          <table:table-cell table:number-columns-repeated="1021"/>
        </table:table-row>
        <table:table-row table:style-name="ro1">
          <table:table-cell table:style-name="ce3"/>
          <table:table-cell table:style-name="ce6" office:value-type="string" calcext:value-type="string">
            <text:p>GPU Kernel</text:p>
          </table:table-cell>
          <table:table-cell table:style-name="ce6" office:value-type="string" calcext:value-type="string">
            <text:p>Time(%)</text:p>
          </table:table-cell>
          <table:table-cell table:style-name="ce6" office:value-type="string" calcext:value-type="string">
            <text:p>Average Time(u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DA memcpy HtoD</text:p>
          </table:table-cell>
          <table:table-cell table:formula="of:=([.D20]/[.D24])*100" office:value-type="float" office:value="0.243542303109158" calcext:value-type="float">
            <text:p>0.2435423031</text:p>
          </table:table-cell>
          <table:table-cell office:value-type="float" office:value="30.428" calcext:value-type="float">
            <text:p>30.4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cessEventsJoinLeftTriggerCurrentOn</text:p>
          </table:table-cell>
          <table:table-cell table:formula="of:=([.D21]/[.D24])*100" office:value-type="float" office:value="46.7787232325975" calcext:value-type="float">
            <text:p>46.7787232326</text:p>
          </table:table-cell>
          <table:table-cell office:value-type="float" office:value="5844.5" calcext:value-type="float">
            <text:p>5844.5</text:p>
          </table:table-cell>
          <table:table-cell table:number-columns-repeated="29"/>
          <table:table-cell table:style-name="ce3" table:number-columns-repeated="6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ProcessEventsJoinRightTriggerCurrentOn</text:p>
          </table:table-cell>
          <table:table-cell table:formula="of:=([.D22]/[.D24])*100" office:value-type="float" office:value="43.4931272214791" calcext:value-type="float">
            <text:p>43.4931272215</text:p>
          </table:table-cell>
          <table:table-cell office:value-type="float" office:value="5434" calcext:value-type="float">
            <text:p>5434</text:p>
          </table:table-cell>
          <table:table-cell table:number-columns-repeated="29"/>
          <table:table-cell table:style-name="ce2" table:number-columns-repeated="6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CUDA memcpy DtoH</text:p>
          </table:table-cell>
          <table:table-cell table:formula="of:=([.D23]/[.D24])*100" office:value-type="float" office:value="9.48460724281427" calcext:value-type="float">
            <text:p>9.4846072428</text:p>
          </table:table-cell>
          <table:table-cell office:value-type="float" office:value="1185" calcext:value-type="float">
            <text:p>1185</text:p>
          </table:table-cell>
          <table:table-cell table:number-columns-repeated="29"/>
          <table:table-cell table:style-name="ce2" table:number-columns-repeated="6"/>
          <table:table-cell table:number-columns-repeated="985"/>
        </table:table-row>
        <table:table-row table:style-name="ro1">
          <table:table-cell table:number-columns-repeated="2"/>
          <table:table-cell table:formula="of:=SUM([.C20:.C23])" office:value-type="float" office:value="100" calcext:value-type="float">
            <text:p>100</text:p>
          </table:table-cell>
          <table:table-cell table:formula="of:=SUM([.D20:.D23])" office:value-type="float" office:value="12493.928" calcext:value-type="float">
            <text:p>12493.92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Note:</text:span></text:p>
            <text:p>Threads per block = events-per-tblock(b) → 128</text:p>
            <text:p>Blocks per grid = batch-size / events-per-tblock(b) → 16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33"/>
          <table:table-cell table:style-name="ce16" table:number-columns-repeated="6"/>
          <table:table-cell table:number-columns-repeated="985"/>
        </table:table-row>
        <table:table-row table:style-name="ro1" table:number-rows-repeated="20">
          <table:table-cell table:number-columns-repeated="1024"/>
        </table:table-row>
        <table:table-row table:style-name="ro1" table:number-rows-repeated="2">
          <table:table-cell table:number-columns-repeated="33"/>
          <table:table-cell table:style-name="ce2" table:number-columns-repeated="6"/>
          <table:table-cell table:number-columns-repeated="985"/>
        </table:table-row>
        <table:table-row table:style-name="ro1" table:number-rows-repeated="28">
          <table:table-cell table:number-columns-repeated="1024"/>
        </table:table-row>
        <table:table-row table:style-name="ro1" table:number-rows-repeated="2">
          <table:table-cell table:number-columns-repeated="33"/>
          <table:table-cell table:style-name="ce2" table:number-columns-repeated="6"/>
          <table:table-cell table:number-columns-repeated="985"/>
        </table:table-row>
        <table:table-row table:style-name="ro1" table:number-rows-repeated="29">
          <table:table-cell table:number-columns-repeated="1024"/>
        </table:table-row>
        <table:table-row table:style-name="ro1" table:number-rows-repeated="2">
          <table:table-cell table:number-columns-repeated="33"/>
          <table:table-cell table:style-name="ce2" table:number-columns-repeated="6"/>
          <table:table-cell table:number-columns-repeated="985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" table:style-name="ta1">
        <table:shapes>
          <draw:frame draw:z-index="0" draw:style-name="gr1" draw:text-style-name="P1" svg:width="443.57pt" svg:height="253.45pt" svg:x="3648.3pt" svg:y="0.85pt">
            <loext:p draw:notify-on-update-of-ranges="Mix.O16:Mix.O19 Mix.O15:Mix.O19  Mix.U3:Mix.U7 Mix.O15:Mix.O19  Mix.U15:Mix.U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46.14pt" svg:height="278.73pt" svg:x="3647.2pt" svg:y="280.18pt">
            <loext:p draw:notify-on-update-of-ranges="Mix.O15:Mix.O19  Mix.R3:Mix.R7  Mix.R15:Mix.R1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44.16pt" svg:height="253.11pt" svg:x="3649.44pt" svg:y="586.2pt">
            <loext:p draw:notify-on-update-of-ranges="Mix.O16:Mix.O19 Mix.O15:Mix.O19  Mix.S3:Mix.S7 Mix.O15:Mix.O19  Mix.S15:Mix.S1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44.33pt" svg:height="345.23pt" svg:x="3647.82pt" svg:y="867.23pt">
            <loext:p draw:notify-on-update-of-ranges="Mix.O15:Mix.O19  Mix.AA15:Mix.AA19  Mix.AB15:Mix.AB19  Mix.AC15:Mix.AC1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445.75pt" svg:height="383.44pt" svg:x="3648.3pt" svg:y="1237.83pt">
            <loext:p draw:notify-on-update-of-ranges="Mix.O15:Mix.O19  Mix.AE15:Mix.AE19 Mix.AE15:Mix.AE19  Mix.AF15:Mix.AF19 Mix.AF15:Mix.AF19  Mix.AG15:Mix.AG19 Mix.AG15:Mix.AG1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2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34" table:default-cell-style-name="Default"/>
        <table:table-column table:style-name="co4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2" table:default-cell-style-name="ce2"/>
        <table:table-column table:style-name="co12" table:number-columns-repeated="990" table:default-cell-style-name="Default"/>
        <table:table-row table:style-name="ro1"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CPU/GPU</text:p>
          </table:table-cell>
          <table:table-cell table:style-name="ce1" office:value-type="string" calcext:value-type="string">
            <text:p>execplan-count(x)</text:p>
          </table:table-cell>
          <table:table-cell table:style-name="ce6" office:value-type="string" calcext:value-type="string">
            <text:p>usecase-count(c)</text:p>
          </table:table-cell>
          <table:table-cell table:style-name="ce1" office:value-type="string" calcext:value-type="string">
            <text:p>ring-buffer-size (r)</text:p>
          </table:table-cell>
          <table:table-cell table:style-name="ce1" office:value-type="string" calcext:value-type="string">
            <text:p>threadpool-size(t)</text:p>
          </table:table-cell>
          <table:table-cell table:style-name="ce1" office:value-type="string" calcext:value-type="string">
            <text:p>batch-min-size(z)</text:p>
          </table:table-cell>
          <table:table-cell table:style-name="ce1" office:value-type="string" calcext:value-type="string">
            <text:p>batch-max-size(Z)</text:p>
          </table:table-cell>
          <table:table-cell table:style-name="ce1" office:value-type="string" calcext:value-type="string">
            <text:p>events-per-tblock(b)</text:p>
          </table:table-cell>
          <table:table-cell table:style-name="ce1" office:value-type="string" calcext:value-type="string">
            <text:p>work-size(w)</text:p>
          </table:table-cell>
          <table:table-cell table:style-name="ce1" office:value-type="string" calcext:value-type="string">
            <text:p>selector-workers(l)</text:p>
          </table:table-cell>
          <table:table-cell table:style-name="ce1" office:value-type="string" calcext:value-type="string">
            <text:p>soft-batch-scheduling(s)</text:p>
          </table:table-cell>
          <table:table-cell/>
          <table:table-cell table:style-name="ce6" office:value-type="string" calcext:value-type="string">
            <text:p>Concurrent Queries</text:p>
          </table:table-cell>
          <table:table-cell table:style-name="ce6" office:value-type="string" calcext:value-type="string">
            <text:p>No. of concurrent use cases</text:p>
          </table:table-cell>
          <table:table-cell table:style-name="ce1" office:value-type="string" calcext:value-type="string">
            <text:p>Speed Up</text:p>
          </table:table-cell>
          <table:table-cell table:style-name="ce1" office:value-type="string" calcext:value-type="string">
            <text:p>EventProcessTroughput (EPS)</text:p>
          </table:table-cell>
          <table:table-cell table:style-name="ce1" office:value-type="string" calcext:value-type="string">
            <text:p>EventProcessTroughput (EPS) / 1000</text:p>
          </table:table-cell>
          <table:table-cell table:style-name="ce1" office:value-type="string" calcext:value-type="string">
            <text:p>QueuePublishLatency (ms)</text:p>
          </table:table-cell>
          <table:table-cell table:style-name="ce1" office:value-type="string" calcext:value-type="string">
            <text:p>Speed up of CPU_ST</text:p>
          </table:table-cell>
          <table:table-cell table:style-name="ce1" office:value-type="string" calcext:value-type="string">
            <text:p>Normalize Speed up</text:p>
          </table:table-cell>
          <table:table-cell table:style-name="ce1"/>
          <table:table-cell table:style-name="ce9" office:value-type="string" calcext:value-type="string">
            <text:p>serialization time (ns)</text:p>
          </table:table-cell>
          <table:table-cell table:style-name="ce9" office:value-type="string" calcext:value-type="string">
            <text:p>gpu process time (ns)</text:p>
          </table:table-cell>
          <table:table-cell table:style-name="ce9" office:value-type="string" calcext:value-type="string">
            <text:p>de-serialization time (ns)</text:p>
          </table:table-cell>
          <table:table-cell table:style-name="ce9" office:value-type="string" calcext:value-type="string">
            <text:p>Total (ns)</text:p>
          </table:table-cell>
          <table:table-cell table:style-name="ce1" office:value-type="string" calcext:value-type="string">
            <text:p>serialization time (ms)</text:p>
          </table:table-cell>
          <table:table-cell table:style-name="ce1" office:value-type="string" calcext:value-type="string">
            <text:p>gpu process time (ms)</text:p>
          </table:table-cell>
          <table:table-cell table:style-name="ce1" office:value-type="string" calcext:value-type="string">
            <text:p>de-serialization time (ms)</text:p>
          </table:table-cell>
          <table:table-cell table:style-name="ce1" office:value-type="string" calcext:value-type="string">
            <text:p>Total (ms)</text:p>
          </table:table-cell>
          <table:table-cell table:style-name="ce1" office:value-type="string" calcext:value-type="string">
            <text:p>serialization time (%)</text:p>
          </table:table-cell>
          <table:table-cell table:style-name="ce1" office:value-type="string" calcext:value-type="string">
            <text:p>gpu process time (%)</text:p>
          </table:table-cell>
          <table:table-cell table:style-name="ce1" office:value-type="string" calcext:value-type="string">
            <text:p>de-serialization time (%)</text:p>
          </table:table-cell>
          <table:table-cell table:style-name="ce14"/>
          <table:table-cell table:style-name="ce1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</text:p>
          </table:table-cell>
          <table:table-cell table:style-name="ce5" office:value-type="string" calcext:value-type="string">
            <text:p>CPU_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19" calcext:value-type="float">
            <text:p>6.19</text:p>
          </table:table-cell>
          <table:table-cell office:value-type="float" office:value="3205002.08" calcext:value-type="float">
            <text:p>3205002.08</text:p>
          </table:table-cell>
          <table:table-cell table:formula="of:=[.Q3]/1000" office:value-type="float" office:value="3205.00208" calcext:value-type="float">
            <text:p>3205.00208</text:p>
          </table:table-cell>
          <table:table-cell office:value-type="float" office:value="45.65" calcext:value-type="float">
            <text:p>45.65</text:p>
          </table:table-cell>
          <table:table-cell office:value-type="float" office:value="6.19" calcext:value-type="float">
            <text:p>6.19</text:p>
          </table:table-cell>
          <table:table-cell table:formula="of:=[.P3]/[.T3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21" calcext:value-type="float">
            <text:p>3.21</text:p>
          </table:table-cell>
          <table:table-cell office:value-type="float" office:value="3429264.83" calcext:value-type="float">
            <text:p>3429264.83</text:p>
          </table:table-cell>
          <table:table-cell table:formula="of:=[.Q4]/1000" office:value-type="float" office:value="3429.26483" calcext:value-type="float">
            <text:p>3429.26483</text:p>
          </table:table-cell>
          <table:table-cell office:value-type="float" office:value="99.88" calcext:value-type="float">
            <text:p>99.88</text:p>
          </table:table-cell>
          <table:table-cell office:value-type="float" office:value="3.21" calcext:value-type="float">
            <text:p>3.21</text:p>
          </table:table-cell>
          <table:table-cell table:formula="of:=[.P4]/[.T4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3659513.94" calcext:value-type="float">
            <text:p>3659513.94</text:p>
          </table:table-cell>
          <table:table-cell table:formula="of:=[.Q5]/1000" office:value-type="float" office:value="3659.51394" calcext:value-type="float">
            <text:p>3659.51394</text:p>
          </table:table-cell>
          <table:table-cell office:value-type="float" office:value="137.53" calcext:value-type="float">
            <text:p>137.53</text:p>
          </table:table-cell>
          <table:table-cell office:value-type="float" office:value="2.41" calcext:value-type="float">
            <text:p>2.41</text:p>
          </table:table-cell>
          <table:table-cell table:formula="of:=[.P5]/[.T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71" calcext:value-type="float">
            <text:p>1.71</text:p>
          </table:table-cell>
          <table:table-cell office:value-type="float" office:value="3596878.12" calcext:value-type="float">
            <text:p>3596878.12</text:p>
          </table:table-cell>
          <table:table-cell table:formula="of:=[.Q6]/1000" office:value-type="float" office:value="3596.87812" calcext:value-type="float">
            <text:p>3596.87812</text:p>
          </table:table-cell>
          <table:table-cell office:value-type="float" office:value="194.73" calcext:value-type="float">
            <text:p>194.73</text:p>
          </table:table-cell>
          <table:table-cell office:value-type="float" office:value="1.71" calcext:value-type="float">
            <text:p>1.71</text:p>
          </table:table-cell>
          <table:table-cell table:formula="of:=[.P6]/[.T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3848829.43" calcext:value-type="float">
            <text:p>3848829.43</text:p>
          </table:table-cell>
          <table:table-cell table:formula="of:=[.Q7]/1000" office:value-type="float" office:value="3848.82943" calcext:value-type="float">
            <text:p>3848.82943</text:p>
          </table:table-cell>
          <table:table-cell office:value-type="float" office:value="222.84" calcext:value-type="float">
            <text:p>222.84</text:p>
          </table:table-cell>
          <table:table-cell office:value-type="float" office:value="1.51" calcext:value-type="float">
            <text:p>1.51</text:p>
          </table:table-cell>
          <table:table-cell table:formula="of:=[.P7]/[.T7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PU_M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7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.19" calcext:value-type="float">
            <text:p>6.19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7"/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.21" calcext:value-type="float">
            <text:p>3.2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7"/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41" calcext:value-type="float">
            <text:p>2.4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7"/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.71" calcext:value-type="float">
            <text:p>1.7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7"/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.51" calcext:value-type="float">
            <text:p>1.51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PU_S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.74" calcext:value-type="float">
            <text:p>9.74</text:p>
          </table:table-cell>
          <table:table-cell office:value-type="float" office:value="9218275.73" calcext:value-type="float">
            <text:p>9218275.73</text:p>
          </table:table-cell>
          <table:table-cell table:formula="of:=[.Q15]/1000" office:value-type="float" office:value="9218.27573" calcext:value-type="float">
            <text:p>9218.27573</text:p>
          </table:table-cell>
          <table:table-cell office:value-type="float" office:value="21.77" calcext:value-type="float">
            <text:p>21.77</text:p>
          </table:table-cell>
          <table:table-cell office:value-type="float" office:value="6.19" calcext:value-type="float">
            <text:p>6.19</text:p>
          </table:table-cell>
          <table:table-cell table:formula="of:=[.P15]/[.T15]" office:value-type="float" office:value="1.5735056542811" calcext:value-type="float">
            <text:p>1.5735056543</text:p>
          </table:table-cell>
          <table:table-cell/>
          <table:table-cell office:value-type="float" office:value="1738889.78" calcext:value-type="float">
            <text:p>1738889.78</text:p>
          </table:table-cell>
          <table:table-cell office:value-type="float" office:value="33900935.03" calcext:value-type="float">
            <text:p>33900935.03</text:p>
          </table:table-cell>
          <table:table-cell office:value-type="float" office:value="260112.91" calcext:value-type="float">
            <text:p>260112.91</text:p>
          </table:table-cell>
          <table:table-cell table:formula="of:=SUM([.W15:.Y15])" office:value-type="float" office:value="35899937.72" calcext:value-type="float">
            <text:p>35899937.72</text:p>
          </table:table-cell>
          <table:table-cell table:formula="of:=([.W15]/1000000)" office:value-type="float" office:value="1.73888978" calcext:value-type="float">
            <text:p>1.73888978</text:p>
          </table:table-cell>
          <table:table-cell table:style-name="ce8" table:formula="of:=([.X15]/1000000)" office:value-type="float" office:value="33.90093503" calcext:value-type="float">
            <text:p>33.90093503</text:p>
          </table:table-cell>
          <table:table-cell table:style-name="ce8" table:formula="of:=([.Y15]/1000000)" office:value-type="float" office:value="0.26011291" calcext:value-type="float">
            <text:p>0.26011291</text:p>
          </table:table-cell>
          <table:table-cell table:style-name="ce8" table:formula="of:=SUM([.AA15:.AC15])" office:value-type="float" office:value="35.89993772" calcext:value-type="float">
            <text:p>35.89993772</text:p>
          </table:table-cell>
          <table:table-cell table:formula="of:=([.W15]/[.Z15])*100" office:value-type="float" office:value="4.84371252552691" calcext:value-type="float">
            <text:p>4.8437125255</text:p>
          </table:table-cell>
          <table:table-cell table:style-name="ce8" table:formula="of:=([.X15]/[.Z15])*100" office:value-type="float" office:value="94.4317377216887" calcext:value-type="float">
            <text:p>94.4317377217</text:p>
          </table:table-cell>
          <table:table-cell table:style-name="ce8" table:formula="of:=([.Y15]/[.Z15])*100" office:value-type="float" office:value="0.724549752784362" calcext:value-type="float">
            <text:p>0.7245497528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72" calcext:value-type="float">
            <text:p>4.72</text:p>
          </table:table-cell>
          <table:table-cell office:value-type="float" office:value="5222104.12" calcext:value-type="float">
            <text:p>5222104.12</text:p>
          </table:table-cell>
          <table:table-cell table:formula="of:=[.Q16]/1000" office:value-type="float" office:value="5222.10412" calcext:value-type="float">
            <text:p>5222.10412</text:p>
          </table:table-cell>
          <table:table-cell office:value-type="float" office:value="38.355" calcext:value-type="float">
            <text:p>38.355</text:p>
          </table:table-cell>
          <table:table-cell office:value-type="float" office:value="3.21" calcext:value-type="float">
            <text:p>3.21</text:p>
          </table:table-cell>
          <table:table-cell table:formula="of:=[.P16]/[.T16]" office:value-type="float" office:value="1.47040498442368" calcext:value-type="float">
            <text:p>1.4704049844</text:p>
          </table:table-cell>
          <table:table-cell/>
          <table:table-cell office:value-type="float" office:value="7580897.12" calcext:value-type="float">
            <text:p>7580897.12</text:p>
          </table:table-cell>
          <table:table-cell office:value-type="float" office:value="139320172.32" calcext:value-type="float">
            <text:p>139320172.32</text:p>
          </table:table-cell>
          <table:table-cell office:value-type="float" office:value="576229.7" calcext:value-type="float">
            <text:p>576229.7</text:p>
          </table:table-cell>
          <table:table-cell table:formula="of:=SUM([.W16:.Y16])" office:value-type="float" office:value="147477299.14" calcext:value-type="float">
            <text:p>147477299.14</text:p>
          </table:table-cell>
          <table:table-cell table:formula="of:=([.W16]/1000000)" office:value-type="float" office:value="7.58089712" calcext:value-type="float">
            <text:p>7.58089712</text:p>
          </table:table-cell>
          <table:table-cell table:style-name="ce8" table:formula="of:=([.X16]/1000000)" office:value-type="float" office:value="139.32017232" calcext:value-type="float">
            <text:p>139.32017232</text:p>
          </table:table-cell>
          <table:table-cell table:style-name="ce8" table:formula="of:=([.Y16]/1000000)" office:value-type="float" office:value="0.5762297" calcext:value-type="float">
            <text:p>0.5762297</text:p>
          </table:table-cell>
          <table:table-cell table:style-name="ce8" table:formula="of:=SUM([.AA16:.AC16])" office:value-type="float" office:value="147.47729914" calcext:value-type="float">
            <text:p>147.47729914</text:p>
          </table:table-cell>
          <table:table-cell table:formula="of:=([.W16]/[.Z16])*100" office:value-type="float" office:value="5.14038239390556" calcext:value-type="float">
            <text:p>5.1403823939</text:p>
          </table:table-cell>
          <table:table-cell table:style-name="ce8" table:formula="of:=([.X16]/[.Z16])*100" office:value-type="float" office:value="94.4688932686132" calcext:value-type="float">
            <text:p>94.4688932686</text:p>
          </table:table-cell>
          <table:table-cell table:style-name="ce8" table:formula="of:=([.Y16]/[.Z16])*100" office:value-type="float" office:value="0.390724337481246" calcext:value-type="float">
            <text:p>0.3907243375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.44" calcext:value-type="float">
            <text:p>3.44</text:p>
          </table:table-cell>
          <table:table-cell office:value-type="float" office:value="4756607.13" calcext:value-type="float">
            <text:p>4756607.13</text:p>
          </table:table-cell>
          <table:table-cell table:formula="of:=[.Q17]/1000" office:value-type="float" office:value="4756.60713" calcext:value-type="float">
            <text:p>4756.60713</text:p>
          </table:table-cell>
          <table:table-cell office:value-type="float" office:value="59.67" calcext:value-type="float">
            <text:p>59.67</text:p>
          </table:table-cell>
          <table:table-cell office:value-type="float" office:value="2.41" calcext:value-type="float">
            <text:p>2.41</text:p>
          </table:table-cell>
          <table:table-cell table:formula="of:=[.P17]/[.T17]" office:value-type="float" office:value="1.42738589211618" calcext:value-type="float">
            <text:p>1.4273858921</text:p>
          </table:table-cell>
          <table:table-cell/>
          <table:table-cell office:value-type="float" office:value="9385405.36" calcext:value-type="float">
            <text:p>9385405.36</text:p>
          </table:table-cell>
          <table:table-cell office:value-type="float" office:value="295207475.55" calcext:value-type="float">
            <text:p>295207475.55</text:p>
          </table:table-cell>
          <table:table-cell office:value-type="float" office:value="976048.72" calcext:value-type="float">
            <text:p>976048.72</text:p>
          </table:table-cell>
          <table:table-cell table:formula="of:=SUM([.W17:.Y17])" office:value-type="float" office:value="305568929.63" calcext:value-type="float">
            <text:p>305568929.63</text:p>
          </table:table-cell>
          <table:table-cell table:formula="of:=([.W17]/1000000)" office:value-type="float" office:value="9.38540536" calcext:value-type="float">
            <text:p>9.38540536</text:p>
          </table:table-cell>
          <table:table-cell table:style-name="ce8" table:formula="of:=([.X17]/1000000)" office:value-type="float" office:value="295.20747555" calcext:value-type="float">
            <text:p>295.20747555</text:p>
          </table:table-cell>
          <table:table-cell table:style-name="ce8" table:formula="of:=([.Y17]/1000000)" office:value-type="float" office:value="0.97604872" calcext:value-type="float">
            <text:p>0.97604872</text:p>
          </table:table-cell>
          <table:table-cell table:style-name="ce8" table:formula="of:=SUM([.AA17:.AC17])" office:value-type="float" office:value="305.56892963" calcext:value-type="float">
            <text:p>305.56892963</text:p>
          </table:table-cell>
          <table:table-cell table:formula="of:=([.W17]/[.Z17])*100" office:value-type="float" office:value="3.07145277216645" calcext:value-type="float">
            <text:p>3.0714527722</text:p>
          </table:table-cell>
          <table:table-cell table:style-name="ce8" table:formula="of:=([.X17]/[.Z17])*100" office:value-type="float" office:value="96.6091270822114" calcext:value-type="float">
            <text:p>96.6091270822</text:p>
          </table:table-cell>
          <table:table-cell table:style-name="ce8" table:formula="of:=([.Y17]/[.Z17])*100" office:value-type="float" office:value="0.319420145622087" calcext:value-type="float">
            <text:p>0.3194201456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.69" calcext:value-type="float">
            <text:p>2.69</text:p>
          </table:table-cell>
          <table:table-cell office:value-type="float" office:value="5087035.8" calcext:value-type="float">
            <text:p>5087035.8</text:p>
          </table:table-cell>
          <table:table-cell table:formula="of:=[.Q18]/1000" office:value-type="float" office:value="5087.0358" calcext:value-type="float">
            <text:p>5087.0358</text:p>
          </table:table-cell>
          <table:table-cell office:value-type="float" office:value="27.1925" calcext:value-type="float">
            <text:p>27.1925</text:p>
          </table:table-cell>
          <table:table-cell office:value-type="float" office:value="1.71" calcext:value-type="float">
            <text:p>1.71</text:p>
          </table:table-cell>
          <table:table-cell table:formula="of:=[.P18]/[.T18]" office:value-type="float" office:value="1.57309941520468" calcext:value-type="float">
            <text:p>1.5730994152</text:p>
          </table:table-cell>
          <table:table-cell/>
          <table:table-cell office:value-type="float" office:value="14259508.52" calcext:value-type="float">
            <text:p>14259508.52</text:p>
          </table:table-cell>
          <table:table-cell office:value-type="float" office:value="502334177.27" calcext:value-type="float">
            <text:p>502334177.27</text:p>
          </table:table-cell>
          <table:table-cell office:value-type="float" office:value="1988510.22" calcext:value-type="float">
            <text:p>1988510.22</text:p>
          </table:table-cell>
          <table:table-cell table:formula="of:=SUM([.W18:.Y18])" office:value-type="float" office:value="518582196.01" calcext:value-type="float">
            <text:p>518582196.01</text:p>
          </table:table-cell>
          <table:table-cell table:formula="of:=([.W18]/1000000)" office:value-type="float" office:value="14.25950852" calcext:value-type="float">
            <text:p>14.25950852</text:p>
          </table:table-cell>
          <table:table-cell table:style-name="ce8" table:formula="of:=([.X18]/1000000)" office:value-type="float" office:value="502.33417727" calcext:value-type="float">
            <text:p>502.33417727</text:p>
          </table:table-cell>
          <table:table-cell table:style-name="ce8" table:formula="of:=([.Y18]/1000000)" office:value-type="float" office:value="1.98851022" calcext:value-type="float">
            <text:p>1.98851022</text:p>
          </table:table-cell>
          <table:table-cell table:style-name="ce8" table:formula="of:=SUM([.AA18:.AC18])" office:value-type="float" office:value="518.58219601" calcext:value-type="float">
            <text:p>518.58219601</text:p>
          </table:table-cell>
          <table:table-cell table:formula="of:=([.W18]/[.Z18])*100" office:value-type="float" office:value="2.74971038915594" calcext:value-type="float">
            <text:p>2.7497103892</text:p>
          </table:table-cell>
          <table:table-cell table:style-name="ce8" table:formula="of:=([.X18]/[.Z18])*100" office:value-type="float" office:value="96.8668383016206" calcext:value-type="float">
            <text:p>96.8668383016</text:p>
          </table:table-cell>
          <table:table-cell table:style-name="ce8" table:formula="of:=([.Y18]/[.Z18])*100" office:value-type="float" office:value="0.383451309223438" calcext:value-type="float">
            <text:p>0.3834513092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5518643.85" calcext:value-type="float">
            <text:p>5518643.85</text:p>
          </table:table-cell>
          <table:table-cell table:formula="of:=[.Q19]/1000" office:value-type="float" office:value="5518.64385" calcext:value-type="float">
            <text:p>5518.64385</text:p>
          </table:table-cell>
          <table:table-cell office:value-type="float" office:value="42.894" calcext:value-type="float">
            <text:p>42.894</text:p>
          </table:table-cell>
          <table:table-cell office:value-type="float" office:value="1.51" calcext:value-type="float">
            <text:p>1.51</text:p>
          </table:table-cell>
          <table:table-cell table:formula="of:=[.P19]/[.T19]" office:value-type="float" office:value="1.47682119205298" calcext:value-type="float">
            <text:p>1.4768211921</text:p>
          </table:table-cell>
          <table:table-cell/>
          <table:table-cell office:value-type="float" office:value="18105033.86" calcext:value-type="float">
            <text:p>18105033.86</text:p>
          </table:table-cell>
          <table:table-cell office:value-type="float" office:value="753011541.75" calcext:value-type="float">
            <text:p>753011541.75</text:p>
          </table:table-cell>
          <table:table-cell office:value-type="float" office:value="8376532.88" calcext:value-type="float">
            <text:p>8376532.88</text:p>
          </table:table-cell>
          <table:table-cell table:formula="of:=SUM([.W19:.Y19])" office:value-type="float" office:value="779493108.49" calcext:value-type="float">
            <text:p>779493108.49</text:p>
          </table:table-cell>
          <table:table-cell table:formula="of:=([.W19]/1000000)" office:value-type="float" office:value="18.10503386" calcext:value-type="float">
            <text:p>18.10503386</text:p>
          </table:table-cell>
          <table:table-cell table:style-name="ce8" table:formula="of:=([.X19]/1000000)" office:value-type="float" office:value="753.01154175" calcext:value-type="float">
            <text:p>753.01154175</text:p>
          </table:table-cell>
          <table:table-cell table:style-name="ce8" table:formula="of:=([.Y19]/1000000)" office:value-type="float" office:value="8.37653288" calcext:value-type="float">
            <text:p>8.37653288</text:p>
          </table:table-cell>
          <table:table-cell table:style-name="ce8" table:formula="of:=SUM([.AA19:.AC19])" office:value-type="float" office:value="779.49310849" calcext:value-type="float">
            <text:p>779.49310849</text:p>
          </table:table-cell>
          <table:table-cell table:formula="of:=([.W19]/[.Z19])*100" office:value-type="float" office:value="2.32266759805898" calcext:value-type="float">
            <text:p>2.3226675981</text:p>
          </table:table-cell>
          <table:table-cell table:style-name="ce8" table:formula="of:=([.X19]/[.Z19])*100" office:value-type="float" office:value="96.6027195812803" calcext:value-type="float">
            <text:p>96.6027195813</text:p>
          </table:table-cell>
          <table:table-cell table:style-name="ce8" table:formula="of:=([.Y19]/[.Z19])*100" office:value-type="float" office:value="1.07461282066068" calcext:value-type="float">
            <text:p>1.0746128207</text:p>
          </table:table-cell>
          <table:table-cell table:number-columns-repeated="991"/>
        </table:table-row>
        <table:table-row table:style-name="ro1">
          <table:table-cell table:number-columns-repeated="41"/>
          <table:table-cell table:style-name="ce3"/>
          <table:table-cell table:number-columns-repeated="982"/>
        </table:table-row>
        <table:table-row table:style-name="ro1">
          <table:table-cell table:style-name="ce2" table:number-columns-repeated="33"/>
          <table:table-cell/>
          <table:table-cell table:style-name="ce2" table:number-columns-repeated="7"/>
          <table:table-cell table:style-name="ce3" table:number-columns-repeated="983"/>
        </table:table-row>
        <table:table-row table:style-name="ro1">
          <table:table-cell table:style-name="ce3"/>
          <table:table-cell table:number-columns-repeated="33"/>
          <table:table-cell table:style-name="ce2" table:number-columns-repeated="7"/>
          <table:table-cell table:number-columns-repeated="983"/>
        </table:table-row>
        <table:table-row table:style-name="ro1">
          <table:table-cell table:style-name="ce4" office:value-type="string" calcext:value-type="string">
            <text:p>Mix query GPU processing time breakdown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style-name="ce4"/>
          <table:table-cell/>
          <table:table-cell table:style-name="ce6"/>
          <table:table-cell table:number-columns-repeated="1021"/>
        </table:table-row>
        <table:table-row table:style-name="ro1">
          <table:table-cell table:style-name="ce3"/>
          <table:table-cell table:style-name="ce6" office:value-type="string" calcext:value-type="string">
            <text:p>GPU Kernel</text:p>
          </table:table-cell>
          <table:table-cell table:style-name="ce6" office:value-type="string" calcext:value-type="string">
            <text:p>Time(%)</text:p>
          </table:table-cell>
          <table:table-cell table:style-name="ce6" office:value-type="string" calcext:value-type="string">
            <text:p>Average Time(u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DA memcpy HtoD</text:p>
          </table:table-cell>
          <table:table-cell table:formula="of:=([.D26]/[.D30])*100" office:value-type="float" office:value="0.0974558047008549" calcext:value-type="float">
            <text:p>0.0974558047</text:p>
          </table:table-cell>
          <table:table-cell office:value-type="float" office:value="115.88" calcext:value-type="float">
            <text:p>11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cessEventsJoinRightTriggerCurrentOn</text:p>
          </table:table-cell>
          <table:table-cell table:style-name="ce8" table:formula="of:=([.D27]/[.D30])*100" office:value-type="float" office:value="47.8995111903451" calcext:value-type="float">
            <text:p>47.8995111903</text:p>
          </table:table-cell>
          <table:table-cell office:value-type="float" office:value="56955" calcext:value-type="float">
            <text:p>569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cessEventsJoinLeftTriggerCurrentOn</text:p>
          </table:table-cell>
          <table:table-cell table:style-name="ce8" table:formula="of:=([.D28]/[.D30])*100" office:value-type="float" office:value="47.8902601215523" calcext:value-type="float">
            <text:p>47.8902601216</text:p>
          </table:table-cell>
          <table:table-cell office:value-type="float" office:value="56944" calcext:value-type="float">
            <text:p>569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UDA memcpy DtoH</text:p>
          </table:table-cell>
          <table:table-cell table:style-name="ce8" table:formula="of:=([.D29]/[.D30])*100" office:value-type="float" office:value="4.11277288340172" calcext:value-type="float">
            <text:p>4.1127728834</text:p>
          </table:table-cell>
          <table:table-cell office:value-type="float" office:value="4890.3" calcext:value-type="float">
            <text:p>4890.3</text:p>
          </table:table-cell>
          <table:table-cell table:number-columns-repeated="26"/>
          <table:table-cell table:style-name="ce3" table:number-columns-repeated="3"/>
          <table:table-cell/>
          <table:table-cell table:style-name="ce3" table:number-columns-repeated="2"/>
          <table:table-cell table:number-columns-repeated="988"/>
        </table:table-row>
        <table:table-row table:style-name="ro1">
          <table:table-cell table:number-columns-repeated="3"/>
          <table:table-cell table:formula="of:=SUM([.D26:.D29])" office:value-type="float" office:value="118905.18" calcext:value-type="float">
            <text:p>118905.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pan text:style-name="T1">Note:</text:span></text:p>
            <text:p>Threads per block = events-per-tblock(b) → 128</text:p>
            <text:p>Blocks per grid = batch-size / events-per-tblock(b) → 16</text:p>
          </table:table-cell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34"/>
          <table:table-cell table:style-name="ce2" table:number-columns-repeated="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4"/>
          <table:table-cell table:style-name="ce3" table:number-columns-repeated="6"/>
          <table:table-cell table:number-columns-repeated="984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34"/>
          <table:table-cell table:style-name="ce2" table:number-columns-repeated="7"/>
          <table:table-cell table:number-columns-repeated="983"/>
        </table:table-row>
        <table:table-row table:style-name="ro1" table:number-rows-repeated="27">
          <table:table-cell table:number-columns-repeated="1024"/>
        </table:table-row>
        <table:table-row table:style-name="ro1" table:number-rows-repeated="2">
          <table:table-cell table:number-columns-repeated="34"/>
          <table:table-cell table:style-name="ce2" table:number-columns-repeated="7"/>
          <table:table-cell table:number-columns-repeated="983"/>
        </table:table-row>
        <table:table-row table:style-name="ro1" table:number-rows-repeated="30">
          <table:table-cell table:number-columns-repeated="1024"/>
        </table:table-row>
        <table:table-row table:style-name="ro1" table:number-rows-repeated="2">
          <table:table-cell table:number-columns-repeated="34"/>
          <table:table-cell table:style-name="ce2" table:number-columns-repeated="7"/>
          <table:table-cell table:number-columns-repeated="98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08:45:28.250544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7:28:56.737087251</meta:creation-date>
    <dc:date>2016-09-24T08:43:14.661566714</dc:date>
    <meta:editing-duration>PT22H57M19S</meta:editing-duration>
    <meta:editing-cycles>98</meta:editing-cycles>
    <meta:generator>LibreOffice/5.1.4.2$Linux_X86_64 LibreOffice_project/10m0$Build-2</meta:generator>
    <meta:document-statistic meta:table-count="3" meta:cell-count="150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3cm" svg:height="8.925cm" xlink:href=".." xlink:type="simple" chart:class="chart:scatter" chart:style-name="ch1">
        <chart:title svg:x="4.848cm" svg:y="0.314cm" chart:style-name="ch2">
          <text:p>Event consume rate speedup</text:p>
        </chart:title>
        <chart:legend chart:legend-position="end" svg:x="11.878cm" svg:y="3.665cm" style:legend-expansion="high" chart:style-name="ch3"/>
        <chart:plot-area chart:style-name="ch4" table:cell-range-address="Filter.N3:Filter.N16 Filter.T3:Filter.T16 Filter.T18:Filter.T31 Filter.T33:Filter.T46" chart:data-source-has-labels="row" svg:x="1.323cm" svg:y="1.271cm" svg:width="10.243cm" svg:height="6.495cm">
          <chartooo:coordinate-region svg:x="2.05cm" svg:y="1.47cm" svg:width="9.329cm" svg:height="5.649cm"/>
          <chart:axis chart:dimension="x" chart:name="primary-x" chart:style-name="ch5">
            <chart:title svg:x="4.574cm" svg:y="7.944cm" chart:style-name="ch6">
              <text:p>No. of concurrent queries</text:p>
            </chart:title>
            <chart:grid chart:style-name="ch7" chart:class="major"/>
          </chart:axis>
          <chart:axis chart:dimension="y" chart:name="primary-y" chart:style-name="ch8">
            <chart:title svg:x="0.451cm" svg:y="5.991cm" chart:style-name="ch9">
              <text:p>Normalize speedup</text:p>
            </chart:title>
            <chart:grid chart:style-name="ch7" chart:class="major"/>
          </chart:axis>
          <chart:series chart:style-name="ch10" chart:values-cell-range-address="Filter.T3:Filter.T16" loext:label-string="cpusinglethread" chart:class="chart:scatter">
            <chart:domain table:cell-range-address="Filter.N3:Filter.N16"/>
            <chart:data-point chart:repeated="14"/>
          </chart:series>
          <chart:series chart:style-name="ch11" chart:values-cell-range-address="Filter.T18:Filter.T31" loext:label-string="cpumt" chart:class="chart:scatter">
            <chart:data-point chart:repeated="14"/>
          </chart:series>
          <chart:series chart:style-name="ch12" chart:values-cell-range-address="Filter.T33:Filter.T46" loext:label-string="gpusd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pusinglethread</text:p>
              </table:table-cell>
              <table:table-cell office:value-type="string">
                <text:p>cpumt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ilter.N3:Filter.N16</svg:desc>
                </draw:g>
              </table:table-cell>
              <table:table-cell office:value-type="float" office:value="1">
                <text:p>1</text:p>
                <draw:g>
                  <svg:desc>Filter.T3:Filter.T16</svg:desc>
                </draw:g>
              </table:table-cell>
              <table:table-cell office:value-type="float" office:value="0.985987696514012">
                <text:p>0.985987696514012</text:p>
                <draw:g>
                  <svg:desc>Filter.T18:Filter.T31</svg:desc>
                </draw:g>
              </table:table-cell>
              <table:table-cell office:value-type="float" office:value="1.12542720437457">
                <text:p>1.12542720437457</text:p>
                <draw:g>
                  <svg:desc>Filter.T33:Filter.T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02494180246092">
                <text:p>0.502494180246092</text:p>
              </table:table-cell>
              <table:table-cell office:value-type="float" office:value="0.540738277352843">
                <text:p>0.54073827735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16671746418775">
                <text:p>0.316671746418775</text:p>
              </table:table-cell>
              <table:table-cell office:value-type="float" office:value="0.361170374885705">
                <text:p>0.361170374885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284057971014493">
                <text:p>0.284057971014493</text:p>
              </table:table-cell>
              <table:table-cell office:value-type="float" office:value="0.300805152979066">
                <text:p>0.30080515297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29969829031177">
                <text:p>0.229969829031177</text:p>
              </table:table-cell>
              <table:table-cell office:value-type="float" office:value="0.259470331880657">
                <text:p>0.259470331880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1375">
                <text:p>0.1375</text:p>
              </table:table-cell>
              <table:table-cell office:value-type="float" office:value="0.166071428571429">
                <text:p>0.1660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15320820602357">
                <text:p>0.15320820602357</text:p>
              </table:table-cell>
              <table:table-cell office:value-type="float" office:value="0.21475338280227">
                <text:p>0.21475338280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135543637250122">
                <text:p>0.135543637250122</text:p>
              </table:table-cell>
              <table:table-cell office:value-type="float" office:value="0.216479765967821">
                <text:p>0.216479765967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22270742358079">
                <text:p>0.122270742358079</text:p>
              </table:table-cell>
              <table:table-cell office:value-type="float" office:value="0.212336244541485">
                <text:p>0.21233624454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103267973856209">
                <text:p>0.103267973856209</text:p>
              </table:table-cell>
              <table:table-cell office:value-type="float" office:value="0.198692810457516">
                <text:p>0.198692810457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879478827361564">
                <text:p>0.0879478827361564</text:p>
              </table:table-cell>
              <table:table-cell office:value-type="float" office:value="0.166938110749186">
                <text:p>0.166938110749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913120567375887">
                <text:p>0.0913120567375887</text:p>
              </table:table-cell>
              <table:table-cell office:value-type="float" office:value="0.164893617021277">
                <text:p>0.164893617021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126946107784431">
                <text:p>0.126946107784431</text:p>
              </table:table-cell>
              <table:table-cell office:value-type="float" office:value="0.140119760479042">
                <text:p>0.140119760479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715447154471545">
                <text:p>0.0715447154471545</text:p>
              </table:table-cell>
              <table:table-cell office:value-type="float" office:value="0.133333333333333">
                <text:p>0.1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6" chart:maximum="257" chart:interval-major="0.30103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cm" svg:height="8.93cm" xlink:href=".." xlink:type="simple" chart:class="chart:scatter" chart:style-name="ch1">
        <chart:title svg:x="4.444cm" svg:y="0.314cm" chart:style-name="ch2">
          <text:p>Input event queue publish latency</text:p>
        </chart:title>
        <chart:legend chart:legend-position="end" svg:x="11.918cm" svg:y="3.917cm" style:legend-expansion="high" chart:style-name="ch3"/>
        <chart:plot-area chart:style-name="ch4" table:cell-range-address="Mix.O15:Mix.O19 Mix.S3:Mix.S7 Mix.S15:Mix.S19" chart:data-source-has-labels="both" svg:x="1.324cm" svg:y="1.271cm" svg:width="10.281cm" svg:height="6.5cm">
          <chartooo:coordinate-region svg:x="3.903cm" svg:y="1.463cm" svg:width="7.276cm" svg:height="5.661cm"/>
          <chart:axis chart:dimension="x" chart:name="primary-x" chart:style-name="ch5" chartooo:axis-type="auto">
            <chart:title svg:x="4.409cm" svg:y="7.949cm" chart:style-name="ch6">
              <text:p>No. of concurrent use cases</text:p>
            </chart:title>
            <chart:categories table:cell-range-address="Mix.O16:Mix.O19"/>
          </chart:axis>
          <chart:axis chart:dimension="y" chart:name="primary-y" chart:style-name="ch7">
            <chart:title svg:x="0.451cm" svg:y="7.079cm" chart:style-name="ch8">
              <text:p>Average latency(ms) [in log2 scale]</text:p>
            </chart:title>
            <chart:grid chart:style-name="ch9" chart:class="major"/>
          </chart:axis>
          <chart:series chart:style-name="ch10" chart:values-cell-range-address="Mix.S3:Mix.S7" loext:label-string="cpusinglethread" chart:class="chart:scatter">
            <chart:domain table:cell-range-address="Mix.O15:Mix.O19"/>
            <chart:data-point chart:repeated="5"/>
          </chart:series>
          <chart:series chart:style-name="ch11" chart:values-cell-range-address="Mix.S15:Mix.S19" loext:label-string="gpus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Mix.O16:Mix.O19</svg:desc>
                </draw:g>
              </table:table-cell>
              <table:table-cell office:value-type="float" office:value="1">
                <text:p>1</text:p>
                <draw:g>
                  <svg:desc>Mix.O15:Mix.O19</svg:desc>
                </draw:g>
              </table:table-cell>
              <table:table-cell office:value-type="float" office:value="45.65">
                <text:p>45.65</text:p>
                <draw:g>
                  <svg:desc>Mix.S3:Mix.S7</svg:desc>
                </draw:g>
              </table:table-cell>
              <table:table-cell office:value-type="float" office:value="21.77">
                <text:p>21.77</text:p>
                <draw:g>
                  <svg:desc>Mix.S15:Mix.S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.88">
                <text:p>99.88</text:p>
              </table:table-cell>
              <table:table-cell office:value-type="float" office:value="38.355">
                <text:p>38.3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7.53">
                <text:p>137.53</text:p>
              </table:table-cell>
              <table:table-cell office:value-type="float" office:value="59.67">
                <text:p>59.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4.73">
                <text:p>194.73</text:p>
              </table:table-cell>
              <table:table-cell office:value-type="float" office:value="27.1925">
                <text:p>27.192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22.84">
                <text:p>222.84</text:p>
              </table:table-cell>
              <table:table-cell office:value-type="float" office:value="42.894">
                <text:p>42.8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6cm" svg:height="12.18cm" xlink:href=".." xlink:type="simple" chart:class="chart:bar" chart:style-name="ch1">
        <chart:title svg:x="3.441cm" svg:y="0.669cm" chart:style-name="ch2">
          <text:p>GPU processor time breakdown - Total time</text:p>
        </chart:title>
        <chart:legend svg:x="2.005cm" svg:y="2.802cm" style:legend-expansion="custom" chartooo:width="3.507cm" chartooo:height="1.657cm" style:legend-expansion-aspect-ratio="2.11647555823778" chart:style-name="ch3"/>
        <chart:plot-area chart:style-name="ch4" table:cell-range-address="Mix.O15:Mix.O19 Mix.AA15:Mix.AC19" chart:data-source-has-labels="both" svg:x="0.593cm" svg:y="0.442cm" svg:width="13.997cm" svg:height="10.865cm">
          <chartooo:coordinate-region svg:x="1.4cm" svg:y="0.641cm" svg:width="13.19cm" svg:height="10.019cm"/>
          <chart:axis chart:dimension="x" chart:name="primary-x" chart:style-name="ch5" chartooo:axis-type="text">
            <chart:title svg:x="5.536cm" svg:y="11.55cm" chart:style-name="ch6">
              <text:p>No. of concurrent use cases</text:p>
            </chart:title>
            <chart:categories table:cell-range-address="Mix.O15:Mix.O19"/>
          </chart:axis>
          <chart:axis chart:dimension="y" chart:name="primary-y" chart:style-name="ch7">
            <chart:title svg:x="0cm" svg:y="6.632cm" chart:style-name="ch8">
              <text:p>Time (ms)</text:p>
            </chart:title>
            <chart:grid chart:style-name="ch9" chart:class="major"/>
          </chart:axis>
          <chart:series chart:style-name="ch10" chart:values-cell-range-address="Mix.AA15:Mix.AA19" loext:label-string="serializationtime" chart:class="chart:bar">
            <chart:data-point chart:repeated="5"/>
          </chart:series>
          <chart:series chart:style-name="ch11" chart:values-cell-range-address="Mix.AB15:Mix.AB19" loext:label-string="gputime" chart:class="chart:bar">
            <chart:data-point chart:repeated="2"/>
            <chart:data-point chart:style-name="ch12" chart:repeated="2"/>
            <chart:data-point/>
          </chart:series>
          <chart:series chart:style-name="ch13" chart:values-cell-range-address="Mix.AC15:Mix.AC19" loext:label-string="deserializationtime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x.O15:Mix.O19</svg:desc>
                </draw:g>
              </table:table-cell>
              <table:table-cell office:value-type="float" office:value="1.73888978">
                <text:p>1.73888978</text:p>
                <draw:g>
                  <svg:desc>Mix.AA15:Mix.AA19</svg:desc>
                </draw:g>
              </table:table-cell>
              <table:table-cell office:value-type="float" office:value="33.90093503">
                <text:p>33.90093503</text:p>
                <draw:g>
                  <svg:desc>Mix.AB15:Mix.AB19</svg:desc>
                </draw:g>
              </table:table-cell>
              <table:table-cell office:value-type="float" office:value="0.26011291">
                <text:p>0.26011291</text:p>
                <draw:g>
                  <svg:desc>Mix.AC15:Mix.AC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58089712">
                <text:p>7.58089712</text:p>
              </table:table-cell>
              <table:table-cell office:value-type="float" office:value="139.32017232">
                <text:p>139.32017232</text:p>
              </table:table-cell>
              <table:table-cell office:value-type="float" office:value="0.5762297">
                <text:p>0.57622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38540536">
                <text:p>9.38540536</text:p>
              </table:table-cell>
              <table:table-cell office:value-type="float" office:value="295.20747555">
                <text:p>295.20747555</text:p>
              </table:table-cell>
              <table:table-cell office:value-type="float" office:value="0.97604872">
                <text:p>0.97604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25950852">
                <text:p>14.25950852</text:p>
              </table:table-cell>
              <table:table-cell office:value-type="float" office:value="502.33417727">
                <text:p>502.33417727</text:p>
              </table:table-cell>
              <table:table-cell office:value-type="float" office:value="1.98851022">
                <text:p>1.988510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10503386">
                <text:p>18.10503386</text:p>
              </table:table-cell>
              <table:table-cell office:value-type="float" office:value="753.01154175">
                <text:p>753.01154175</text:p>
              </table:table-cell>
              <table:table-cell office:value-type="float" office:value="8.37653288">
                <text:p>8.376532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9cm" svg:height="8.942cm" xlink:href=".." xlink:type="simple" chart:class="chart:scatter" chart:style-name="ch1">
        <chart:title svg:x="4.857cm" svg:y="0.314cm" chart:style-name="ch2">
          <text:p>Event consume rate speedup</text:p>
        </chart:title>
        <chart:legend chart:legend-position="end" svg:x="11.897cm" svg:y="3.923cm" style:legend-expansion="high" chart:style-name="ch3"/>
        <chart:plot-area chart:style-name="ch4" table:cell-range-address="Mix.O15:Mix.O19 Mix.U3:Mix.U7 Mix.U15:Mix.U19" chart:data-source-has-labels="both" svg:x="1.323cm" svg:y="1.271cm" svg:width="10.262cm" svg:height="6.512cm">
          <chartooo:coordinate-region svg:x="2.05cm" svg:y="1.271cm" svg:width="9.154cm" svg:height="5.865cm"/>
          <chart:axis chart:dimension="x" chart:name="primary-x" chart:style-name="ch5" chartooo:axis-type="auto">
            <chart:title svg:x="4.399cm" svg:y="7.961cm" chart:style-name="ch6">
              <text:p>No. of concurrent use cases</text:p>
            </chart:title>
            <chart:categories table:cell-range-address="Mix.O16:Mix.O19"/>
          </chart:axis>
          <chart:axis chart:dimension="y" chart:name="primary-y" chart:style-name="ch7">
            <chart:title svg:x="0.451cm" svg:y="6.092cm" chart:style-name="ch8">
              <text:p>Normalized speedup</text:p>
            </chart:title>
            <chart:grid chart:style-name="ch9" chart:class="major"/>
          </chart:axis>
          <chart:series chart:style-name="ch10" chart:values-cell-range-address="Mix.U3:Mix.U7" loext:label-string="cpusinglethread" chart:class="chart:scatter">
            <chart:domain table:cell-range-address="Mix.O15:Mix.O19"/>
            <chart:data-point chart:repeated="5"/>
          </chart:series>
          <chart:series chart:style-name="ch11" chart:values-cell-range-address="Mix.U15:Mix.U19" loext:label-string="gpusd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Mix.O16:Mix.O19</svg:desc>
                </draw:g>
              </table:table-cell>
              <table:table-cell office:value-type="float" office:value="1">
                <text:p>1</text:p>
                <draw:g>
                  <svg:desc>Mix.O15:Mix.O19</svg:desc>
                </draw:g>
              </table:table-cell>
              <table:table-cell office:value-type="float" office:value="1">
                <text:p>1</text:p>
                <draw:g>
                  <svg:desc>Mix.U3:Mix.U7</svg:desc>
                </draw:g>
              </table:table-cell>
              <table:table-cell office:value-type="float" office:value="1.5735056542811">
                <text:p>1.5735056542811</text:p>
                <draw:g>
                  <svg:desc>Mix.U15:Mix.U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7040498442368">
                <text:p>1.470404984423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42738589211618">
                <text:p>1.427385892116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57309941520468">
                <text:p>1.5730994152046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47682119205298">
                <text:p>1.4768211920529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726cm" svg:height="13.528cm" xlink:href=".." xlink:type="simple" chart:class="chart:bar" chart:style-name="ch1">
        <chart:title svg:x="3.56cm" svg:y="0.3cm" chart:style-name="ch2">
          <text:p>GPU processor time breakdown - % Time</text:p>
        </chart:title>
        <chart:plot-area chart:style-name="ch3" table:cell-range-address="Mix.O15:Mix.O19 Mix.AE15:Mix.AG19" chart:data-source-has-labels="both" svg:x="0.595cm" svg:y="1.115cm" svg:width="14.038cm" svg:height="11.369cm">
          <chartooo:coordinate-region svg:x="1.402cm" svg:y="1.314cm" svg:width="13.231cm" svg:height="10.523cm"/>
          <chart:axis chart:dimension="x" chart:name="primary-x" chart:style-name="ch4" chartooo:axis-type="text">
            <chart:title svg:x="5.559cm" svg:y="12.754cm" chart:style-name="ch5">
              <text:p>No. of concurrent use cases</text:p>
            </chart:title>
            <chart:categories table:cell-range-address="Mix.O15:Mix.O19"/>
          </chart:axis>
          <chart:axis chart:dimension="y" chart:name="primary-y" chart:style-name="ch6">
            <chart:title svg:x="0cm" svg:y="8.88cm" chart:style-name="ch7">
              <text:p>Percentage of Total Time (%)</text:p>
            </chart:title>
            <chart:grid chart:style-name="ch8" chart:class="major"/>
          </chart:axis>
          <chart:series chart:style-name="ch9" chart:values-cell-range-address="Mix.AE15:Mix.AE19" loext:label-string="serializationtime" chart:class="chart:bar">
            <chart:data-point chart:repeated="5"/>
            <loext:propertry-mapping loext:property="BorderColor" loext:cell-range-address="Mix.AE15:Mix.AE19"/>
          </chart:series>
          <chart:series chart:style-name="ch10" chart:values-cell-range-address="Mix.AF15:Mix.AF19" loext:label-string="gputime" chart:class="chart:bar">
            <chart:data-point chart:repeated="5"/>
            <loext:propertry-mapping loext:property="BorderColor" loext:cell-range-address="Mix.AF15:Mix.AF19"/>
          </chart:series>
          <chart:series chart:style-name="ch11" chart:values-cell-range-address="Mix.AG15:Mix.AG19" loext:label-string="deserializationtime" chart:class="chart:bar">
            <chart:data-point chart:repeated="4"/>
            <chart:data-point chart:style-name="ch12"/>
            <loext:propertry-mapping loext:property="BorderColor" loext:cell-range-address="Mix.AG15:Mix.AG19"/>
          </chart:series>
          <chart:wall chart:style-name="ch13"/>
          <chart:floor chart:style-name="ch14"/>
        </chart:plot-area>
        <draw:frame draw:style-name="gr1" draw:text-style-name="P1" svg:width="3.51cm" svg:height="1.66cm" svg:x="8.136cm" svg:y="1.383cm">
          <draw:image xlink:href="Pictures/2000005900000DB60000067CEF84C030B7ABF2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Column AE</text:p>
              </table:table-cell>
              <table:table-cell office:value-type="string">
                <text:p>gputime</text:p>
              </table:table-cell>
              <table:table-cell office:value-type="string">
                <text:p>Column AF</text:p>
              </table:table-cell>
              <table:table-cell office:value-type="string">
                <text:p>deserializationtime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x.O15:Mix.O19</svg:desc>
                </draw:g>
              </table:table-cell>
              <table:table-cell office:value-type="float" office:value="4.84371252552691">
                <text:p>4.84371252552691</text:p>
                <draw:g>
                  <svg:desc>Mix.AE15:Mix.AE19</svg:desc>
                </draw:g>
              </table:table-cell>
              <table:table-cell office:value-type="float" office:value="4.84371252552691">
                <text:p>4.84371252552691</text:p>
                <draw:g>
                  <svg:desc>Mix.AE15:Mix.AE19</svg:desc>
                </draw:g>
              </table:table-cell>
              <table:table-cell office:value-type="float" office:value="94.4317377216887">
                <text:p>94.4317377216887</text:p>
                <draw:g>
                  <svg:desc>Mix.AF15:Mix.AF19</svg:desc>
                </draw:g>
              </table:table-cell>
              <table:table-cell office:value-type="float" office:value="94.4317377216887">
                <text:p>94.4317377216887</text:p>
                <draw:g>
                  <svg:desc>Mix.AF15:Mix.AF19</svg:desc>
                </draw:g>
              </table:table-cell>
              <table:table-cell office:value-type="float" office:value="0.724549752784362">
                <text:p>0.724549752784362</text:p>
                <draw:g>
                  <svg:desc>Mix.AG15:Mix.AG19</svg:desc>
                </draw:g>
              </table:table-cell>
              <table:table-cell office:value-type="float" office:value="0.724549752784362">
                <text:p>0.724549752784362</text:p>
                <draw:g>
                  <svg:desc>Mix.AG15:Mix.AG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14038239390556">
                <text:p>5.14038239390556</text:p>
              </table:table-cell>
              <table:table-cell office:value-type="float" office:value="5.14038239390556">
                <text:p>5.14038239390556</text:p>
              </table:table-cell>
              <table:table-cell office:value-type="float" office:value="94.4688932686132">
                <text:p>94.4688932686132</text:p>
              </table:table-cell>
              <table:table-cell office:value-type="float" office:value="94.4688932686132">
                <text:p>94.4688932686132</text:p>
              </table:table-cell>
              <table:table-cell office:value-type="float" office:value="0.390724337481246">
                <text:p>0.390724337481246</text:p>
              </table:table-cell>
              <table:table-cell office:value-type="float" office:value="0.390724337481246">
                <text:p>0.3907243374812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7145277216645">
                <text:p>3.07145277216645</text:p>
              </table:table-cell>
              <table:table-cell office:value-type="float" office:value="3.07145277216645">
                <text:p>3.07145277216645</text:p>
              </table:table-cell>
              <table:table-cell office:value-type="float" office:value="96.6091270822114">
                <text:p>96.6091270822114</text:p>
              </table:table-cell>
              <table:table-cell office:value-type="float" office:value="96.6091270822114">
                <text:p>96.6091270822114</text:p>
              </table:table-cell>
              <table:table-cell office:value-type="float" office:value="0.319420145622087">
                <text:p>0.319420145622087</text:p>
              </table:table-cell>
              <table:table-cell office:value-type="float" office:value="0.319420145622087">
                <text:p>0.3194201456220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4971038915594">
                <text:p>2.74971038915594</text:p>
              </table:table-cell>
              <table:table-cell office:value-type="float" office:value="2.74971038915594">
                <text:p>2.74971038915594</text:p>
              </table:table-cell>
              <table:table-cell office:value-type="float" office:value="96.8668383016206">
                <text:p>96.8668383016206</text:p>
              </table:table-cell>
              <table:table-cell office:value-type="float" office:value="96.8668383016206">
                <text:p>96.8668383016206</text:p>
              </table:table-cell>
              <table:table-cell office:value-type="float" office:value="0.383451309223438">
                <text:p>0.383451309223438</text:p>
              </table:table-cell>
              <table:table-cell office:value-type="float" office:value="0.383451309223438">
                <text:p>0.3834513092234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2266759805898">
                <text:p>2.32266759805898</text:p>
              </table:table-cell>
              <table:table-cell office:value-type="float" office:value="2.32266759805898">
                <text:p>2.32266759805898</text:p>
              </table:table-cell>
              <table:table-cell office:value-type="float" office:value="96.6027195812803">
                <text:p>96.6027195812803</text:p>
              </table:table-cell>
              <table:table-cell office:value-type="float" office:value="96.6027195812803">
                <text:p>96.6027195812803</text:p>
              </table:table-cell>
              <table:table-cell office:value-type="float" office:value="1.07461282066068">
                <text:p>1.07461282066068</text:p>
              </table:table-cell>
              <table:table-cell office:value-type="float" office:value="1.07461282066068">
                <text:p>1.074612820660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41cm" svg:height="12.602cm" xlink:href=".." xlink:type="simple" chart:class="chart:bar" chart:style-name="ch1">
        <chart:title svg:x="3.755cm" svg:y="0.694cm" chart:style-name="ch2">
          <text:p>GPU processor time breakdown - Total time</text:p>
        </chart:title>
        <chart:legend svg:x="2.179cm" svg:y="2.899cm" style:legend-expansion="custom" chartooo:width="3.812cm" chartooo:height="1.714cm" style:legend-expansion-aspect-ratio="2.22403733955659" chart:style-name="ch3"/>
        <chart:plot-area chart:style-name="ch4" table:cell-range-address="Join.C9:Join.C13 Join.Z9:Join.AB13" chart:data-source-has-labels="both" svg:x="0.344cm" svg:y="0.464cm" svg:width="15.515cm" svg:height="11.212cm">
          <chartooo:coordinate-region svg:x="1.521cm" svg:y="0.663cm" svg:width="14.338cm" svg:height="10.366cm"/>
          <chart:axis chart:dimension="x" chart:name="primary-x" chart:style-name="ch5" chartooo:axis-type="text">
            <chart:title svg:x="6.231cm" svg:y="11.928cm" chart:style-name="ch6">
              <text:p>No. of concurrent queries</text:p>
            </chart:title>
            <chart:categories table:cell-range-address="Join.C9:Join.C13"/>
          </chart:axis>
          <chart:axis chart:dimension="y" chart:name="primary-y" chart:style-name="ch7">
            <chart:title svg:x="0cm" svg:y="6.828cm" chart:style-name="ch8">
              <text:p>Time (ms)</text:p>
            </chart:title>
            <chart:grid chart:style-name="ch9" chart:class="major"/>
          </chart:axis>
          <chart:series chart:style-name="ch10" chart:values-cell-range-address="Join.Z9:Join.Z13" loext:label-string="serializationtime" chart:class="chart:bar">
            <chart:data-point chart:repeated="5"/>
          </chart:series>
          <chart:series chart:style-name="ch11" chart:values-cell-range-address="Join.AA9:Join.AA13" loext:label-string="gputime" chart:class="chart:bar">
            <chart:data-point chart:repeated="2"/>
            <chart:data-point chart:style-name="ch12" chart:repeated="2"/>
            <chart:data-point/>
          </chart:series>
          <chart:series chart:style-name="ch13" chart:values-cell-range-address="Join.AB9:Join.AB13" loext:label-string="deserializationtime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Join.C9:Join.C13</svg:desc>
                </draw:g>
              </table:table-cell>
              <table:table-cell office:value-type="float" office:value="5.88399692">
                <text:p>5.88399692</text:p>
                <draw:g>
                  <svg:desc>Join.Z9:Join.Z13</svg:desc>
                </draw:g>
              </table:table-cell>
              <table:table-cell office:value-type="float" office:value="147.60161229">
                <text:p>147.60161229</text:p>
                <draw:g>
                  <svg:desc>Join.AA9:Join.AA13</svg:desc>
                </draw:g>
              </table:table-cell>
              <table:table-cell office:value-type="float" office:value="0.48103767">
                <text:p>0.48103767</text:p>
                <draw:g>
                  <svg:desc>Join.AB9:Join.AB1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42665934">
                <text:p>20.42665934</text:p>
              </table:table-cell>
              <table:table-cell office:value-type="float" office:value="588.21764255">
                <text:p>588.21764255</text:p>
              </table:table-cell>
              <table:table-cell office:value-type="float" office:value="2.08427059">
                <text:p>2.084270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8.25406399">
                <text:p>648.25406399</text:p>
              </table:table-cell>
              <table:table-cell office:value-type="float" office:value="2066.09564043">
                <text:p>2066.09564043</text:p>
              </table:table-cell>
              <table:table-cell office:value-type="float" office:value="115.52717536">
                <text:p>115.527175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80.22925741">
                <text:p>1180.22925741</text:p>
              </table:table-cell>
              <table:table-cell office:value-type="float" office:value="3547.69505637">
                <text:p>3547.69505637</text:p>
              </table:table-cell>
              <table:table-cell office:value-type="float" office:value="88.06700671">
                <text:p>88.067006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461.9224688">
                <text:p>14461.9224688</text:p>
              </table:table-cell>
              <table:table-cell office:value-type="float" office:value="13573.6136587">
                <text:p>13573.6136587</text:p>
              </table:table-cell>
              <table:table-cell office:value-type="float" office:value="290.91483897">
                <text:p>290.9148389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14cm" svg:height="13.03cm" xlink:href=".." xlink:type="simple" chart:class="chart:bar" chart:style-name="ch1">
        <chart:title svg:x="4.09cm" svg:y="0.29cm" chart:style-name="ch2">
          <text:p>GPU processor time breakdown - % Time</text:p>
        </chart:title>
        <chart:plot-area chart:style-name="ch3" table:cell-range-address="Join.C9:Join.C13 Join.AD9:Join.AF13 Mix.AE15:Mix.AG19" chart:data-source-has-labels="both" svg:x="0.721cm" svg:y="1.067cm" svg:width="15.227cm" svg:height="10.982cm">
          <chartooo:coordinate-region svg:x="1.528cm" svg:y="1.266cm" svg:width="14.42cm" svg:height="10.136cm"/>
          <chart:axis chart:dimension="x" chart:name="primary-x" chart:style-name="ch4" chartooo:axis-type="text">
            <chart:title svg:x="6.464cm" svg:y="12.309cm" chart:style-name="ch5">
              <text:p>No. of concurrent queries</text:p>
            </chart:title>
            <chart:categories table:cell-range-address="Join.C9:Join.C13"/>
          </chart:axis>
          <chart:axis chart:dimension="y" chart:name="primary-y" chart:style-name="ch6">
            <chart:title svg:x="0cm" svg:y="8.639cm" chart:style-name="ch7">
              <text:p>Percentage of Total Time (%)</text:p>
            </chart:title>
            <chart:grid chart:style-name="ch8" chart:class="major"/>
          </chart:axis>
          <chart:series chart:style-name="ch9" chart:values-cell-range-address="Join.AD9:Join.AD13" loext:label-string="serializationtime" chart:class="chart:bar">
            <chart:data-point chart:repeated="5"/>
            <loext:propertry-mapping loext:property="BorderColor" loext:cell-range-address="Mix.AE15:Mix.AE19"/>
          </chart:series>
          <chart:series chart:style-name="ch10" chart:values-cell-range-address="Join.AE9:Join.AE13" loext:label-string="gputime" chart:class="chart:bar">
            <chart:data-point chart:repeated="5"/>
            <loext:propertry-mapping loext:property="BorderColor" loext:cell-range-address="Mix.AF15:Mix.AF19"/>
          </chart:series>
          <chart:series chart:style-name="ch11" chart:values-cell-range-address="Join.AF9:Join.AF13" loext:label-string="deserializationtime" chart:class="chart:bar">
            <chart:data-point chart:repeated="4"/>
            <chart:data-point chart:style-name="ch12"/>
            <loext:propertry-mapping loext:property="BorderColor" loext:cell-range-address="Mix.AG15:Mix.AG19"/>
          </chart:series>
          <chart:wall chart:style-name="ch13"/>
          <chart:floor chart:style-name="ch14"/>
        </chart:plot-area>
        <draw:frame draw:style-name="gr1" draw:text-style-name="P1" svg:width="3.815cm" svg:height="1.717cm" svg:x="11.795cm" svg:y="1.171cm">
          <draw:image xlink:href="Pictures/2000005900000EE7000006B59502FC05B3605DD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Column AE</text:p>
              </table:table-cell>
              <table:table-cell office:value-type="string">
                <text:p>gputime</text:p>
              </table:table-cell>
              <table:table-cell office:value-type="string">
                <text:p>Column AF</text:p>
              </table:table-cell>
              <table:table-cell office:value-type="string">
                <text:p>deserializationtime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Join.C9:Join.C13</svg:desc>
                </draw:g>
              </table:table-cell>
              <table:table-cell office:value-type="float" office:value="3.82160489900513">
                <text:p>3.82160489900513</text:p>
                <draw:g>
                  <svg:desc>Join.AD9:Join.AD13</svg:desc>
                </draw:g>
              </table:table-cell>
              <table:table-cell office:value-type="float" office:value="4.84371252552691">
                <text:p>4.84371252552691</text:p>
                <draw:g>
                  <svg:desc>Mix.AE15:Mix.AE19</svg:desc>
                </draw:g>
              </table:table-cell>
              <table:table-cell office:value-type="float" office:value="95.8659653119803">
                <text:p>95.8659653119803</text:p>
                <draw:g>
                  <svg:desc>Join.AE9:Join.AE13</svg:desc>
                </draw:g>
              </table:table-cell>
              <table:table-cell office:value-type="float" office:value="94.4317377216887">
                <text:p>94.4317377216887</text:p>
                <draw:g>
                  <svg:desc>Mix.AF15:Mix.AF19</svg:desc>
                </draw:g>
              </table:table-cell>
              <table:table-cell office:value-type="float" office:value="0.312429789014575">
                <text:p>0.312429789014575</text:p>
                <draw:g>
                  <svg:desc>Join.AF9:Join.AF13</svg:desc>
                </draw:g>
              </table:table-cell>
              <table:table-cell office:value-type="float" office:value="0.724549752784362">
                <text:p>0.724549752784362</text:p>
                <draw:g>
                  <svg:desc>Mix.AG15:Mix.AG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446379063375">
                <text:p>3.3446379063375</text:p>
              </table:table-cell>
              <table:table-cell office:value-type="float" office:value="5.14038239390556">
                <text:p>5.14038239390556</text:p>
              </table:table-cell>
              <table:table-cell office:value-type="float" office:value="96.3140860041001">
                <text:p>96.3140860041001</text:p>
              </table:table-cell>
              <table:table-cell office:value-type="float" office:value="94.4688932686132">
                <text:p>94.4688932686132</text:p>
              </table:table-cell>
              <table:table-cell office:value-type="float" office:value="0.341276089562398">
                <text:p>0.341276089562398</text:p>
              </table:table-cell>
              <table:table-cell office:value-type="float" office:value="0.390724337481246">
                <text:p>0.3907243374812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.9075006273911">
                <text:p>22.9075006273911</text:p>
              </table:table-cell>
              <table:table-cell office:value-type="float" office:value="3.07145277216645">
                <text:p>3.07145277216645</text:p>
              </table:table-cell>
              <table:table-cell office:value-type="float" office:value="73.0100894209441">
                <text:p>73.0100894209441</text:p>
              </table:table-cell>
              <table:table-cell office:value-type="float" office:value="96.6091270822114">
                <text:p>96.6091270822114</text:p>
              </table:table-cell>
              <table:table-cell office:value-type="float" office:value="4.0824099516648">
                <text:p>4.0824099516648</text:p>
              </table:table-cell>
              <table:table-cell office:value-type="float" office:value="0.319420145622087">
                <text:p>0.319420145622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5064656239854">
                <text:p>24.5064656239854</text:p>
              </table:table-cell>
              <table:table-cell office:value-type="float" office:value="2.74971038915594">
                <text:p>2.74971038915594</text:p>
              </table:table-cell>
              <table:table-cell office:value-type="float" office:value="73.6648972201437">
                <text:p>73.6648972201437</text:p>
              </table:table-cell>
              <table:table-cell office:value-type="float" office:value="96.8668383016206">
                <text:p>96.8668383016206</text:p>
              </table:table-cell>
              <table:table-cell office:value-type="float" office:value="1.82863715587095">
                <text:p>1.82863715587095</text:p>
              </table:table-cell>
              <table:table-cell office:value-type="float" office:value="0.383451309223438">
                <text:p>0.3834513092234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0544807957713">
                <text:p>51.0544807957713</text:p>
              </table:table-cell>
              <table:table-cell office:value-type="float" office:value="2.32266759805898">
                <text:p>2.32266759805898</text:p>
              </table:table-cell>
              <table:table-cell office:value-type="float" office:value="47.918511481608">
                <text:p>47.918511481608</text:p>
              </table:table-cell>
              <table:table-cell office:value-type="float" office:value="96.6027195812803">
                <text:p>96.6027195812803</text:p>
              </table:table-cell>
              <table:table-cell office:value-type="float" office:value="1.02700772262065">
                <text:p>1.02700772262065</text:p>
              </table:table-cell>
              <table:table-cell office:value-type="float" office:value="1.07461282066068">
                <text:p>1.074612820660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39cm" svg:height="8.998cm" xlink:href=".." xlink:type="simple" chart:class="chart:bar" chart:style-name="ch1">
        <chart:title svg:x="4.905cm" svg:y="0.315cm" chart:style-name="ch2">
          <text:p>Event processing throughput</text:p>
        </chart:title>
        <chart:legend chart:legend-position="end" svg:x="12.476cm" svg:y="3.702cm" style:legend-expansion="high" chart:style-name="ch3"/>
        <chart:plot-area chart:style-name="ch4" table:cell-range-address="Filter.N18:Filter.N31 Filter.Q3:Filter.Q16 Filter.Q18:Filter.Q31 Filter.Q33:Filter.Q46" chart:data-source-has-labels="both" svg:x="1.323cm" svg:y="1.273cm" svg:width="10.841cm" svg:height="6.565cm">
          <chartooo:coordinate-region svg:x="2.5cm" svg:y="1.473cm" svg:width="9.664cm" svg:height="5.718cm"/>
          <chart:axis chart:dimension="x" chart:name="primary-x" chart:style-name="ch5" chartooo:axis-type="auto">
            <chartooo:date-scale/>
            <chart:title svg:x="4.873cm" svg:y="8.017cm" chart:style-name="ch6">
              <text:p>No. of concurrent queries</text:p>
            </chart:title>
            <chart:categories table:cell-range-address="Filter.N18:Filter.N31"/>
          </chart:axis>
          <chart:axis chart:dimension="y" chart:name="primary-y" chart:style-name="ch7">
            <chart:title svg:x="0.451cm" svg:y="7.642cm" chart:style-name="ch8">
              <text:p>Average Throughput(Events/Sec) in 1000s</text:p>
            </chart:title>
            <chart:grid chart:style-name="ch9" chart:class="major"/>
          </chart:axis>
          <chart:series chart:style-name="ch10" chart:values-cell-range-address="Filter.Q3:Filter.Q16" loext:label-string="cpusinglethread" chart:class="chart:bar">
            <chart:data-point chart:repeated="9"/>
            <chart:data-point chart:style-name="ch11"/>
            <chart:data-point chart:repeated="3"/>
            <chart:data-point chart:style-name="ch11"/>
          </chart:series>
          <chart:series chart:style-name="ch12" chart:values-cell-range-address="Filter.Q18:Filter.Q31" loext:label-string="cpumt" chart:class="chart:bar">
            <chart:data-point chart:repeated="14"/>
          </chart:series>
          <chart:series chart:style-name="ch13" chart:values-cell-range-address="Filter.Q33:Filter.Q46" loext:label-string="gpusd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cpumt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ilter.N18:Filter.N31</svg:desc>
                </draw:g>
              </table:table-cell>
              <table:table-cell office:value-type="float" office:value="5914.18258">
                <text:p>5914.18258</text:p>
                <draw:g>
                  <svg:desc>Filter.Q3:Filter.Q16</svg:desc>
                </draw:g>
              </table:table-cell>
              <table:table-cell office:value-type="float" office:value="9121.11695">
                <text:p>9121.11695</text:p>
                <draw:g>
                  <svg:desc>Filter.Q18:Filter.Q31</svg:desc>
                </draw:g>
              </table:table-cell>
              <table:table-cell office:value-type="float" office:value="3998.64633">
                <text:p>3998.64633</text:p>
                <draw:g>
                  <svg:desc>Filter.Q33:Filter.Q4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66.90179">
                <text:p>6466.90179</text:p>
              </table:table-cell>
              <table:table-cell office:value-type="float" office:value="6142.41805">
                <text:p>6142.41805</text:p>
              </table:table-cell>
              <table:table-cell office:value-type="float" office:value="2758.80595">
                <text:p>2758.805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39.46626">
                <text:p>6339.46626</text:p>
              </table:table-cell>
              <table:table-cell office:value-type="float" office:value="5689.16333">
                <text:p>5689.16333</text:p>
              </table:table-cell>
              <table:table-cell office:value-type="float" office:value="2009.70317">
                <text:p>2009.703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12.79371">
                <text:p>6512.79371</text:p>
              </table:table-cell>
              <table:table-cell office:value-type="float" office:value="5546.7636">
                <text:p>5546.7636</text:p>
              </table:table-cell>
              <table:table-cell office:value-type="float" office:value="1609.69528">
                <text:p>1609.69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57.2958">
                <text:p>6457.2958</text:p>
              </table:table-cell>
              <table:table-cell office:value-type="float" office:value="4834.64581">
                <text:p>4834.64581</text:p>
              </table:table-cell>
              <table:table-cell office:value-type="float" office:value="1341.12051">
                <text:p>1341.120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713.02873">
                <text:p>7713.02873</text:p>
              </table:table-cell>
              <table:table-cell office:value-type="float" office:value="4995.03548">
                <text:p>4995.03548</text:p>
              </table:table-cell>
              <table:table-cell office:value-type="float" office:value="1178.2862">
                <text:p>1178.28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41.98136">
                <text:p>8041.98136</text:p>
              </table:table-cell>
              <table:table-cell office:value-type="float" office:value="4661.65887">
                <text:p>4661.65887</text:p>
              </table:table-cell>
              <table:table-cell office:value-type="float" office:value="936.62539">
                <text:p>936.625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770.99697">
                <text:p>7770.99697</text:p>
              </table:table-cell>
              <table:table-cell office:value-type="float" office:value="5416.28539">
                <text:p>5416.28539</text:p>
              </table:table-cell>
              <table:table-cell office:value-type="float" office:value="863.02375">
                <text:p>863.023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69.94302">
                <text:p>7369.94302</text:p>
              </table:table-cell>
              <table:table-cell office:value-type="float" office:value="5178.64206">
                <text:p>5178.64206</text:p>
              </table:table-cell>
              <table:table-cell office:value-type="float" office:value="807.64446">
                <text:p>807.644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97.01387">
                <text:p>7397.01387</text:p>
              </table:table-cell>
              <table:table-cell office:value-type="float" office:value="4985.97115">
                <text:p>4985.97115</text:p>
              </table:table-cell>
              <table:table-cell office:value-type="float" office:value="722.54929">
                <text:p>722.549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89.62176">
                <text:p>7289.62176</text:p>
              </table:table-cell>
              <table:table-cell office:value-type="float" office:value="4778.70627">
                <text:p>4778.70627</text:p>
              </table:table-cell>
              <table:table-cell office:value-type="float" office:value="639.59773">
                <text:p>639.597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05.64338">
                <text:p>7105.64338</text:p>
              </table:table-cell>
              <table:table-cell office:value-type="float" office:value="3918.28303">
                <text:p>3918.28303</text:p>
              </table:table-cell>
              <table:table-cell office:value-type="float" office:value="629.94488">
                <text:p>629.944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91.63492">
                <text:p>6791.63492</text:p>
              </table:table-cell>
              <table:table-cell office:value-type="float" office:value="4872.42397">
                <text:p>4872.42397</text:p>
              </table:table-cell>
              <table:table-cell office:value-type="float" office:value="535.92145">
                <text:p>535.921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75.50169">
                <text:p>6575.50169</text:p>
              </table:table-cell>
              <table:table-cell office:value-type="float" office:value="4078.64409">
                <text:p>4078.64409</text:p>
              </table:table-cell>
              <table:table-cell office:value-type="float" office:value="449.85668">
                <text:p>449.85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64" chart:interval-major="0.30103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67cm" svg:height="9.843cm" xlink:href=".." xlink:type="simple" chart:class="chart:scatter" chart:style-name="ch1">
        <chart:title svg:x="4.492cm" svg:y="0.332cm" chart:style-name="ch2">
          <text:p>Input event queue publish latency</text:p>
        </chart:title>
        <chart:legend chart:legend-position="end" svg:x="12.015cm" svg:y="4.124cm" style:legend-expansion="high" chart:style-name="ch3"/>
        <chart:plot-area chart:style-name="ch4" table:cell-range-address="Filter.N3:Filter.N16 Filter.R3:Filter.R16 Filter.R18:Filter.R31 Filter.R33:Filter.R46" chart:data-source-has-labels="row" svg:x="1.326cm" svg:y="1.307cm" svg:width="10.374cm" svg:height="7.359cm">
          <chartooo:coordinate-region svg:x="3.535cm" svg:y="1.307cm" svg:width="7.608cm" svg:height="6.712cm"/>
          <chart:axis chart:dimension="x" chart:name="primary-x" chart:style-name="ch5">
            <chart:title svg:x="4.643cm" svg:y="8.862cm" chart:style-name="ch6">
              <text:p>No. of concurrent queries</text:p>
            </chart:title>
          </chart:axis>
          <chart:axis chart:dimension="y" chart:name="primary-y" chart:style-name="ch7">
            <chart:title svg:x="0.451cm" svg:y="7.544cm" chart:style-name="ch8">
              <text:p>Average latency(ms) [in log2 scale]</text:p>
            </chart:title>
            <chart:grid chart:style-name="ch9" chart:class="major"/>
          </chart:axis>
          <chart:series chart:style-name="ch10" chart:values-cell-range-address="Filter.R3:Filter.R16" loext:label-string="cpusinglethread" chart:class="chart:scatter">
            <chart:domain table:cell-range-address="Filter.N3:Filter.N16"/>
            <chart:data-point chart:repeated="9"/>
            <chart:data-point chart:style-name="ch11"/>
            <chart:data-point chart:repeated="4"/>
          </chart:series>
          <chart:series chart:style-name="ch12" chart:values-cell-range-address="Filter.R18:Filter.R31" loext:label-string="cpumt" chart:class="chart:scatter">
            <chart:data-point chart:repeated="14"/>
          </chart:series>
          <chart:series chart:style-name="ch13" chart:values-cell-range-address="Filter.R33:Filter.R46" loext:label-string="gpusd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pusinglethread</text:p>
              </table:table-cell>
              <table:table-cell office:value-type="string">
                <text:p>cpumt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ilter.N3:Filter.N16</svg:desc>
                </draw:g>
              </table:table-cell>
              <table:table-cell office:value-type="float" office:value="2.61">
                <text:p>2.61</text:p>
                <draw:g>
                  <svg:desc>Filter.R3:Filter.R16</svg:desc>
                </draw:g>
              </table:table-cell>
              <table:table-cell office:value-type="float" office:value="2.99">
                <text:p>2.99</text:p>
                <draw:g>
                  <svg:desc>Filter.R18:Filter.R31</svg:desc>
                </draw:g>
              </table:table-cell>
              <table:table-cell office:value-type="float" office:value="2.87">
                <text:p>2.87</text:p>
                <draw:g>
                  <svg:desc>Filter.R33:Filter.R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3">
                <text:p>3.03</text:p>
              </table:table-cell>
              <table:table-cell office:value-type="float" office:value="2.825">
                <text:p>2.82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26">
                <text:p>3.26</text:p>
              </table:table-cell>
              <table:table-cell office:value-type="float" office:value="1.63666666667">
                <text:p>1.6366666666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4">
                <text:p>3.4</text:p>
              </table:table-cell>
              <table:table-cell office:value-type="float" office:value="0.9">
                <text:p>0.9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22">
                <text:p>3.22</text:p>
              </table:table-cell>
              <table:table-cell office:value-type="float" office:value="0.636">
                <text:p>0.6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3">
                <text:p>1.3</text:p>
              </table:table-cell>
              <table:table-cell office:value-type="float" office:value="0.391666666667">
                <text:p>0.391666666667</text:p>
              </table:table-cell>
              <table:table-cell office:value-type="float" office:value="0.803333333333">
                <text:p>0.80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41">
                <text:p>4.41</text:p>
              </table:table-cell>
              <table:table-cell office:value-type="float" office:value="0.14">
                <text:p>0.14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5.59">
                <text:p>5.59</text:p>
              </table:table-cell>
              <table:table-cell office:value-type="float" office:value="0.14">
                <text:p>0.14</text:p>
              </table:table-cell>
              <table:table-cell office:value-type="float" office:value="0.463333333333">
                <text:p>0.46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.92">
                <text:p>6.92</text:p>
              </table:table-cell>
              <table:table-cell office:value-type="float" office:value="0.14">
                <text:p>0.14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2.22">
                <text:p>12.22</text:p>
              </table:table-cell>
              <table:table-cell office:value-type="float" office:value="0.14">
                <text:p>0.14</text:p>
              </table:table-cell>
              <table:table-cell office:value-type="float" office:value="0.189166666667">
                <text:p>0.1891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8.66">
                <text:p>18.66</text:p>
              </table:table-cell>
              <table:table-cell office:value-type="float" office:value="0.159333333333">
                <text:p>0.159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22.31">
                <text:p>22.31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33.29">
                <text:p>33.29</text:p>
              </table:table-cell>
              <table:table-cell office:value-type="float" office:value="0.1815">
                <text:p>0.18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7.57">
                <text:p>47.57</text:p>
              </table:table-cell>
              <table:table-cell office:value-type="float" office:value="0.1848">
                <text:p>0.184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98cm" svg:height="9.398cm" xlink:href=".." xlink:type="simple" chart:class="chart:scatter" chart:style-name="ch1">
        <chart:title svg:x="5.632cm" svg:y="0.323cm" chart:style-name="ch2">
          <text:p>Event consume rate speedup</text:p>
        </chart:title>
        <chart:legend chart:legend-position="end" svg:x="13.446cm" svg:y="4.151cm" style:legend-expansion="high" chart:style-name="ch3"/>
        <chart:plot-area chart:style-name="ch4" table:cell-range-address="Filter.N3:Filter.N7 Join.T3:Join.T7 Join.T9:Join.T13" chart:data-source-has-labels="row" svg:x="1.354cm" svg:y="1.289cm" svg:width="11.749cm" svg:height="6.941cm">
          <chartooo:coordinate-region svg:x="2.081cm" svg:y="1.488cm" svg:width="10.835cm" svg:height="6.095cm"/>
          <chart:axis chart:dimension="x" chart:name="primary-x" chart:style-name="ch5">
            <chart:title svg:x="5.358cm" svg:y="8.417cm" chart:style-name="ch6">
              <text:p>No. of concurrent queries</text:p>
            </chart:title>
          </chart:axis>
          <chart:axis chart:dimension="y" chart:name="primary-y" chart:style-name="ch7">
            <chart:title svg:x="0.451cm" svg:y="6.324cm" chart:style-name="ch8">
              <text:p>Normalized speedup</text:p>
            </chart:title>
            <chart:grid chart:style-name="ch9" chart:class="major"/>
          </chart:axis>
          <chart:series chart:style-name="ch10" chart:values-cell-range-address="Join.T3:Join.T7" loext:label-string="cpusinglethread" chart:class="chart:scatter">
            <chart:domain table:cell-range-address="Filter.N3:Filter.N7"/>
            <chart:data-point/>
            <chart:data-point chart:style-name="ch11"/>
            <chart:data-point chart:repeated="3"/>
          </chart:series>
          <chart:series chart:style-name="ch12" chart:values-cell-range-address="Join.T9:Join.T13" loext:label-string="gpusd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ilter.N3:Filter.N7</svg:desc>
                </draw:g>
              </table:table-cell>
              <table:table-cell office:value-type="float" office:value="1">
                <text:p>1</text:p>
                <draw:g>
                  <svg:desc>Join.T3:Join.T7</svg:desc>
                </draw:g>
              </table:table-cell>
              <table:table-cell office:value-type="float" office:value="1.16923076923077">
                <text:p>1.16923076923077</text:p>
                <draw:g>
                  <svg:desc>Join.T9:Join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21808510638298">
                <text:p>1.21808510638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57894736842105">
                <text:p>0.5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2987012987013">
                <text:p>0.129870129870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4cm" svg:height="9.852cm" xlink:href=".." xlink:type="simple" chart:class="chart:bar" chart:style-name="ch1">
        <chart:title svg:x="5.628cm" svg:y="0.333cm" chart:style-name="ch2">
          <text:p>Event processing throughput</text:p>
        </chart:title>
        <chart:legend chart:legend-position="end" svg:x="13.921cm" svg:y="4.378cm" style:legend-expansion="high" chart:style-name="ch3"/>
        <chart:plot-area chart:style-name="ch4" table:cell-range-address="Join.N9:Join.N13 Join.Q3:Join.Q7 Join.Q9:Join.Q13" chart:data-source-has-labels="both" svg:x="1.352cm" svg:y="1.309cm" svg:width="12.228cm" svg:height="7.365cm">
          <chartooo:coordinate-region svg:x="2.159cm" svg:y="1.957cm" svg:width="11.421cm" svg:height="6.07cm"/>
          <chart:axis chart:dimension="x" chart:name="primary-x" chart:style-name="ch5" chartooo:axis-type="auto">
            <chartooo:date-scale/>
            <chart:title svg:x="5.596cm" svg:y="8.871cm" chart:style-name="ch6">
              <text:p>No. of concurrent queries</text:p>
            </chart:title>
            <chart:categories table:cell-range-address="Join.N9:Join.N13"/>
          </chart:axis>
          <chart:axis chart:dimension="x" chart:name="secondary-x" chart:style-name="ch7"/>
          <chart:axis chart:dimension="y" chart:name="primary-y" chart:style-name="ch8">
            <chart:title svg:x="0.451cm" svg:y="8.078cm" chart:style-name="ch9">
              <text:p>Average Throughput(Events/Sec) in 1000s</text:p>
            </chart:title>
            <chart:grid chart:style-name="ch10" chart:class="major"/>
          </chart:axis>
          <chart:series chart:style-name="ch11" chart:values-cell-range-address="Join.Q3:Join.Q7" loext:label-string="cpusinglethread" chart:class="chart:bar">
            <chart:data-point chart:repeated="5"/>
          </chart:series>
          <chart:series chart:style-name="ch12" chart:values-cell-range-address="Join.Q9:Join.Q13" loext:label-string="gpusd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Join.N9:Join.N13</svg:desc>
                </draw:g>
              </table:table-cell>
              <table:table-cell office:value-type="float" office:value="204.74224">
                <text:p>204.74224</text:p>
                <draw:g>
                  <svg:desc>Join.Q3:Join.Q7</svg:desc>
                </draw:g>
              </table:table-cell>
              <table:table-cell office:value-type="float" office:value="62.64137">
                <text:p>62.64137</text:p>
                <draw:g>
                  <svg:desc>Join.Q9:Join.Q1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2.40993">
                <text:p>192.40993</text:p>
              </table:table-cell>
              <table:table-cell office:value-type="float" office:value="31.98">
                <text:p>31.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7.30531">
                <text:p>207.30531</text:p>
              </table:table-cell>
              <table:table-cell office:value-type="float" office:value="29.48364">
                <text:p>29.48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3.42411">
                <text:p>193.42411</text:p>
              </table:table-cell>
              <table:table-cell office:value-type="float" office:value="22.3673">
                <text:p>22.36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3.60241">
                <text:p>193.60241</text:p>
              </table:table-cell>
              <table:table-cell office:value-type="float" office:value="33.65512">
                <text:p>33.655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32" chart:maximum="513" chart:interval-major="0.30103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69cm" svg:height="8.997cm" xlink:href=".." xlink:type="simple" chart:class="chart:scatter" chart:style-name="ch1">
        <chart:title svg:x="5.093cm" svg:y="0.315cm" chart:style-name="ch2">
          <text:p>Input event queue publish latency</text:p>
        </chart:title>
        <chart:legend chart:legend-position="end" svg:x="13.217cm" svg:y="3.95cm" style:legend-expansion="high" chart:style-name="ch3"/>
        <chart:plot-area chart:style-name="ch4" table:cell-range-address="Join.N3:Join.N7 Join.R3:Join.R7 Join.R9:Join.R13" chart:data-source-has-labels="row" svg:x="1.35cm" svg:y="1.273cm" svg:width="11.528cm" svg:height="6.564cm">
          <chartooo:coordinate-region svg:x="4.115cm" svg:y="1.469cm" svg:width="8.576cm" svg:height="5.721cm"/>
          <chart:axis chart:dimension="x" chart:name="primary-x" chart:style-name="ch5">
            <chart:title svg:x="5.244cm" svg:y="8.016cm" chart:style-name="ch6">
              <text:p>No. of concurrent queries</text:p>
            </chart:title>
          </chart:axis>
          <chart:axis chart:dimension="y" chart:name="primary-y" chart:style-name="ch7">
            <chart:title svg:x="0.451cm" svg:y="7.113cm" chart:style-name="ch8">
              <text:p>Average latency(ms) [in log2 scale]</text:p>
            </chart:title>
            <chart:grid chart:style-name="ch9" chart:class="major"/>
          </chart:axis>
          <chart:series chart:style-name="ch10" chart:values-cell-range-address="Join.R3:Join.R7" loext:label-string="cpusinglethread" chart:class="chart:scatter">
            <chart:domain table:cell-range-address="Join.N3:Join.N7"/>
            <chart:data-point chart:repeated="3"/>
            <chart:data-point chart:style-name="ch11"/>
            <chart:data-point/>
          </chart:series>
          <chart:series chart:style-name="ch12" chart:values-cell-range-address="Join.R9:Join.R13" loext:label-string="gpusd" chart:class="chart:scatter">
            <chart:domain table:cell-range-address="Join.N9:Join.N13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pusinglethread</text:p>
              </table:table-cell>
              <table:table-cell office:value-type="string">
                <text:p>Column N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Join.N3:Join.N7</svg:desc>
                </draw:g>
              </table:table-cell>
              <table:table-cell office:value-type="float" office:value="77.97">
                <text:p>77.97</text:p>
                <draw:g>
                  <svg:desc>Join.R3:Join.R7</svg:desc>
                </draw:g>
              </table:table-cell>
              <table:table-cell office:value-type="float" office:value="2">
                <text:p>2</text:p>
                <draw:g>
                  <svg:desc>Join.N9:Join.N13</svg:desc>
                </draw:g>
              </table:table-cell>
              <table:table-cell office:value-type="float" office:value="45.77">
                <text:p>45.77</text:p>
                <draw:g>
                  <svg:desc>Join.R9:Join.R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7.84">
                <text:p>177.84</text:p>
              </table:table-cell>
              <table:table-cell office:value-type="float" office:value="4">
                <text:p>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47.95">
                <text:p>247.95</text:p>
              </table:table-cell>
              <table:table-cell office:value-type="float" office:value="6">
                <text:p>6</text:p>
              </table:table-cell>
              <table:table-cell office:value-type="float" office:value="50.8283333333">
                <text:p>50.82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54.81">
                <text:p>354.81</text:p>
              </table:table-cell>
              <table:table-cell office:value-type="float" office:value="8">
                <text:p>8</text:p>
              </table:table-cell>
              <table:table-cell office:value-type="float" office:value="50.7625">
                <text:p>50.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50.07">
                <text:p>450.07</text:p>
              </table:table-cell>
              <table:table-cell office:value-type="float" office:value="10">
                <text:p>10</text:p>
              </table:table-cell>
              <table:table-cell office:value-type="float" office:value="39.484">
                <text:p>39.4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3cm" svg:height="12.311cm" xlink:href=".." xlink:type="simple" chart:class="chart:bar" chart:style-name="ch1">
        <chart:title svg:x="2.451cm" svg:y="0.676cm" chart:style-name="ch2">
          <text:p>Event filter GPU processor time breakdown - Total time</text:p>
        </chart:title>
        <chart:legend svg:x="2.014cm" svg:y="2.832cm" style:legend-expansion="custom" chartooo:width="3.524cm" chartooo:height="1.674cm" style:legend-expansion-aspect-ratio="2.10513739545998" chart:style-name="ch3"/>
        <chart:plot-area chart:style-name="ch4" table:cell-range-address="Filter.N33:Filter.N46 Filter.Z33:Filter.AB46" chart:data-source-has-labels="both" svg:x="0.414cm" svg:y="0.447cm" svg:width="14.246cm" svg:height="10.973cm">
          <chartooo:coordinate-region svg:x="1.406cm" svg:y="0.647cm" svg:width="13.254cm" svg:height="10.126cm"/>
          <chart:axis chart:dimension="x" chart:name="primary-x" chart:style-name="ch5" chartooo:axis-type="text">
            <chart:title svg:x="5.667cm" svg:y="11.666cm" chart:style-name="ch6">
              <text:p>No. of concurrent queries</text:p>
            </chart:title>
            <chart:categories table:cell-range-address="Filter.N33:Filter.N46"/>
          </chart:axis>
          <chart:axis chart:dimension="y" chart:name="primary-y" chart:style-name="ch7">
            <chart:title svg:x="0cm" svg:y="6.691cm" chart:style-name="ch8">
              <text:p>Time (ms)</text:p>
            </chart:title>
            <chart:grid chart:style-name="ch9" chart:class="major"/>
          </chart:axis>
          <chart:series chart:style-name="ch10" chart:values-cell-range-address="Filter.Z33:Filter.Z46" loext:label-string="serializationtime" chart:class="chart:bar">
            <chart:data-point chart:repeated="14"/>
          </chart:series>
          <chart:series chart:style-name="ch11" chart:values-cell-range-address="Filter.AA33:Filter.AA46" loext:label-string="gputime" chart:class="chart:bar">
            <chart:data-point chart:repeated="14"/>
          </chart:series>
          <chart:series chart:style-name="ch12" chart:values-cell-range-address="Filter.AB33:Filter.AB46" loext:label-string="deserializationtime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ilter.N33:Filter.N46</svg:desc>
                </draw:g>
              </table:table-cell>
              <table:table-cell office:value-type="float" office:value="0.96554648">
                <text:p>0.96554648</text:p>
                <draw:g>
                  <svg:desc>Filter.Z33:Filter.Z46</svg:desc>
                </draw:g>
              </table:table-cell>
              <table:table-cell office:value-type="float" office:value="0.38366052">
                <text:p>0.38366052</text:p>
                <draw:g>
                  <svg:desc>Filter.AA33:Filter.AA46</svg:desc>
                </draw:g>
              </table:table-cell>
              <table:table-cell office:value-type="float" office:value="0.69976086">
                <text:p>0.69976086</text:p>
                <draw:g>
                  <svg:desc>Filter.AB33:Filter.AB4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7477857">
                <text:p>2.17477857</text:p>
              </table:table-cell>
              <table:table-cell office:value-type="float" office:value="1.4424154">
                <text:p>1.4424154</text:p>
              </table:table-cell>
              <table:table-cell office:value-type="float" office:value="1.64613917">
                <text:p>1.646139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54917179">
                <text:p>3.54917179</text:p>
              </table:table-cell>
              <table:table-cell office:value-type="float" office:value="3.87965512">
                <text:p>3.87965512</text:p>
              </table:table-cell>
              <table:table-cell office:value-type="float" office:value="2.96701372">
                <text:p>2.967013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3357227">
                <text:p>5.13357227</text:p>
              </table:table-cell>
              <table:table-cell office:value-type="float" office:value="7.63535294">
                <text:p>7.63535294</text:p>
              </table:table-cell>
              <table:table-cell office:value-type="float" office:value="5.02110602">
                <text:p>5.021106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1535599">
                <text:p>6.81535599</text:p>
              </table:table-cell>
              <table:table-cell office:value-type="float" office:value="12.96996838">
                <text:p>12.96996838</text:p>
              </table:table-cell>
              <table:table-cell office:value-type="float" office:value="7.70858023">
                <text:p>7.708580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0786759">
                <text:p>9.0786759</text:p>
              </table:table-cell>
              <table:table-cell office:value-type="float" office:value="19.75713247">
                <text:p>19.75713247</text:p>
              </table:table-cell>
              <table:table-cell office:value-type="float" office:value="10.74048359">
                <text:p>10.740483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.70011881">
                <text:p>13.70011881</text:p>
              </table:table-cell>
              <table:table-cell office:value-type="float" office:value="41.45499319">
                <text:p>41.45499319</text:p>
              </table:table-cell>
              <table:table-cell office:value-type="float" office:value="17.53749202">
                <text:p>17.537492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.94502232">
                <text:p>16.94502232</text:p>
              </table:table-cell>
              <table:table-cell office:value-type="float" office:value="56.67851239">
                <text:p>56.67851239</text:p>
              </table:table-cell>
              <table:table-cell office:value-type="float" office:value="22.00962377">
                <text:p>22.009623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04732631">
                <text:p>20.04732631</text:p>
              </table:table-cell>
              <table:table-cell office:value-type="float" office:value="71.79466841">
                <text:p>71.79466841</text:p>
              </table:table-cell>
              <table:table-cell office:value-type="float" office:value="25.49406331">
                <text:p>25.494063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.36257033">
                <text:p>27.36257033</text:p>
              </table:table-cell>
              <table:table-cell office:value-type="float" office:value="114.12178159">
                <text:p>114.12178159</text:p>
              </table:table-cell>
              <table:table-cell office:value-type="float" office:value="35.52151611">
                <text:p>35.521516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.09899994">
                <text:p>42.09899994</text:p>
              </table:table-cell>
              <table:table-cell office:value-type="float" office:value="203.88614932">
                <text:p>203.88614932</text:p>
              </table:table-cell>
              <table:table-cell office:value-type="float" office:value="50.97618898">
                <text:p>50.976188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7.61938665">
                <text:p>47.61938665</text:p>
              </table:table-cell>
              <table:table-cell office:value-type="float" office:value="235.95736395">
                <text:p>235.95736395</text:p>
              </table:table-cell>
              <table:table-cell office:value-type="float" office:value="56.76069523">
                <text:p>56.760695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.5541909">
                <text:p>70.5541909</text:p>
              </table:table-cell>
              <table:table-cell office:value-type="float" office:value="447.68873949">
                <text:p>447.68873949</text:p>
              </table:table-cell>
              <table:table-cell office:value-type="float" office:value="74.51502997">
                <text:p>74.515029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8.69891325">
                <text:p>88.69891325</text:p>
              </table:table-cell>
              <table:table-cell office:value-type="float" office:value="801.32578364">
                <text:p>801.32578364</text:p>
              </table:table-cell>
              <table:table-cell office:value-type="float" office:value="88.90004638">
                <text:p>88.900046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26cm" svg:height="12.675cm" xlink:href=".." xlink:type="simple" chart:class="chart:bar" chart:style-name="ch1">
        <chart:title svg:x="2.559cm" svg:y="0.281cm" chart:style-name="ch2">
          <text:p>Event filter GPU processor time breaKdown - % Time</text:p>
        </chart:title>
        <chart:legend svg:x="1.81cm" svg:y="1.031cm" style:legend-expansion="custom" chartooo:width="3.482cm" chartooo:height="1.672cm" style:legend-expansion-aspect-ratio="2.08253588516746" chart:style-name="ch3"/>
        <chart:plot-area chart:style-name="ch4" table:cell-range-address="Filter.N33:Filter.N46 Filter.AD33:Filter.AF46" chart:data-source-has-labels="both" svg:x="0.595cm" svg:y="1.033cm" svg:width="14.038cm" svg:height="10.706cm">
          <chartooo:coordinate-region svg:x="1.402cm" svg:y="1.232cm" svg:width="13.231cm" svg:height="9.86cm"/>
          <chart:axis chart:dimension="x" chart:name="primary-x" chart:style-name="ch5" chartooo:axis-type="text">
            <chart:title svg:x="5.744cm" svg:y="11.992cm" chart:style-name="ch6">
              <text:p>No. of concurrent queries</text:p>
            </chart:title>
            <chart:categories table:cell-range-address="Filter.N33:Filter.N46"/>
          </chart:axis>
          <chart:axis chart:dimension="y" chart:name="primary-y" chart:style-name="ch7">
            <chart:title svg:x="0cm" svg:y="8.467cm" chart:style-name="ch8">
              <text:p>Percentage of Total Time (%)</text:p>
            </chart:title>
            <chart:grid chart:style-name="ch9" chart:class="major"/>
          </chart:axis>
          <chart:series chart:style-name="ch10" chart:values-cell-range-address="Filter.AD33:Filter.AD46" loext:label-string="serializationtime" chart:class="chart:bar">
            <chart:data-point chart:repeated="14"/>
          </chart:series>
          <chart:series chart:style-name="ch11" chart:values-cell-range-address="Filter.AE33:Filter.AE46" loext:label-string="gputime" chart:class="chart:bar">
            <chart:data-point chart:repeated="14"/>
          </chart:series>
          <chart:series chart:style-name="ch12" chart:values-cell-range-address="Filter.AF33:Filter.AF46" loext:label-string="deserializationtime" chart:class="chart:bar">
            <chart:data-point chart:repeated="4"/>
            <chart:data-point chart:style-name="ch13" chart:repeated="2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ilter.N33:Filter.N46</svg:desc>
                </draw:g>
              </table:table-cell>
              <table:table-cell office:value-type="float" office:value="47.123554197673">
                <text:p>47.123554197673</text:p>
                <draw:g>
                  <svg:desc>Filter.AD33:Filter.AD46</svg:desc>
                </draw:g>
              </table:table-cell>
              <table:table-cell office:value-type="float" office:value="18.7245748208076">
                <text:p>18.7245748208076</text:p>
                <draw:g>
                  <svg:desc>Filter.AE33:Filter.AE46</svg:desc>
                </draw:g>
              </table:table-cell>
              <table:table-cell office:value-type="float" office:value="34.1518709815195">
                <text:p>34.1518709815195</text:p>
                <draw:g>
                  <svg:desc>Filter.AF33:Filter.AF4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.3194170338988">
                <text:p>41.3194170338988</text:p>
              </table:table-cell>
              <table:table-cell office:value-type="float" office:value="27.4049801073394">
                <text:p>27.4049801073394</text:p>
              </table:table-cell>
              <table:table-cell office:value-type="float" office:value="31.2756028587619">
                <text:p>31.27560285876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.1403058811609">
                <text:p>34.1403058811609</text:p>
              </table:table-cell>
              <table:table-cell office:value-type="float" office:value="37.3193016138032">
                <text:p>37.3193016138032</text:p>
              </table:table-cell>
              <table:table-cell office:value-type="float" office:value="28.5403925050359">
                <text:p>28.54039250503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.8564545144983">
                <text:p>28.8564545144983</text:p>
              </table:table-cell>
              <table:table-cell office:value-type="float" office:value="42.9192778881929">
                <text:p>42.9192778881929</text:p>
              </table:table-cell>
              <table:table-cell office:value-type="float" office:value="28.2242675973088">
                <text:p>28.2242675973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7886071082097">
                <text:p>24.7886071082097</text:p>
              </table:table-cell>
              <table:table-cell office:value-type="float" office:value="47.1739775368247">
                <text:p>47.1739775368247</text:p>
              </table:table-cell>
              <table:table-cell office:value-type="float" office:value="28.0374153549656">
                <text:p>28.03741535496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9396829525512">
                <text:p>22.9396829525512</text:p>
              </table:table-cell>
              <table:table-cell office:value-type="float" office:value="49.9216361400625">
                <text:p>49.9216361400625</text:p>
              </table:table-cell>
              <table:table-cell office:value-type="float" office:value="27.1386809073864">
                <text:p>27.1386809073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8466474611787">
                <text:p>18.8466474611787</text:p>
              </table:table-cell>
              <table:table-cell office:value-type="float" office:value="57.0278004879209">
                <text:p>57.0278004879209</text:p>
              </table:table-cell>
              <table:table-cell office:value-type="float" office:value="24.1255520509004">
                <text:p>24.12555205090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7187730587647">
                <text:p>17.7187730587647</text:p>
              </table:table-cell>
              <table:table-cell office:value-type="float" office:value="59.2665904701384">
                <text:p>59.2665904701384</text:p>
              </table:table-cell>
              <table:table-cell office:value-type="float" office:value="23.0146364710969">
                <text:p>23.01463647109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0853927143814">
                <text:p>17.0853927143814</text:p>
              </table:table-cell>
              <table:table-cell office:value-type="float" office:value="61.187216969266">
                <text:p>61.187216969266</text:p>
              </table:table-cell>
              <table:table-cell office:value-type="float" office:value="21.7273903163525">
                <text:p>21.7273903163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4585667890753">
                <text:p>15.4585667890753</text:p>
              </table:table-cell>
              <table:table-cell office:value-type="float" office:value="64.4734453496525">
                <text:p>64.4734453496525</text:p>
              </table:table-cell>
              <table:table-cell office:value-type="float" office:value="20.0679878612723">
                <text:p>20.0679878612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1765928822614">
                <text:p>14.1765928822614</text:p>
              </table:table-cell>
              <table:table-cell office:value-type="float" office:value="68.6574725613683">
                <text:p>68.6574725613683</text:p>
              </table:table-cell>
              <table:table-cell office:value-type="float" office:value="17.1659345563703">
                <text:p>17.16593455637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9918152508514">
                <text:p>13.9918152508514</text:p>
              </table:table-cell>
              <table:table-cell office:value-type="float" office:value="69.3304151045024">
                <text:p>69.3304151045024</text:p>
              </table:table-cell>
              <table:table-cell office:value-type="float" office:value="16.6777696446462">
                <text:p>16.67776964464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026981699496">
                <text:p>11.9026981699496</text:p>
              </table:table-cell>
              <table:table-cell office:value-type="float" office:value="75.526398535096">
                <text:p>75.526398535096</text:p>
              </table:table-cell>
              <table:table-cell office:value-type="float" office:value="12.5709032949544">
                <text:p>12.57090329495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06085108786914">
                <text:p>9.06085108786914</text:p>
              </table:table-cell>
              <table:table-cell office:value-type="float" office:value="81.8577514920352">
                <text:p>81.8577514920352</text:p>
              </table:table-cell>
              <table:table-cell office:value-type="float" office:value="9.08139742009568">
                <text:p>9.081397420095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4cm" svg:height="9.834cm" xlink:href=".." xlink:type="simple" chart:class="chart:bar" chart:style-name="ch1">
        <chart:title svg:x="4.956cm" svg:y="0.332cm" chart:style-name="ch2">
          <text:p>Event processing throughput</text:p>
        </chart:title>
        <chart:legend chart:legend-position="end" svg:x="12.577cm" svg:y="4.369cm" style:legend-expansion="high" chart:style-name="ch3"/>
        <chart:plot-area chart:style-name="ch4" table:cell-range-address="Mix.O15:Mix.O19 Mix.R3:Mix.R7 Mix.R15:Mix.R19" chart:data-source-has-labels="both" svg:x="1.325cm" svg:y="1.307cm" svg:width="10.938cm" svg:height="7.35cm">
          <chartooo:coordinate-region svg:x="2.502cm" svg:y="1.506cm" svg:width="9.761cm" svg:height="6.504cm"/>
          <chart:axis chart:dimension="x" chart:name="primary-x" chart:style-name="ch5" chartooo:axis-type="auto">
            <chartooo:date-scale/>
            <chart:title svg:x="4.739cm" svg:y="8.853cm" chart:style-name="ch6">
              <text:p>No. of concurrent use cases</text:p>
            </chart:title>
            <chart:categories table:cell-range-address="Mix.O15:Mix.O19"/>
          </chart:axis>
          <chart:axis chart:dimension="y" chart:name="primary-y" chart:style-name="ch7">
            <chart:title svg:x="0.451cm" svg:y="8.069cm" chart:style-name="ch8">
              <text:p>Average Throughput(Events/Sec) in 1000s</text:p>
            </chart:title>
            <chart:grid chart:style-name="ch9" chart:class="major"/>
          </chart:axis>
          <chart:series chart:style-name="ch10" chart:values-cell-range-address="Mix.R3:Mix.R7" loext:label-string="cpusinglethread" chart:class="chart:bar">
            <chart:data-point chart:repeated="5"/>
          </chart:series>
          <chart:series chart:style-name="ch11" chart:values-cell-range-address="Mix.R15:Mix.R19" loext:label-string="gpusd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ix.O15:Mix.O19</svg:desc>
                </draw:g>
              </table:table-cell>
              <table:table-cell office:value-type="float" office:value="3205.00208">
                <text:p>3205.00208</text:p>
                <draw:g>
                  <svg:desc>Mix.R3:Mix.R7</svg:desc>
                </draw:g>
              </table:table-cell>
              <table:table-cell office:value-type="float" office:value="9218.27573">
                <text:p>9218.27573</text:p>
                <draw:g>
                  <svg:desc>Mix.R15:Mix.R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29.26483">
                <text:p>3429.26483</text:p>
              </table:table-cell>
              <table:table-cell office:value-type="float" office:value="5222.10412">
                <text:p>5222.104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59.51394">
                <text:p>3659.51394</text:p>
              </table:table-cell>
              <table:table-cell office:value-type="float" office:value="4756.60713">
                <text:p>4756.607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96.87812">
                <text:p>3596.87812</text:p>
              </table:table-cell>
              <table:table-cell office:value-type="float" office:value="5087.0358">
                <text:p>5087.03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48.82943">
                <text:p>3848.82943</text:p>
              </table:table-cell>
              <table:table-cell office:value-type="float" office:value="5518.64385">
                <text:p>5518.643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